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action forces" table:style-name="ta1">
        <table:shapes>
          <draw:frame draw:z-index="0" draw:style-name="gr1" draw:text-style-name="P1" svg:width="6.2988in" svg:height="3.5429in" svg:x="0in" svg:y="1.587in">
            <draw:object draw:notify-on-update-of-ranges="'Reaction forces'.A1:'Reaction forces'.A1 'Reaction forces'.A2:'Reaction forces'.A101 'Reaction forces'.B1:'Reaction forces'.B1 'Reaction forces'.B2:'Reaction forces'.B101 'Reaction forces'.A1:'Reaction forces'.A1 'Reaction forces'.A2:'Reaction forces'.A101 'Reaction forces'.E1:'Reaction forces'.E1 'Reaction forces'.E2:'Reaction forces'.E101 'Reaction forces'.A1:'Reaction forces'.A1 'Reaction forces'.A2:'Reaction forces'.A101 'Reaction forces'.D1:'Reaction forces'.D1 'Reaction forces'.D2:'Reaction forces'.D101 'Reaction forces'.A1:'Reaction forces'.A1 'Reaction forces'.A2:'Reaction forces'.A101 'Reaction forces'.G1:'Reaction forces'.G1 'Reaction forces'.G2:'Reaction forces'.G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Fx (fixed)</text:p>
          </table:table-cell>
          <table:table-cell office:value-type="string" calcext:value-type="string">
            <text:p>Fy (fixed)</text:p>
          </table:table-cell>
          <table:table-cell office:value-type="string" calcext:value-type="string">
            <text:p>Fz (fixed)</text:p>
          </table:table-cell>
          <table:table-cell office:value-type="string" calcext:value-type="string">
            <text:p>Fx (rehooked)</text:p>
          </table:table-cell>
          <table:table-cell office:value-type="string" calcext:value-type="string">
            <text:p>Fy (rehooked)</text:p>
          </table:table-cell>
          <table:table-cell office:value-type="string" calcext:value-type="string">
            <text:p>Fz (rehooked)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-2.46131095827924E-017" calcext:value-type="float">
            <text:p>-2.46131095827924E-17</text:p>
          </table:table-cell>
          <table:table-cell office:value-type="float" office:value="3.71515094060303E-017" calcext:value-type="float">
            <text:p>3.71515094060303E-17</text:p>
          </table:table-cell>
          <table:table-cell office:value-type="float" office:value="-1.52617591082791E-015" calcext:value-type="float">
            <text:p>-1.52617591082791E-15</text:p>
          </table:table-cell>
          <table:table-cell office:value-type="float" office:value="-2.46131095827924E-017" calcext:value-type="float">
            <text:p>-2.46131095827924E-17</text:p>
          </table:table-cell>
          <table:table-cell office:value-type="float" office:value="3.71515094060303E-017" calcext:value-type="float">
            <text:p>3.71515094060303E-17</text:p>
          </table:table-cell>
          <table:table-cell office:value-type="float" office:value="-1.52617591082791E-015" calcext:value-type="float">
            <text:p>-1.52617591082791E-15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-2.14395314485575E-015" calcext:value-type="float">
            <text:p>-2.14395314485575E-15</text:p>
          </table:table-cell>
          <table:table-cell office:value-type="float" office:value="1.13860171516729E-015" calcext:value-type="float">
            <text:p>1.13860171516729E-15</text:p>
          </table:table-cell>
          <table:table-cell office:value-type="float" office:value="1.31298508691577E-015" calcext:value-type="float">
            <text:p>1.31298508691577E-15</text:p>
          </table:table-cell>
          <table:table-cell office:value-type="float" office:value="-2.14395314485575E-015" calcext:value-type="float">
            <text:p>-2.14395314485575E-15</text:p>
          </table:table-cell>
          <table:table-cell office:value-type="float" office:value="1.13860171516729E-015" calcext:value-type="float">
            <text:p>1.13860171516729E-15</text:p>
          </table:table-cell>
          <table:table-cell office:value-type="float" office:value="1.31298508691577E-015" calcext:value-type="float">
            <text:p>1.31298508691577E-15</text:p>
          </table:table-cell>
          <table:table-cell table:number-columns-repeated="4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-1.78820842218738E-016" calcext:value-type="float">
            <text:p>-1.78820842218738E-16</text:p>
          </table:table-cell>
          <table:table-cell office:value-type="float" office:value="8.1510251415402E-017" calcext:value-type="float">
            <text:p>8.1510251415402E-17</text:p>
          </table:table-cell>
          <table:table-cell office:value-type="float" office:value="1.20949183636859E-016" calcext:value-type="float">
            <text:p>1.20949183636859E-16</text:p>
          </table:table-cell>
          <table:table-cell office:value-type="float" office:value="-1.78820842218738E-016" calcext:value-type="float">
            <text:p>-1.78820842218738E-16</text:p>
          </table:table-cell>
          <table:table-cell office:value-type="float" office:value="8.1510251415402E-017" calcext:value-type="float">
            <text:p>8.1510251415402E-17</text:p>
          </table:table-cell>
          <table:table-cell office:value-type="float" office:value="1.20949183636859E-016" calcext:value-type="float">
            <text:p>1.20949183636859E-16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.9670284184876E-015" calcext:value-type="float">
            <text:p>1.9670284184876E-15</text:p>
          </table:table-cell>
          <table:table-cell office:value-type="float" office:value="-1.04115351166094E-015" calcext:value-type="float">
            <text:p>-1.04115351166094E-15</text:p>
          </table:table-cell>
          <table:table-cell office:value-type="float" office:value="-6.92205292118136E-016" calcext:value-type="float">
            <text:p>-6.92205292118136E-16</text:p>
          </table:table-cell>
          <table:table-cell office:value-type="float" office:value="1.9670284184876E-015" calcext:value-type="float">
            <text:p>1.9670284184876E-15</text:p>
          </table:table-cell>
          <table:table-cell office:value-type="float" office:value="-1.04115351166094E-015" calcext:value-type="float">
            <text:p>-1.04115351166094E-15</text:p>
          </table:table-cell>
          <table:table-cell office:value-type="float" office:value="-6.92205292118136E-016" calcext:value-type="float">
            <text:p>-6.92205292118136E-16</text:p>
          </table:table-cell>
          <table:table-cell table:number-columns-repeated="4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0.0000000000000434502146166138" calcext:value-type="float">
            <text:p>-4.34502146166138E-14</text:p>
          </table:table-cell>
          <table:table-cell office:value-type="float" office:value="0.0000000000000223776647371802" calcext:value-type="float">
            <text:p>2.23776647371802E-14</text:p>
          </table:table-cell>
          <table:table-cell office:value-type="float" office:value="-5.61830619078097E-017" calcext:value-type="float">
            <text:p>-5.61830619078097E-17</text:p>
          </table:table-cell>
          <table:table-cell office:value-type="float" office:value="-0.0000000000000434502146166138" calcext:value-type="float">
            <text:p>-4.34502146166138E-14</text:p>
          </table:table-cell>
          <table:table-cell office:value-type="float" office:value="0.0000000000000223776647371802" calcext:value-type="float">
            <text:p>2.23776647371802E-14</text:p>
          </table:table-cell>
          <table:table-cell office:value-type="float" office:value="-5.61830619078097E-017" calcext:value-type="float">
            <text:p>-5.61830619078097E-17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2.32087027547678E-019" calcext:value-type="float">
            <text:p>-2.32087027547678E-19</text:p>
          </table:table-cell>
          <table:table-cell office:value-type="float" office:value="5.19197315348996E-017" calcext:value-type="float">
            <text:p>5.19197315348996E-17</text:p>
          </table:table-cell>
          <table:table-cell office:value-type="float" office:value="-0.00228517311575414" calcext:value-type="float">
            <text:p>-0.002285173115754</text:p>
          </table:table-cell>
          <table:table-cell office:value-type="float" office:value="-2.32087027547678E-019" calcext:value-type="float">
            <text:p>-2.32087027547678E-19</text:p>
          </table:table-cell>
          <table:table-cell office:value-type="float" office:value="5.19197315348996E-017" calcext:value-type="float">
            <text:p>5.19197315348996E-17</text:p>
          </table:table-cell>
          <table:table-cell office:value-type="float" office:value="-0.002285173115754" calcext:value-type="float">
            <text:p>-0.002285173115754</text:p>
          </table:table-cell>
          <table:table-cell table:number-columns-repeated="4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2.21990394816407E-017" calcext:value-type="float">
            <text:p>2.21990394816407E-17</text:p>
          </table:table-cell>
          <table:table-cell office:value-type="float" office:value="-3.57109090562413E-018" calcext:value-type="float">
            <text:p>-3.57109090562413E-18</text:p>
          </table:table-cell>
          <table:table-cell office:value-type="float" office:value="-0.00992874564793682" calcext:value-type="float">
            <text:p>-0.009928745647937</text:p>
          </table:table-cell>
          <table:table-cell office:value-type="float" office:value="2.21990394816407E-017" calcext:value-type="float">
            <text:p>2.21990394816407E-17</text:p>
          </table:table-cell>
          <table:table-cell office:value-type="float" office:value="-3.57109090562413E-018" calcext:value-type="float">
            <text:p>-3.57109090562413E-18</text:p>
          </table:table-cell>
          <table:table-cell office:value-type="float" office:value="-0.009928745647937" calcext:value-type="float">
            <text:p>-0.009928745647937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1.93936663603345E-017" calcext:value-type="float">
            <text:p>-1.93936663603345E-17</text:p>
          </table:table-cell>
          <table:table-cell office:value-type="float" office:value="2.6793346187548E-017" calcext:value-type="float">
            <text:p>2.6793346187548E-17</text:p>
          </table:table-cell>
          <table:table-cell office:value-type="float" office:value="-0.0176105074780948" calcext:value-type="float">
            <text:p>-0.017610507478095</text:p>
          </table:table-cell>
          <table:table-cell office:value-type="float" office:value="-1.93936663603345E-017" calcext:value-type="float">
            <text:p>-1.93936663603345E-17</text:p>
          </table:table-cell>
          <table:table-cell office:value-type="float" office:value="2.6793346187548E-017" calcext:value-type="float">
            <text:p>2.6793346187548E-17</text:p>
          </table:table-cell>
          <table:table-cell office:value-type="float" office:value="-0.017610507478095" calcext:value-type="float">
            <text:p>-0.017610507478095</text:p>
          </table:table-cell>
          <table:table-cell table:number-columns-repeated="4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2.37982376860568E-017" calcext:value-type="float">
            <text:p>-2.37982376860568E-17</text:p>
          </table:table-cell>
          <table:table-cell office:value-type="float" office:value="-2.10335221462188E-017" calcext:value-type="float">
            <text:p>-2.10335221462188E-17</text:p>
          </table:table-cell>
          <table:table-cell office:value-type="float" office:value="-0.0253309309879669" calcext:value-type="float">
            <text:p>-0.025330930987967</text:p>
          </table:table-cell>
          <table:table-cell office:value-type="float" office:value="-2.37982376860568E-017" calcext:value-type="float">
            <text:p>-2.37982376860568E-17</text:p>
          </table:table-cell>
          <table:table-cell office:value-type="float" office:value="-2.10335221462188E-017" calcext:value-type="float">
            <text:p>-2.10335221462188E-17</text:p>
          </table:table-cell>
          <table:table-cell office:value-type="float" office:value="-0.025330930987967" calcext:value-type="float">
            <text:p>-0.025330930987967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9.13440330319038E-018" calcext:value-type="float">
            <text:p>-9.13440330319038E-18</text:p>
          </table:table-cell>
          <table:table-cell office:value-type="float" office:value="1.42843636224965E-017" calcext:value-type="float">
            <text:p>1.42843636224965E-17</text:p>
          </table:table-cell>
          <table:table-cell office:value-type="float" office:value="-0.0330904913314048" calcext:value-type="float">
            <text:p>-0.033090491331405</text:p>
          </table:table-cell>
          <table:table-cell office:value-type="float" office:value="-9.13440330319038E-018" calcext:value-type="float">
            <text:p>-9.13440330319038E-18</text:p>
          </table:table-cell>
          <table:table-cell office:value-type="float" office:value="1.42843636224965E-017" calcext:value-type="float">
            <text:p>1.42843636224965E-17</text:p>
          </table:table-cell>
          <table:table-cell office:value-type="float" office:value="-0.033090491331405" calcext:value-type="float">
            <text:p>-0.033090491331405</text:p>
          </table:table-cell>
          <table:table-cell table:number-columns-repeated="4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-4.2744670650241E-017" calcext:value-type="float">
            <text:p>-4.2744670650241E-17</text:p>
          </table:table-cell>
          <table:table-cell office:value-type="float" office:value="1.79435459546351E-017" calcext:value-type="float">
            <text:p>1.79435459546351E-17</text:p>
          </table:table-cell>
          <table:table-cell office:value-type="float" office:value="-0.0408896662978647" calcext:value-type="float">
            <text:p>-0.040889666297865</text:p>
          </table:table-cell>
          <table:table-cell office:value-type="float" office:value="-4.2744670650241E-017" calcext:value-type="float">
            <text:p>-4.2744670650241E-17</text:p>
          </table:table-cell>
          <table:table-cell office:value-type="float" office:value="1.79435459546351E-017" calcext:value-type="float">
            <text:p>1.79435459546351E-17</text:p>
          </table:table-cell>
          <table:table-cell office:value-type="float" office:value="-0.040889666297865" calcext:value-type="float">
            <text:p>-0.040889666297865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4.01425854362758E-017" calcext:value-type="float">
            <text:p>-4.01425854362758E-17</text:p>
          </table:table-cell>
          <table:table-cell office:value-type="float" office:value="3.4071053270357E-017" calcext:value-type="float">
            <text:p>3.4071053270357E-17</text:p>
          </table:table-cell>
          <table:table-cell office:value-type="float" office:value="-0.0487289360891868" calcext:value-type="float">
            <text:p>-0.048728936089187</text:p>
          </table:table-cell>
          <table:table-cell office:value-type="float" office:value="-4.01425854362758E-017" calcext:value-type="float">
            <text:p>-4.01425854362758E-17</text:p>
          </table:table-cell>
          <table:table-cell office:value-type="float" office:value="3.4071053270357E-017" calcext:value-type="float">
            <text:p>3.4071053270357E-17</text:p>
          </table:table-cell>
          <table:table-cell office:value-type="float" office:value="-0.048728936089187" calcext:value-type="float">
            <text:p>-0.048728936089187</text:p>
          </table:table-cell>
          <table:table-cell table:number-columns-repeated="4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502024425275854" calcext:value-type="float">
            <text:p>0.005020244252759</text:p>
          </table:table-cell>
          <table:table-cell office:value-type="float" office:value="1.36812761640515E-017" calcext:value-type="float">
            <text:p>1.36812761640515E-17</text:p>
          </table:table-cell>
          <table:table-cell office:value-type="float" office:value="-0.048657301702387" calcext:value-type="float">
            <text:p>-0.048657301702387</text:p>
          </table:table-cell>
          <table:table-cell office:value-type="float" office:value="0.005020244252759" calcext:value-type="float">
            <text:p>0.005020244252759</text:p>
          </table:table-cell>
          <table:table-cell office:value-type="float" office:value="1.36812761640515E-017" calcext:value-type="float">
            <text:p>1.36812761640515E-17</text:p>
          </table:table-cell>
          <table:table-cell office:value-type="float" office:value="-0.048657301702387" calcext:value-type="float">
            <text:p>-0.048657301702387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100440782550119" calcext:value-type="float">
            <text:p>0.010044078255012</text:p>
          </table:table-cell>
          <table:table-cell office:value-type="float" office:value="5.96311194867027E-018" calcext:value-type="float">
            <text:p>5.96311194867027E-18</text:p>
          </table:table-cell>
          <table:table-cell office:value-type="float" office:value="-0.0484424604634051" calcext:value-type="float">
            <text:p>-0.048442460463405</text:p>
          </table:table-cell>
          <table:table-cell office:value-type="float" office:value="0.010044078255012" calcext:value-type="float">
            <text:p>0.010044078255012</text:p>
          </table:table-cell>
          <table:table-cell office:value-type="float" office:value="5.96311194867027E-018" calcext:value-type="float">
            <text:p>5.96311194867027E-18</text:p>
          </table:table-cell>
          <table:table-cell office:value-type="float" office:value="-0.048442460463405" calcext:value-type="float">
            <text:p>-0.048442460463405</text:p>
          </table:table-cell>
          <table:table-cell table:number-columns-repeated="4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150750917044944" calcext:value-type="float">
            <text:p>0.015075091704494</text:p>
          </table:table-cell>
          <table:table-cell office:value-type="float" office:value="-3.90312782094782E-018" calcext:value-type="float">
            <text:p>-3.90312782094782E-18</text:p>
          </table:table-cell>
          <table:table-cell office:value-type="float" office:value="-0.0480845975973315" calcext:value-type="float">
            <text:p>-0.048084597597332</text:p>
          </table:table-cell>
          <table:table-cell office:value-type="float" office:value="0.015075091704494" calcext:value-type="float">
            <text:p>0.015075091704494</text:p>
          </table:table-cell>
          <table:table-cell office:value-type="float" office:value="-3.90312782094782E-018" calcext:value-type="float">
            <text:p>-3.90312782094782E-18</text:p>
          </table:table-cell>
          <table:table-cell office:value-type="float" office:value="-0.048084597597332" calcext:value-type="float">
            <text:p>-0.048084597597332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201168740794122" calcext:value-type="float">
            <text:p>0.020116874079412</text:p>
          </table:table-cell>
          <table:table-cell office:value-type="float" office:value="1.81061762805079E-017" calcext:value-type="float">
            <text:p>1.81061762805079E-17</text:p>
          </table:table-cell>
          <table:table-cell office:value-type="float" office:value="-0.0475840230651786" calcext:value-type="float">
            <text:p>-0.047584023065179</text:p>
          </table:table-cell>
          <table:table-cell office:value-type="float" office:value="0.020116874079412" calcext:value-type="float">
            <text:p>0.020116874079412</text:p>
          </table:table-cell>
          <table:table-cell office:value-type="float" office:value="1.81061762805079E-017" calcext:value-type="float">
            <text:p>1.81061762805079E-17</text:p>
          </table:table-cell>
          <table:table-cell office:value-type="float" office:value="-0.047584023065179" calcext:value-type="float">
            <text:p>-0.047584023065179</text:p>
          </table:table-cell>
          <table:table-cell table:number-columns-repeated="4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251730142420227" calcext:value-type="float">
            <text:p>0.025173014242023</text:p>
          </table:table-cell>
          <table:table-cell office:value-type="float" office:value="1.01915004213637E-017" calcext:value-type="float">
            <text:p>1.01915004213637E-17</text:p>
          </table:table-cell>
          <table:table-cell office:value-type="float" office:value="-0.0469411730956015" calcext:value-type="float">
            <text:p>-0.046941173095602</text:p>
          </table:table-cell>
          <table:table-cell office:value-type="float" office:value="0.025173014242023" calcext:value-type="float">
            <text:p>0.025173014242023</text:p>
          </table:table-cell>
          <table:table-cell office:value-type="float" office:value="1.01915004213637E-017" calcext:value-type="float">
            <text:p>1.01915004213637E-17</text:p>
          </table:table-cell>
          <table:table-cell office:value-type="float" office:value="-0.046941173095602" calcext:value-type="float">
            <text:p>-0.046941173095602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302470997074977" calcext:value-type="float">
            <text:p>0.030247099707498</text:p>
          </table:table-cell>
          <table:table-cell office:value-type="float" office:value="2.45029690981724E-017" calcext:value-type="float">
            <text:p>2.45029690981724E-17</text:p>
          </table:table-cell>
          <table:table-cell office:value-type="float" office:value="-0.0461566123713408" calcext:value-type="float">
            <text:p>-0.046156612371341</text:p>
          </table:table-cell>
          <table:table-cell office:value-type="float" office:value="0.030247099707498" calcext:value-type="float">
            <text:p>0.030247099707498</text:p>
          </table:table-cell>
          <table:table-cell office:value-type="float" office:value="2.45029690981724E-017" calcext:value-type="float">
            <text:p>2.45029690981724E-17</text:p>
          </table:table-cell>
          <table:table-cell office:value-type="float" office:value="-0.046156612371341" calcext:value-type="float">
            <text:p>-0.046156612371341</text:p>
          </table:table-cell>
          <table:table-cell table:number-columns-repeated="4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353427154815824" calcext:value-type="float">
            <text:p>0.035342715481582</text:p>
          </table:table-cell>
          <table:table-cell office:value-type="float" office:value="-5.63785129692462E-018" calcext:value-type="float">
            <text:p>-5.63785129692462E-18</text:p>
          </table:table-cell>
          <table:table-cell office:value-type="float" office:value="-0.045231036705598" calcext:value-type="float">
            <text:p>-0.045231036705598</text:p>
          </table:table-cell>
          <table:table-cell office:value-type="float" office:value="0.035342715481582" calcext:value-type="float">
            <text:p>0.035342715481582</text:p>
          </table:table-cell>
          <table:table-cell office:value-type="float" office:value="-5.63785129692462E-018" calcext:value-type="float">
            <text:p>-5.63785129692462E-18</text:p>
          </table:table-cell>
          <table:table-cell office:value-type="float" office:value="-0.045231036705598" calcext:value-type="float">
            <text:p>-0.045231036705598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404634423827686" calcext:value-type="float">
            <text:p>0.040463442382769</text:p>
          </table:table-cell>
          <table:table-cell office:value-type="float" office:value="2.16840434497101E-019" calcext:value-type="float">
            <text:p>2.16840434497101E-19</text:p>
          </table:table-cell>
          <table:table-cell office:value-type="float" office:value="-0.0441652761133018" calcext:value-type="float">
            <text:p>-0.044165276113302</text:p>
          </table:table-cell>
          <table:table-cell office:value-type="float" office:value="0.040463442382769" calcext:value-type="float">
            <text:p>0.040463442382769</text:p>
          </table:table-cell>
          <table:table-cell office:value-type="float" office:value="2.16840434497101E-019" calcext:value-type="float">
            <text:p>2.16840434497101E-19</text:p>
          </table:table-cell>
          <table:table-cell office:value-type="float" office:value="-0.044165276113302" calcext:value-type="float">
            <text:p>-0.044165276113302</text:p>
          </table:table-cell>
          <table:table-cell table:number-columns-repeated="4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456128547790922" calcext:value-type="float">
            <text:p>0.045612854779092</text:p>
          </table:table-cell>
          <table:table-cell office:value-type="float" office:value="-1.88651178012478E-017" calcext:value-type="float">
            <text:p>-1.88651178012478E-17</text:p>
          </table:table-cell>
          <table:table-cell office:value-type="float" office:value="-0.0429602981674477" calcext:value-type="float">
            <text:p>-0.042960298167448</text:p>
          </table:table-cell>
          <table:table-cell office:value-type="float" office:value="0.045612854779092" calcext:value-type="float">
            <text:p>0.045612854779092</text:p>
          </table:table-cell>
          <table:table-cell office:value-type="float" office:value="-1.88651178012478E-017" calcext:value-type="float">
            <text:p>-1.88651178012478E-17</text:p>
          </table:table-cell>
          <table:table-cell office:value-type="float" office:value="-0.042960298167448" calcext:value-type="float">
            <text:p>-0.042960298167448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507945176857502" calcext:value-type="float">
            <text:p>0.05079451768575</text:p>
          </table:table-cell>
          <table:table-cell office:value-type="float" office:value="-4.18502038579405E-017" calcext:value-type="float">
            <text:p>-4.18502038579405E-17</text:p>
          </table:table-cell>
          <table:table-cell office:value-type="float" office:value="-0.0416172115193185" calcext:value-type="float">
            <text:p>-0.041617211519319</text:p>
          </table:table-cell>
          <table:table-cell office:value-type="float" office:value="0.05079451768575" calcext:value-type="float">
            <text:p>0.05079451768575</text:p>
          </table:table-cell>
          <table:table-cell office:value-type="float" office:value="-4.18502038579405E-017" calcext:value-type="float">
            <text:p>-4.18502038579405E-17</text:p>
          </table:table-cell>
          <table:table-cell office:value-type="float" office:value="-0.041617211519319" calcext:value-type="float">
            <text:p>-0.041617211519319</text:p>
          </table:table-cell>
          <table:table-cell table:number-columns-repeated="4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560119831869501" calcext:value-type="float">
            <text:p>0.05601198318695</text:p>
          </table:table-cell>
          <table:table-cell office:value-type="float" office:value="1.90819582357449E-017" calcext:value-type="float">
            <text:p>1.90819582357449E-17</text:p>
          </table:table-cell>
          <table:table-cell office:value-type="float" office:value="-0.0401372694536442" calcext:value-type="float">
            <text:p>-0.040137269453644</text:p>
          </table:table-cell>
          <table:table-cell office:value-type="float" office:value="0.05601198318695" calcext:value-type="float">
            <text:p>0.05601198318695</text:p>
          </table:table-cell>
          <table:table-cell office:value-type="float" office:value="1.90819582357449E-017" calcext:value-type="float">
            <text:p>1.90819582357449E-17</text:p>
          </table:table-cell>
          <table:table-cell office:value-type="float" office:value="-0.040137269453644" calcext:value-type="float">
            <text:p>-0.040137269453644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612687861631922" calcext:value-type="float">
            <text:p>0.061268786163192</text:p>
          </table:table-cell>
          <table:table-cell office:value-type="float" office:value="4.77048955893622E-018" calcext:value-type="float">
            <text:p>4.77048955893622E-18</text:p>
          </table:table-cell>
          <table:table-cell office:value-type="float" office:value="-0.0385218733457804" calcext:value-type="float">
            <text:p>-0.038521873345781</text:p>
          </table:table-cell>
          <table:table-cell office:value-type="float" office:value="0.061268786163192" calcext:value-type="float">
            <text:p>0.061268786163192</text:p>
          </table:table-cell>
          <table:table-cell office:value-type="float" office:value="4.77048955893622E-018" calcext:value-type="float">
            <text:p>4.77048955893622E-18</text:p>
          </table:table-cell>
          <table:table-cell office:value-type="float" office:value="-0.038521873345781" calcext:value-type="float">
            <text:p>-0.038521873345781</text:p>
          </table:table-cell>
          <table:table-cell table:number-columns-repeated="4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665684393230083" calcext:value-type="float">
            <text:p>0.066568439323008</text:p>
          </table:table-cell>
          <table:table-cell office:value-type="float" office:value="1.90819582357449E-017" calcext:value-type="float">
            <text:p>1.90819582357449E-17</text:p>
          </table:table-cell>
          <table:table-cell office:value-type="float" office:value="-0.0367725758877086" calcext:value-type="float">
            <text:p>-0.036772575887709</text:p>
          </table:table-cell>
          <table:table-cell office:value-type="float" office:value="0.066568439323008" calcext:value-type="float">
            <text:p>0.066568439323008</text:p>
          </table:table-cell>
          <table:table-cell office:value-type="float" office:value="1.90819582357449E-017" calcext:value-type="float">
            <text:p>1.90819582357449E-17</text:p>
          </table:table-cell>
          <table:table-cell office:value-type="float" office:value="-0.036772575887709" calcext:value-type="float">
            <text:p>-0.036772575887709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719144275555021" calcext:value-type="float">
            <text:p>0.071914427555502</text:p>
          </table:table-cell>
          <table:table-cell office:value-type="float" office:value="0" calcext:value-type="float">
            <text:p>0</text:p>
          </table:table-cell>
          <table:table-cell office:value-type="float" office:value="-0.0348910839529397" calcext:value-type="float">
            <text:p>-0.03489108395294</text:p>
          </table:table-cell>
          <table:table-cell office:value-type="float" office:value="0.071914427555502" calcext:value-type="float">
            <text:p>0.071914427555502</text:p>
          </table:table-cell>
          <table:table-cell office:value-type="float" office:value="0" calcext:value-type="float">
            <text:p>0</text:p>
          </table:table-cell>
          <table:table-cell office:value-type="float" office:value="-0.03489108395294" calcext:value-type="float">
            <text:p>-0.03489108395294</text:p>
          </table:table-cell>
          <table:table-cell table:number-columns-repeated="4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773102016364071" calcext:value-type="float">
            <text:p>0.077310201636407</text:p>
          </table:table-cell>
          <table:table-cell office:value-type="float" office:value="2.21177243187043E-017" calcext:value-type="float">
            <text:p>2.21177243187043E-17</text:p>
          </table:table-cell>
          <table:table-cell office:value-type="float" office:value="-0.0328792609770035" calcext:value-type="float">
            <text:p>-0.032879260977004</text:p>
          </table:table-cell>
          <table:table-cell office:value-type="float" office:value="0.077310201636407" calcext:value-type="float">
            <text:p>0.077310201636407</text:p>
          </table:table-cell>
          <table:table-cell office:value-type="float" office:value="2.21177243187043E-017" calcext:value-type="float">
            <text:p>2.21177243187043E-17</text:p>
          </table:table-cell>
          <table:table-cell office:value-type="float" office:value="-0.032879260977004" calcext:value-type="float">
            <text:p>-0.032879260977004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827591713354066" calcext:value-type="float">
            <text:p>0.082759171335407</text:p>
          </table:table-cell>
          <table:table-cell office:value-type="float" office:value="-4.33680868994202E-018" calcext:value-type="float">
            <text:p>-4.33680868994202E-18</text:p>
          </table:table-cell>
          <table:table-cell office:value-type="float" office:value="-0.0307391287396763" calcext:value-type="float">
            <text:p>-0.030739128739676</text:p>
          </table:table-cell>
          <table:table-cell office:value-type="float" office:value="0.082759171335407" calcext:value-type="float">
            <text:p>0.082759171335407</text:p>
          </table:table-cell>
          <table:table-cell office:value-type="float" office:value="-4.33680868994202E-018" calcext:value-type="float">
            <text:p>-4.33680868994202E-18</text:p>
          </table:table-cell>
          <table:table-cell office:value-type="float" office:value="-0.030739128739676" calcext:value-type="float">
            <text:p>-0.030739128739676</text:p>
          </table:table-cell>
          <table:table-cell table:number-columns-repeated="4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882646979858313" calcext:value-type="float">
            <text:p>0.088264697985831</text:p>
          </table:table-cell>
          <table:table-cell office:value-type="float" office:value="2.99239799605999E-017" calcext:value-type="float">
            <text:p>2.99239799605999E-17</text:p>
          </table:table-cell>
          <table:table-cell office:value-type="float" office:value="-0.02847286844706" calcext:value-type="float">
            <text:p>-0.02847286844706</text:p>
          </table:table-cell>
          <table:table-cell office:value-type="float" office:value="0.088264697985831" calcext:value-type="float">
            <text:p>0.088264697985831</text:p>
          </table:table-cell>
          <table:table-cell office:value-type="float" office:value="2.99239799605999E-017" calcext:value-type="float">
            <text:p>2.99239799605999E-17</text:p>
          </table:table-cell>
          <table:table-cell office:value-type="float" office:value="-0.02847286844706" calcext:value-type="float">
            <text:p>-0.02847286844706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938300865893437" calcext:value-type="float">
            <text:p>0.093830086589344</text:p>
          </table:table-cell>
          <table:table-cell office:value-type="float" office:value="2.16840434497101E-017" calcext:value-type="float">
            <text:p>2.16840434497101E-17</text:p>
          </table:table-cell>
          <table:table-cell office:value-type="float" office:value="-0.0260828210255663" calcext:value-type="float">
            <text:p>-0.026082821025566</text:p>
          </table:table-cell>
          <table:table-cell office:value-type="float" office:value="0.093830086589344" calcext:value-type="float">
            <text:p>0.093830086589344</text:p>
          </table:table-cell>
          <table:table-cell office:value-type="float" office:value="2.16840434497101E-017" calcext:value-type="float">
            <text:p>2.16840434497101E-17</text:p>
          </table:table-cell>
          <table:table-cell office:value-type="float" office:value="-0.026082821025566" calcext:value-type="float">
            <text:p>-0.026082821025566</text:p>
          </table:table-cell>
          <table:table-cell table:number-columns-repeated="4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99458005602562" calcext:value-type="float">
            <text:p>0.099458005602562</text:p>
          </table:table-cell>
          <table:table-cell office:value-type="float" office:value="-8.67361737988404E-018" calcext:value-type="float">
            <text:p>-8.67361737988404E-18</text:p>
          </table:table-cell>
          <table:table-cell office:value-type="float" office:value="-0.023571641666041" calcext:value-type="float">
            <text:p>-0.023571641666041</text:p>
          </table:table-cell>
          <table:table-cell office:value-type="float" office:value="0.099458005602562" calcext:value-type="float">
            <text:p>0.099458005602562</text:p>
          </table:table-cell>
          <table:table-cell office:value-type="float" office:value="-8.67361737988404E-018" calcext:value-type="float">
            <text:p>-8.67361737988404E-18</text:p>
          </table:table-cell>
          <table:table-cell office:value-type="float" office:value="-0.023571641666041" calcext:value-type="float">
            <text:p>-0.023571641666041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999999870386671" calcext:value-type="float">
            <text:p>0.099999987038667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-0.0233207400400914" calcext:value-type="float">
            <text:p>-0.023320740040092</text:p>
          </table:table-cell>
          <table:table-cell office:value-type="float" office:value="0.09999998763434" calcext:value-type="float">
            <text:p>0.09999998763434</text:p>
          </table:table-cell>
          <table:table-cell office:value-type="float" office:value="3.20923843055709E-017" calcext:value-type="float">
            <text:p>3.20923843055709E-17</text:p>
          </table:table-cell>
          <table:table-cell office:value-type="float" office:value="-0.023320739265145" calcext:value-type="float">
            <text:p>-0.023320739265145</text:p>
          </table:table-cell>
          <table:table-cell table:number-columns-repeated="4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999999970992007" calcext:value-type="float">
            <text:p>0.099999997099201</text:p>
          </table:table-cell>
          <table:table-cell office:value-type="float" office:value="-2.13370987545147E-016" calcext:value-type="float">
            <text:p>-2.13370987545147E-16</text:p>
          </table:table-cell>
          <table:table-cell office:value-type="float" office:value="-0.02332072411797" calcext:value-type="float">
            <text:p>-0.02332072411797</text:p>
          </table:table-cell>
          <table:table-cell office:value-type="float" office:value="0.099999999998817" calcext:value-type="float">
            <text:p>0.099999999998817</text:p>
          </table:table-cell>
          <table:table-cell office:value-type="float" office:value="1.56125112837913E-017" calcext:value-type="float">
            <text:p>1.56125112837913E-17</text:p>
          </table:table-cell>
          <table:table-cell office:value-type="float" office:value="-0.023320712583626" calcext:value-type="float">
            <text:p>-0.023320712583626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999999987710899" calcext:value-type="float">
            <text:p>0.09999999877109</text:p>
          </table:table-cell>
          <table:table-cell office:value-type="float" office:value="-1.04083408558608E-017" calcext:value-type="float">
            <text:p>-1.04083408558608E-17</text:p>
          </table:table-cell>
          <table:table-cell office:value-type="float" office:value="-0.0233207198134033" calcext:value-type="float">
            <text:p>-0.023320719813403</text:p>
          </table:table-cell>
          <table:table-cell office:value-type="float" office:value="0.099999999999068" calcext:value-type="float">
            <text:p>0.099999999999068</text:p>
          </table:table-cell>
          <table:table-cell office:value-type="float" office:value="1.47451495458029E-017" calcext:value-type="float">
            <text:p>1.47451495458029E-17</text:p>
          </table:table-cell>
          <table:table-cell office:value-type="float" office:value="-0.023320712491327" calcext:value-type="float">
            <text:p>-0.023320712491327</text:p>
          </table:table-cell>
          <table:table-cell table:number-columns-repeated="4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999999993356822" calcext:value-type="float">
            <text:p>0.099999999335682</text:p>
          </table:table-cell>
          <table:table-cell office:value-type="float" office:value="-1.04083408558608E-017" calcext:value-type="float">
            <text:p>-1.04083408558608E-17</text:p>
          </table:table-cell>
          <table:table-cell office:value-type="float" office:value="-0.0233207178260058" calcext:value-type="float">
            <text:p>-0.023320717826006</text:p>
          </table:table-cell>
          <table:table-cell office:value-type="float" office:value="0.099999999999068" calcext:value-type="float">
            <text:p>0.099999999999068</text:p>
          </table:table-cell>
          <table:table-cell office:value-type="float" office:value="2.68882138776405E-017" calcext:value-type="float">
            <text:p>2.68882138776405E-17</text:p>
          </table:table-cell>
          <table:table-cell office:value-type="float" office:value="-0.023320712490923" calcext:value-type="float">
            <text:p>-0.023320712490923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999999995556666" calcext:value-type="float">
            <text:p>0.099999999555667</text:p>
          </table:table-cell>
          <table:table-cell office:value-type="float" office:value="1.56125112837913E-017" calcext:value-type="float">
            <text:p>1.56125112837913E-17</text:p>
          </table:table-cell>
          <table:table-cell office:value-type="float" office:value="-0.0233207167005148" calcext:value-type="float">
            <text:p>-0.023320716700515</text:p>
          </table:table-cell>
          <table:table-cell office:value-type="float" office:value="0.1" calcext:value-type="float">
            <text:p>0.1</text:p>
          </table:table-cell>
          <table:table-cell office:value-type="float" office:value="1.21430643318377E-017" calcext:value-type="float">
            <text:p>1.21430643318377E-17</text:p>
          </table:table-cell>
          <table:table-cell office:value-type="float" office:value="-0.023320712490496" calcext:value-type="float">
            <text:p>-0.023320712490496</text:p>
          </table:table-cell>
          <table:table-cell table:number-columns-repeated="4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0999999996933051" calcext:value-type="float">
            <text:p>0.099999999693305</text:p>
          </table:table-cell>
          <table:table-cell office:value-type="float" office:value="-7.80625564189563E-017" calcext:value-type="float">
            <text:p>-7.80625564189563E-17</text:p>
          </table:table-cell>
          <table:table-cell office:value-type="float" office:value="-0.0233207159596824" calcext:value-type="float">
            <text:p>-0.023320715959682</text:p>
          </table:table-cell>
          <table:table-cell office:value-type="float" office:value="0.099999999999065" calcext:value-type="float">
            <text:p>0.099999999999065</text:p>
          </table:table-cell>
          <table:table-cell office:value-type="float" office:value="4.33680868994202E-018" calcext:value-type="float">
            <text:p>4.33680868994202E-18</text:p>
          </table:table-cell>
          <table:table-cell office:value-type="float" office:value="-0.023320712490923" calcext:value-type="float">
            <text:p>-0.023320712490923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999999997756622" calcext:value-type="float">
            <text:p>0.099999999775662</text:p>
          </table:table-cell>
          <table:table-cell office:value-type="float" office:value="6.93889390390723E-017" calcext:value-type="float">
            <text:p>6.93889390390723E-17</text:p>
          </table:table-cell>
          <table:table-cell office:value-type="float" office:value="-0.0233207154402548" calcext:value-type="float">
            <text:p>-0.023320715440255</text:p>
          </table:table-cell>
          <table:table-cell office:value-type="float" office:value="0.099999999999065" calcext:value-type="float">
            <text:p>0.099999999999065</text:p>
          </table:table-cell>
          <table:table-cell office:value-type="float" office:value="5.98479599211998E-017" calcext:value-type="float">
            <text:p>5.98479599211998E-17</text:p>
          </table:table-cell>
          <table:table-cell office:value-type="float" office:value="-0.023320712490923" calcext:value-type="float">
            <text:p>-0.023320712490923</text:p>
          </table:table-cell>
          <table:table-cell table:number-columns-repeated="4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0999999998288061" calcext:value-type="float">
            <text:p>0.099999999828806</text:p>
          </table:table-cell>
          <table:table-cell office:value-type="float" office:value="3.20923843055709E-017" calcext:value-type="float">
            <text:p>3.20923843055709E-17</text:p>
          </table:table-cell>
          <table:table-cell office:value-type="float" office:value="-0.0233207150560003" calcext:value-type="float">
            <text:p>-0.023320715056</text:p>
          </table:table-cell>
          <table:table-cell office:value-type="float" office:value="0.099999999999065" calcext:value-type="float">
            <text:p>0.099999999999065</text:p>
          </table:table-cell>
          <table:table-cell office:value-type="float" office:value="-4.0766001685455E-017" calcext:value-type="float">
            <text:p>-4.0766001685455E-17</text:p>
          </table:table-cell>
          <table:table-cell office:value-type="float" office:value="-0.023320712490923" calcext:value-type="float">
            <text:p>-0.023320712490923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999999998650812" calcext:value-type="float">
            <text:p>0.099999999865081</text:p>
          </table:table-cell>
          <table:table-cell office:value-type="float" office:value="5.98479599211998E-017" calcext:value-type="float">
            <text:p>5.98479599211998E-17</text:p>
          </table:table-cell>
          <table:table-cell office:value-type="float" office:value="-0.0233207147602581" calcext:value-type="float">
            <text:p>-0.023320714760258</text:p>
          </table:table-cell>
          <table:table-cell office:value-type="float" office:value="0.099999999999065" calcext:value-type="float">
            <text:p>0.099999999999065</text:p>
          </table:table-cell>
          <table:table-cell office:value-type="float" office:value="8.67361737988404E-018" calcext:value-type="float">
            <text:p>8.67361737988404E-18</text:p>
          </table:table-cell>
          <table:table-cell office:value-type="float" office:value="-0.023320712490923" calcext:value-type="float">
            <text:p>-0.023320712490923</text:p>
          </table:table-cell>
          <table:table-cell table:number-columns-repeated="4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999999998909388" calcext:value-type="float">
            <text:p>0.099999999890939</text:p>
          </table:table-cell>
          <table:table-cell office:value-type="float" office:value="1.10154940724527E-016" calcext:value-type="float">
            <text:p>1.10154940724527E-16</text:p>
          </table:table-cell>
          <table:table-cell office:value-type="float" office:value="-0.0233207145256187" calcext:value-type="float">
            <text:p>-0.023320714525619</text:p>
          </table:table-cell>
          <table:table-cell office:value-type="float" office:value="0.099999999999065" calcext:value-type="float">
            <text:p>0.099999999999065</text:p>
          </table:table-cell>
          <table:table-cell office:value-type="float" office:value="-2.60208521396521E-018" calcext:value-type="float">
            <text:p>-2.60208521396521E-18</text:p>
          </table:table-cell>
          <table:table-cell office:value-type="float" office:value="-0.023320712490923" calcext:value-type="float">
            <text:p>-0.023320712490923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0999999999100174" calcext:value-type="float">
            <text:p>0.099999999910017</text:p>
          </table:table-cell>
          <table:table-cell office:value-type="float" office:value="-4.85722573273506E-017" calcext:value-type="float">
            <text:p>-4.85722573273506E-17</text:p>
          </table:table-cell>
          <table:table-cell office:value-type="float" office:value="-0.0233207143349258" calcext:value-type="float">
            <text:p>-0.023320714334926</text:p>
          </table:table-cell>
          <table:table-cell office:value-type="float" office:value="0.099999999999068" calcext:value-type="float">
            <text:p>0.099999999999068</text:p>
          </table:table-cell>
          <table:table-cell office:value-type="float" office:value="8.67361737988404E-019" calcext:value-type="float">
            <text:p>8.67361737988404E-19</text:p>
          </table:table-cell>
          <table:table-cell office:value-type="float" office:value="-0.023320712490922" calcext:value-type="float">
            <text:p>-0.023320712490922</text:p>
          </table:table-cell>
          <table:table-cell table:number-columns-repeated="4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0999999999244946" calcext:value-type="float">
            <text:p>0.099999999924495</text:p>
          </table:table-cell>
          <table:table-cell office:value-type="float" office:value="2.34187669256869E-017" calcext:value-type="float">
            <text:p>2.34187669256869E-17</text:p>
          </table:table-cell>
          <table:table-cell office:value-type="float" office:value="-0.0233207141768945" calcext:value-type="float">
            <text:p>-0.023320714176895</text:p>
          </table:table-cell>
          <table:table-cell office:value-type="float" office:value="0.099999999999068" calcext:value-type="float">
            <text:p>0.099999999999068</text:p>
          </table:table-cell>
          <table:table-cell office:value-type="float" office:value="6.07153216591883E-018" calcext:value-type="float">
            <text:p>6.07153216591883E-18</text:p>
          </table:table-cell>
          <table:table-cell office:value-type="float" office:value="-0.023320712490921" calcext:value-type="float">
            <text:p>-0.023320712490921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0999999999357396" calcext:value-type="float">
            <text:p>0.09999999993574</text:p>
          </table:table-cell>
          <table:table-cell office:value-type="float" office:value="-3.81639164714898E-017" calcext:value-type="float">
            <text:p>-3.81639164714898E-17</text:p>
          </table:table-cell>
          <table:table-cell office:value-type="float" office:value="-0.0233207140437977" calcext:value-type="float">
            <text:p>-0.023320714043798</text:p>
          </table:table-cell>
          <table:table-cell office:value-type="float" office:value="0.099999999999068" calcext:value-type="float">
            <text:p>0.099999999999068</text:p>
          </table:table-cell>
          <table:table-cell office:value-type="float" office:value="4.0766001685455E-017" calcext:value-type="float">
            <text:p>4.0766001685455E-17</text:p>
          </table:table-cell>
          <table:table-cell office:value-type="float" office:value="-0.023320712490922" calcext:value-type="float">
            <text:p>-0.023320712490922</text:p>
          </table:table-cell>
          <table:table-cell table:number-columns-repeated="4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999999999446477" calcext:value-type="float">
            <text:p>0.099999999944648</text:p>
          </table:table-cell>
          <table:table-cell office:value-type="float" office:value="3.46944695195361E-018" calcext:value-type="float">
            <text:p>3.46944695195361E-18</text:p>
          </table:table-cell>
          <table:table-cell office:value-type="float" office:value="-0.0233207139301677" calcext:value-type="float">
            <text:p>-0.023320713930168</text:p>
          </table:table-cell>
          <table:table-cell office:value-type="float" office:value="0.099999999999068" calcext:value-type="float">
            <text:p>0.099999999999068</text:p>
          </table:table-cell>
          <table:table-cell office:value-type="float" office:value="9.54097911787244E-018" calcext:value-type="float">
            <text:p>9.54097911787244E-18</text:p>
          </table:table-cell>
          <table:table-cell office:value-type="float" office:value="-0.023320712490921" calcext:value-type="float">
            <text:p>-0.023320712490921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0999999999518239" calcext:value-type="float">
            <text:p>0.099999999951824</text:p>
          </table:table-cell>
          <table:table-cell office:value-type="float" office:value="2.86229373536173E-017" calcext:value-type="float">
            <text:p>2.86229373536173E-17</text:p>
          </table:table-cell>
          <table:table-cell office:value-type="float" office:value="-0.0233207138320253" calcext:value-type="float">
            <text:p>-0.023320713832025</text:p>
          </table:table-cell>
          <table:table-cell office:value-type="float" office:value="0.099999999999068" calcext:value-type="float">
            <text:p>0.099999999999068</text:p>
          </table:table-cell>
          <table:table-cell office:value-type="float" office:value="-7.19910242530375E-017" calcext:value-type="float">
            <text:p>-7.19910242530375E-17</text:p>
          </table:table-cell>
          <table:table-cell office:value-type="float" office:value="-0.023320712490921" calcext:value-type="float">
            <text:p>-0.023320712490921</text:p>
          </table:table-cell>
          <table:table-cell table:number-columns-repeated="4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0999999999576902" calcext:value-type="float">
            <text:p>0.09999999995769</text:p>
          </table:table-cell>
          <table:table-cell office:value-type="float" office:value="-4.77048955893622E-017" calcext:value-type="float">
            <text:p>-4.77048955893622E-17</text:p>
          </table:table-cell>
          <table:table-cell office:value-type="float" office:value="-0.0233207137464065" calcext:value-type="float">
            <text:p>-0.023320713746407</text:p>
          </table:table-cell>
          <table:table-cell office:value-type="float" office:value="0.1" calcext:value-type="float">
            <text:p>0.1</text:p>
          </table:table-cell>
          <table:table-cell office:value-type="float" office:value="-1.12757025938492E-017" calcext:value-type="float">
            <text:p>-1.12757025938492E-17</text:p>
          </table:table-cell>
          <table:table-cell office:value-type="float" office:value="-0.023320712490495" calcext:value-type="float">
            <text:p>-0.023320712490495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0999999999625467" calcext:value-type="float">
            <text:p>0.099999999962547</text:p>
          </table:table-cell>
          <table:table-cell office:value-type="float" office:value="1.38777878078145E-017" calcext:value-type="float">
            <text:p>1.38777878078145E-17</text:p>
          </table:table-cell>
          <table:table-cell office:value-type="float" office:value="-0.023320713671059" calcext:value-type="float">
            <text:p>-0.023320713671059</text:p>
          </table:table-cell>
          <table:table-cell office:value-type="float" office:value="0.099999999999065" calcext:value-type="float">
            <text:p>0.099999999999065</text:p>
          </table:table-cell>
          <table:table-cell office:value-type="float" office:value="-1.82145964977565E-017" calcext:value-type="float">
            <text:p>-1.82145964977565E-17</text:p>
          </table:table-cell>
          <table:table-cell office:value-type="float" office:value="-0.023320712490923" calcext:value-type="float">
            <text:p>-0.023320712490923</text:p>
          </table:table-cell>
          <table:table-cell table:number-columns-repeated="4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0999999999666124" calcext:value-type="float">
            <text:p>0.099999999966612</text:p>
          </table:table-cell>
          <table:table-cell office:value-type="float" office:value="-3.72965547335013E-017" calcext:value-type="float">
            <text:p>-3.72965547335013E-17</text:p>
          </table:table-cell>
          <table:table-cell office:value-type="float" office:value="-0.0233207136042386" calcext:value-type="float">
            <text:p>-0.023320713604239</text:p>
          </table:table-cell>
          <table:table-cell office:value-type="float" office:value="0.099999999999065" calcext:value-type="float">
            <text:p>0.099999999999065</text:p>
          </table:table-cell>
          <table:table-cell office:value-type="float" office:value="7.80625564189563E-018" calcext:value-type="float">
            <text:p>7.80625564189563E-18</text:p>
          </table:table-cell>
          <table:table-cell office:value-type="float" office:value="-0.023320712490923" calcext:value-type="float">
            <text:p>-0.023320712490923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999999999700505" calcext:value-type="float">
            <text:p>0.099999999970051</text:p>
          </table:table-cell>
          <table:table-cell office:value-type="float" office:value="5.11743425413158E-017" calcext:value-type="float">
            <text:p>5.11743425413158E-17</text:p>
          </table:table-cell>
          <table:table-cell office:value-type="float" office:value="-0.0233207135445766" calcext:value-type="float">
            <text:p>-0.023320713544577</text:p>
          </table:table-cell>
          <table:table-cell office:value-type="float" office:value="0.099999999999065" calcext:value-type="float">
            <text:p>0.099999999999065</text:p>
          </table:table-cell>
          <table:table-cell office:value-type="float" office:value="5.20417042793042E-018" calcext:value-type="float">
            <text:p>5.20417042793042E-18</text:p>
          </table:table-cell>
          <table:table-cell office:value-type="float" office:value="-0.023320712490923" calcext:value-type="float">
            <text:p>-0.023320712490923</text:p>
          </table:table-cell>
          <table:table-cell table:number-columns-repeated="4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0999999999729835" calcext:value-type="float">
            <text:p>0.099999999972984</text:p>
          </table:table-cell>
          <table:table-cell office:value-type="float" office:value="-1.12757025938492E-016" calcext:value-type="float">
            <text:p>-1.12757025938492E-16</text:p>
          </table:table-cell>
          <table:table-cell office:value-type="float" office:value="-0.0233207134909804" calcext:value-type="float">
            <text:p>-0.023320713490981</text:p>
          </table:table-cell>
          <table:table-cell office:value-type="float" office:value="0.099999999999065" calcext:value-type="float">
            <text:p>0.099999999999065</text:p>
          </table:table-cell>
          <table:table-cell office:value-type="float" office:value="5.20417042793042E-018" calcext:value-type="float">
            <text:p>5.20417042793042E-18</text:p>
          </table:table-cell>
          <table:table-cell office:value-type="float" office:value="-0.023320712490922" calcext:value-type="float">
            <text:p>-0.023320712490922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099999999975506" calcext:value-type="float">
            <text:p>0.099999999975506</text:p>
          </table:table-cell>
          <table:table-cell office:value-type="float" office:value="4.33680868994202E-018" calcext:value-type="float">
            <text:p>4.33680868994202E-18</text:p>
          </table:table-cell>
          <table:table-cell office:value-type="float" office:value="-0.0233207134425703" calcext:value-type="float">
            <text:p>-0.02332071344257</text:p>
          </table:table-cell>
          <table:table-cell office:value-type="float" office:value="0.099999999999065" calcext:value-type="float">
            <text:p>0.099999999999065</text:p>
          </table:table-cell>
          <table:table-cell office:value-type="float" office:value="-1.12757025938492E-017" calcext:value-type="float">
            <text:p>-1.12757025938492E-17</text:p>
          </table:table-cell>
          <table:table-cell office:value-type="float" office:value="-0.023320712490923" calcext:value-type="float">
            <text:p>-0.023320712490923</text:p>
          </table:table-cell>
          <table:table-cell table:number-columns-repeated="4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0999999999776911" calcext:value-type="float">
            <text:p>0.099999999977691</text:p>
          </table:table-cell>
          <table:table-cell office:value-type="float" office:value="1.73472347597681E-017" calcext:value-type="float">
            <text:p>1.73472347597681E-17</text:p>
          </table:table-cell>
          <table:table-cell office:value-type="float" office:value="-0.0233207133986283" calcext:value-type="float">
            <text:p>-0.023320713398628</text:p>
          </table:table-cell>
          <table:table-cell office:value-type="float" office:value="0.099999999999068" calcext:value-type="float">
            <text:p>0.099999999999068</text:p>
          </table:table-cell>
          <table:table-cell office:value-type="float" office:value="-1.56125112837913E-017" calcext:value-type="float">
            <text:p>-1.56125112837913E-17</text:p>
          </table:table-cell>
          <table:table-cell office:value-type="float" office:value="-0.023320712490922" calcext:value-type="float">
            <text:p>-0.023320712490922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0999999999795961" calcext:value-type="float">
            <text:p>0.099999999979596</text:p>
          </table:table-cell>
          <table:table-cell office:value-type="float" office:value="1.07552855510562E-016" calcext:value-type="float">
            <text:p>1.07552855510562E-16</text:p>
          </table:table-cell>
          <table:table-cell office:value-type="float" office:value="-0.0233207133585627" calcext:value-type="float">
            <text:p>-0.023320713358563</text:p>
          </table:table-cell>
          <table:table-cell office:value-type="float" office:value="0.099999999999068" calcext:value-type="float">
            <text:p>0.099999999999068</text:p>
          </table:table-cell>
          <table:table-cell office:value-type="float" office:value="-1.82145964977565E-017" calcext:value-type="float">
            <text:p>-1.82145964977565E-17</text:p>
          </table:table-cell>
          <table:table-cell office:value-type="float" office:value="-0.023320712490921" calcext:value-type="float">
            <text:p>-0.023320712490921</text:p>
          </table:table-cell>
          <table:table-cell table:number-columns-repeated="4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999999999812671" calcext:value-type="float">
            <text:p>0.099999999981267</text:p>
          </table:table-cell>
          <table:table-cell office:value-type="float" office:value="8.67361737988404E-018" calcext:value-type="float">
            <text:p>8.67361737988404E-18</text:p>
          </table:table-cell>
          <table:table-cell office:value-type="float" office:value="-0.023320713321883" calcext:value-type="float">
            <text:p>-0.023320713321883</text:p>
          </table:table-cell>
          <table:table-cell office:value-type="float" office:value="0.099999999999068" calcext:value-type="float">
            <text:p>0.099999999999068</text:p>
          </table:table-cell>
          <table:table-cell office:value-type="float" office:value="3.29597460435593E-017" calcext:value-type="float">
            <text:p>3.29597460435593E-17</text:p>
          </table:table-cell>
          <table:table-cell office:value-type="float" office:value="-0.023320712490921" calcext:value-type="float">
            <text:p>-0.023320712490921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0999999999827412" calcext:value-type="float">
            <text:p>0.099999999982741</text:p>
          </table:table-cell>
          <table:table-cell office:value-type="float" office:value="1.21430643318377E-017" calcext:value-type="float">
            <text:p>1.21430643318377E-17</text:p>
          </table:table-cell>
          <table:table-cell office:value-type="float" office:value="-0.023320713288177" calcext:value-type="float">
            <text:p>-0.023320713288177</text:p>
          </table:table-cell>
          <table:table-cell office:value-type="float" office:value="0.099999999999068" calcext:value-type="float">
            <text:p>0.099999999999068</text:p>
          </table:table-cell>
          <table:table-cell office:value-type="float" office:value="1.0321604682062E-016" calcext:value-type="float">
            <text:p>1.0321604682062E-16</text:p>
          </table:table-cell>
          <table:table-cell office:value-type="float" office:value="-0.023320712490921" calcext:value-type="float">
            <text:p>-0.023320712490921</text:p>
          </table:table-cell>
          <table:table-cell table:number-columns-repeated="4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0999999999840477" calcext:value-type="float">
            <text:p>0.099999999984048</text:p>
          </table:table-cell>
          <table:table-cell office:value-type="float" office:value="-7.37257477290143E-017" calcext:value-type="float">
            <text:p>-7.37257477290143E-17</text:p>
          </table:table-cell>
          <table:table-cell office:value-type="float" office:value="-0.0233207132570969" calcext:value-type="float">
            <text:p>-0.023320713257097</text:p>
          </table:table-cell>
          <table:table-cell office:value-type="float" office:value="0.099999999999068" calcext:value-type="float">
            <text:p>0.099999999999068</text:p>
          </table:table-cell>
          <table:table-cell office:value-type="float" office:value="3.38271077815477E-017" calcext:value-type="float">
            <text:p>3.38271077815477E-17</text:p>
          </table:table-cell>
          <table:table-cell office:value-type="float" office:value="-0.023320712490922" calcext:value-type="float">
            <text:p>-0.023320712490922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0999999999852113" calcext:value-type="float">
            <text:p>0.099999999985211</text:p>
          </table:table-cell>
          <table:table-cell office:value-type="float" office:value="-1.73472347597681E-018" calcext:value-type="float">
            <text:p>-1.73472347597681E-18</text:p>
          </table:table-cell>
          <table:table-cell office:value-type="float" office:value="-0.0233207132283485" calcext:value-type="float">
            <text:p>-0.023320713228349</text:p>
          </table:table-cell>
          <table:table-cell office:value-type="float" office:value="0.1" calcext:value-type="float">
            <text:p>0.1</text:p>
          </table:table-cell>
          <table:table-cell office:value-type="float" office:value="2.34187669256869E-017" calcext:value-type="float">
            <text:p>2.34187669256869E-17</text:p>
          </table:table-cell>
          <table:table-cell office:value-type="float" office:value="-0.023320712490496" calcext:value-type="float">
            <text:p>-0.023320712490496</text:p>
          </table:table-cell>
          <table:table-cell table:number-columns-repeated="4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0999999999862521" calcext:value-type="float">
            <text:p>0.099999999986252</text:p>
          </table:table-cell>
          <table:table-cell office:value-type="float" office:value="6.24500451351651E-017" calcext:value-type="float">
            <text:p>6.24500451351651E-17</text:p>
          </table:table-cell>
          <table:table-cell office:value-type="float" office:value="-0.0233207132016777" calcext:value-type="float">
            <text:p>-0.023320713201678</text:p>
          </table:table-cell>
          <table:table-cell office:value-type="float" office:value="0.099999999999065" calcext:value-type="float">
            <text:p>0.099999999999065</text:p>
          </table:table-cell>
          <table:table-cell office:value-type="float" office:value="2.94902990916057E-017" calcext:value-type="float">
            <text:p>2.94902990916057E-17</text:p>
          </table:table-cell>
          <table:table-cell office:value-type="float" office:value="-0.023320712490923" calcext:value-type="float">
            <text:p>-0.023320712490923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999999999871868" calcext:value-type="float">
            <text:p>0.099999999987187</text:p>
          </table:table-cell>
          <table:table-cell office:value-type="float" office:value="-5.11743425413158E-017" calcext:value-type="float">
            <text:p>-5.11743425413158E-17</text:p>
          </table:table-cell>
          <table:table-cell office:value-type="float" office:value="-0.0233207131768676" calcext:value-type="float">
            <text:p>-0.023320713176868</text:p>
          </table:table-cell>
          <table:table-cell office:value-type="float" office:value="0.099999999999065" calcext:value-type="float">
            <text:p>0.099999999999065</text:p>
          </table:table-cell>
          <table:table-cell office:value-type="float" office:value="9.4542429440736E-017" calcext:value-type="float">
            <text:p>9.4542429440736E-17</text:p>
          </table:table-cell>
          <table:table-cell office:value-type="float" office:value="-0.023320712490923" calcext:value-type="float">
            <text:p>-0.023320712490923</text:p>
          </table:table-cell>
          <table:table-cell table:number-columns-repeated="4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0999999999880291" calcext:value-type="float">
            <text:p>0.099999999988029</text:p>
          </table:table-cell>
          <table:table-cell office:value-type="float" office:value="4.25007251614318E-017" calcext:value-type="float">
            <text:p>4.25007251614318E-17</text:p>
          </table:table-cell>
          <table:table-cell office:value-type="float" office:value="-0.0233207131537301" calcext:value-type="float">
            <text:p>-0.02332071315373</text:p>
          </table:table-cell>
          <table:table-cell office:value-type="float" office:value="0.099999999999065" calcext:value-type="float">
            <text:p>0.099999999999065</text:p>
          </table:table-cell>
          <table:table-cell office:value-type="float" office:value="-1.82145964977565E-017" calcext:value-type="float">
            <text:p>-1.82145964977565E-17</text:p>
          </table:table-cell>
          <table:table-cell office:value-type="float" office:value="-0.023320712490923" calcext:value-type="float">
            <text:p>-0.023320712490923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0999999999887911" calcext:value-type="float">
            <text:p>0.099999999988791</text:p>
          </table:table-cell>
          <table:table-cell office:value-type="float" office:value="4.9439619065339E-017" calcext:value-type="float">
            <text:p>4.9439619065339E-17</text:p>
          </table:table-cell>
          <table:table-cell office:value-type="float" office:value="-0.0233207131321017" calcext:value-type="float">
            <text:p>-0.023320713132102</text:p>
          </table:table-cell>
          <table:table-cell office:value-type="float" office:value="0.099999999999065" calcext:value-type="float">
            <text:p>0.099999999999065</text:p>
          </table:table-cell>
          <table:table-cell office:value-type="float" office:value="1.12757025938492E-017" calcext:value-type="float">
            <text:p>1.12757025938492E-17</text:p>
          </table:table-cell>
          <table:table-cell office:value-type="float" office:value="-0.023320712490923" calcext:value-type="float">
            <text:p>-0.023320712490923</text:p>
          </table:table-cell>
          <table:table-cell table:number-columns-repeated="4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0999999999894828" calcext:value-type="float">
            <text:p>0.099999999989483</text:p>
          </table:table-cell>
          <table:table-cell office:value-type="float" office:value="3.38271077815477E-017" calcext:value-type="float">
            <text:p>3.38271077815477E-17</text:p>
          </table:table-cell>
          <table:table-cell office:value-type="float" office:value="-0.0233207131118392" calcext:value-type="float">
            <text:p>-0.023320713111839</text:p>
          </table:table-cell>
          <table:table-cell office:value-type="float" office:value="0.099999999999065" calcext:value-type="float">
            <text:p>0.099999999999065</text:p>
          </table:table-cell>
          <table:table-cell office:value-type="float" office:value="2.16840434497101E-017" calcext:value-type="float">
            <text:p>2.16840434497101E-17</text:p>
          </table:table-cell>
          <table:table-cell office:value-type="float" office:value="-0.023320712490923" calcext:value-type="float">
            <text:p>-0.023320712490923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0999999999901125" calcext:value-type="float">
            <text:p>0.099999999990113</text:p>
          </table:table-cell>
          <table:table-cell office:value-type="float" office:value="9.10729824887824E-017" calcext:value-type="float">
            <text:p>9.10729824887824E-17</text:p>
          </table:table-cell>
          <table:table-cell office:value-type="float" office:value="-0.0233207130928171" calcext:value-type="float">
            <text:p>-0.023320713092817</text:p>
          </table:table-cell>
          <table:table-cell office:value-type="float" office:value="0.099999999999068" calcext:value-type="float">
            <text:p>0.099999999999068</text:p>
          </table:table-cell>
          <table:table-cell office:value-type="float" office:value="-3.38271077815477E-017" calcext:value-type="float">
            <text:p>-3.38271077815477E-17</text:p>
          </table:table-cell>
          <table:table-cell office:value-type="float" office:value="-0.023320712490922" calcext:value-type="float">
            <text:p>-0.023320712490922</text:p>
          </table:table-cell>
          <table:table-cell table:number-columns-repeated="4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999999999906871" calcext:value-type="float">
            <text:p>0.099999999990687</text:p>
          </table:table-cell>
          <table:table-cell office:value-type="float" office:value="6.07153216591883E-018" calcext:value-type="float">
            <text:p>6.07153216591883E-18</text:p>
          </table:table-cell>
          <table:table-cell office:value-type="float" office:value="-0.0233207130749252" calcext:value-type="float">
            <text:p>-0.023320713074925</text:p>
          </table:table-cell>
          <table:table-cell office:value-type="float" office:value="0.099999999999068" calcext:value-type="float">
            <text:p>0.099999999999068</text:p>
          </table:table-cell>
          <table:table-cell office:value-type="float" office:value="2.68882138776405E-017" calcext:value-type="float">
            <text:p>2.68882138776405E-17</text:p>
          </table:table-cell>
          <table:table-cell office:value-type="float" office:value="-0.023320712490922" calcext:value-type="float">
            <text:p>-0.023320712490922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0999999999912128" calcext:value-type="float">
            <text:p>0.099999999991213</text:p>
          </table:table-cell>
          <table:table-cell office:value-type="float" office:value="-1.90819582357449E-017" calcext:value-type="float">
            <text:p>-1.90819582357449E-17</text:p>
          </table:table-cell>
          <table:table-cell office:value-type="float" office:value="-0.0233207130580652" calcext:value-type="float">
            <text:p>-0.023320713058065</text:p>
          </table:table-cell>
          <table:table-cell office:value-type="float" office:value="0.099999999999068" calcext:value-type="float">
            <text:p>0.099999999999068</text:p>
          </table:table-cell>
          <table:table-cell office:value-type="float" office:value="2.08166817117217E-017" calcext:value-type="float">
            <text:p>2.08166817117217E-17</text:p>
          </table:table-cell>
          <table:table-cell office:value-type="float" office:value="-0.023320712490922" calcext:value-type="float">
            <text:p>-0.023320712490922</text:p>
          </table:table-cell>
          <table:table-cell table:number-columns-repeated="4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0999999999916955" calcext:value-type="float">
            <text:p>0.099999999991696</text:p>
          </table:table-cell>
          <table:table-cell office:value-type="float" office:value="1.43982048506075E-016" calcext:value-type="float">
            <text:p>1.43982048506075E-16</text:p>
          </table:table-cell>
          <table:table-cell office:value-type="float" office:value="-0.0233207130421512" calcext:value-type="float">
            <text:p>-0.023320713042151</text:p>
          </table:table-cell>
          <table:table-cell office:value-type="float" office:value="0.099999999999068" calcext:value-type="float">
            <text:p>0.099999999999068</text:p>
          </table:table-cell>
          <table:table-cell office:value-type="float" office:value="-4.77048955893622E-017" calcext:value-type="float">
            <text:p>-4.77048955893622E-17</text:p>
          </table:table-cell>
          <table:table-cell office:value-type="float" office:value="-0.023320712490921" calcext:value-type="float">
            <text:p>-0.023320712490921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0999999999921395" calcext:value-type="float">
            <text:p>0.09999999999214</text:p>
          </table:table-cell>
          <table:table-cell office:value-type="float" office:value="-1.21430643318377E-017" calcext:value-type="float">
            <text:p>-1.21430643318377E-17</text:p>
          </table:table-cell>
          <table:table-cell office:value-type="float" office:value="-0.0233207130271054" calcext:value-type="float">
            <text:p>-0.023320713027105</text:p>
          </table:table-cell>
          <table:table-cell office:value-type="float" office:value="0.099999999999068" calcext:value-type="float">
            <text:p>0.099999999999068</text:p>
          </table:table-cell>
          <table:table-cell office:value-type="float" office:value="8.67361737988404E-017" calcext:value-type="float">
            <text:p>8.67361737988404E-17</text:p>
          </table:table-cell>
          <table:table-cell office:value-type="float" office:value="-0.023320712490922" calcext:value-type="float">
            <text:p>-0.023320712490922</text:p>
          </table:table-cell>
          <table:table-cell table:number-columns-repeated="4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0999999999925487" calcext:value-type="float">
            <text:p>0.099999999992549</text:p>
          </table:table-cell>
          <table:table-cell office:value-type="float" office:value="-1.64798730217797E-017" calcext:value-type="float">
            <text:p>-1.64798730217797E-17</text:p>
          </table:table-cell>
          <table:table-cell office:value-type="float" office:value="-0.0233207130128579" calcext:value-type="float">
            <text:p>-0.023320713012858</text:p>
          </table:table-cell>
          <table:table-cell office:value-type="float" office:value="0.1" calcext:value-type="float">
            <text:p>0.1</text:p>
          </table:table-cell>
          <table:table-cell office:value-type="float" office:value="4.59701721133854E-017" calcext:value-type="float">
            <text:p>4.59701721133854E-17</text:p>
          </table:table-cell>
          <table:table-cell office:value-type="float" office:value="-0.023320712490495" calcext:value-type="float">
            <text:p>-0.023320712490495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999999999929267" calcext:value-type="float">
            <text:p>0.099999999992927</text:p>
          </table:table-cell>
          <table:table-cell office:value-type="float" office:value="7.11236625150491E-017" calcext:value-type="float">
            <text:p>7.11236625150491E-17</text:p>
          </table:table-cell>
          <table:table-cell office:value-type="float" office:value="-0.0233207129993477" calcext:value-type="float">
            <text:p>-0.023320712999348</text:p>
          </table:table-cell>
          <table:table-cell office:value-type="float" office:value="0.099999999999065" calcext:value-type="float">
            <text:p>0.099999999999065</text:p>
          </table:table-cell>
          <table:table-cell office:value-type="float" office:value="1.47451495458029E-017" calcext:value-type="float">
            <text:p>1.47451495458029E-17</text:p>
          </table:table-cell>
          <table:table-cell office:value-type="float" office:value="-0.023320712490922" calcext:value-type="float">
            <text:p>-0.023320712490922</text:p>
          </table:table-cell>
          <table:table-cell table:number-columns-repeated="4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0999999999932764" calcext:value-type="float">
            <text:p>0.099999999993277</text:p>
          </table:table-cell>
          <table:table-cell office:value-type="float" office:value="-1.21430643318377E-017" calcext:value-type="float">
            <text:p>-1.21430643318377E-17</text:p>
          </table:table-cell>
          <table:table-cell office:value-type="float" office:value="-0.0233207129865186" calcext:value-type="float">
            <text:p>-0.023320712986519</text:p>
          </table:table-cell>
          <table:table-cell office:value-type="float" office:value="0.099999999999065" calcext:value-type="float">
            <text:p>0.099999999999065</text:p>
          </table:table-cell>
          <table:table-cell office:value-type="float" office:value="-2.60208521396521E-018" calcext:value-type="float">
            <text:p>-2.60208521396521E-18</text:p>
          </table:table-cell>
          <table:table-cell office:value-type="float" office:value="-0.023320712490923" calcext:value-type="float">
            <text:p>-0.023320712490923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0999999999936013" calcext:value-type="float">
            <text:p>0.099999999993601</text:p>
          </table:table-cell>
          <table:table-cell office:value-type="float" office:value="-5.63785129692462E-017" calcext:value-type="float">
            <text:p>-5.63785129692462E-17</text:p>
          </table:table-cell>
          <table:table-cell office:value-type="float" office:value="-0.0233207129743204" calcext:value-type="float">
            <text:p>-0.02332071297432</text:p>
          </table:table-cell>
          <table:table-cell office:value-type="float" office:value="0.099999999999065" calcext:value-type="float">
            <text:p>0.099999999999065</text:p>
          </table:table-cell>
          <table:table-cell office:value-type="float" office:value="-5.46437894932694E-017" calcext:value-type="float">
            <text:p>-5.46437894932694E-17</text:p>
          </table:table-cell>
          <table:table-cell office:value-type="float" office:value="-0.023320712490923" calcext:value-type="float">
            <text:p>-0.023320712490923</text:p>
          </table:table-cell>
          <table:table-cell table:number-columns-repeated="4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099999999993903" calcext:value-type="float">
            <text:p>0.099999999993903</text:p>
          </table:table-cell>
          <table:table-cell office:value-type="float" office:value="3.12250225675825E-017" calcext:value-type="float">
            <text:p>3.12250225675825E-17</text:p>
          </table:table-cell>
          <table:table-cell office:value-type="float" office:value="-0.0233207129627078" calcext:value-type="float">
            <text:p>-0.023320712962708</text:p>
          </table:table-cell>
          <table:table-cell office:value-type="float" office:value="0.099999999999065" calcext:value-type="float">
            <text:p>0.099999999999065</text:p>
          </table:table-cell>
          <table:table-cell office:value-type="float" office:value="4.77048955893622E-017" calcext:value-type="float">
            <text:p>4.77048955893622E-17</text:p>
          </table:table-cell>
          <table:table-cell office:value-type="float" office:value="-0.023320712490923" calcext:value-type="float">
            <text:p>-0.023320712490923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0999999999941838" calcext:value-type="float">
            <text:p>0.099999999994184</text:p>
          </table:table-cell>
          <table:table-cell office:value-type="float" office:value="1.56125112837913E-016" calcext:value-type="float">
            <text:p>1.56125112837913E-16</text:p>
          </table:table-cell>
          <table:table-cell office:value-type="float" office:value="-0.0233207129516399" calcext:value-type="float">
            <text:p>-0.02332071295164</text:p>
          </table:table-cell>
          <table:table-cell office:value-type="float" office:value="0.099999999999065" calcext:value-type="float">
            <text:p>0.099999999999065</text:p>
          </table:table-cell>
          <table:table-cell office:value-type="float" office:value="3.90312782094782E-017" calcext:value-type="float">
            <text:p>3.90312782094782E-17</text:p>
          </table:table-cell>
          <table:table-cell office:value-type="float" office:value="-0.023320712490923" calcext:value-type="float">
            <text:p>-0.023320712490923</text:p>
          </table:table-cell>
          <table:table-cell table:number-columns-repeated="4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999999999944461" calcext:value-type="float">
            <text:p>0.099999999994446</text:p>
          </table:table-cell>
          <table:table-cell office:value-type="float" office:value="1.21430643318377E-017" calcext:value-type="float">
            <text:p>1.21430643318377E-17</text:p>
          </table:table-cell>
          <table:table-cell office:value-type="float" office:value="-0.0233207129410784" calcext:value-type="float">
            <text:p>-0.023320712941078</text:p>
          </table:table-cell>
          <table:table-cell office:value-type="float" office:value="0.099999999999068" calcext:value-type="float">
            <text:p>0.099999999999068</text:p>
          </table:table-cell>
          <table:table-cell office:value-type="float" office:value="-2.25514051876985E-017" calcext:value-type="float">
            <text:p>-2.25514051876985E-17</text:p>
          </table:table-cell>
          <table:table-cell office:value-type="float" office:value="-0.023320712490921" calcext:value-type="float">
            <text:p>-0.023320712490921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0999999999946905" calcext:value-type="float">
            <text:p>0.099999999994691</text:p>
          </table:table-cell>
          <table:table-cell office:value-type="float" office:value="-1.38777878078145E-017" calcext:value-type="float">
            <text:p>-1.38777878078145E-17</text:p>
          </table:table-cell>
          <table:table-cell office:value-type="float" office:value="-0.02332071293099" calcext:value-type="float">
            <text:p>-0.02332071293099</text:p>
          </table:table-cell>
          <table:table-cell office:value-type="float" office:value="0.099999999999068" calcext:value-type="float">
            <text:p>0.099999999999068</text:p>
          </table:table-cell>
          <table:table-cell office:value-type="float" office:value="6.59194920871187E-017" calcext:value-type="float">
            <text:p>6.59194920871187E-17</text:p>
          </table:table-cell>
          <table:table-cell office:value-type="float" office:value="-0.023320712490921" calcext:value-type="float">
            <text:p>-0.023320712490921</text:p>
          </table:table-cell>
          <table:table-cell table:number-columns-repeated="4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0999999999949192" calcext:value-type="float">
            <text:p>0.099999999994919</text:p>
          </table:table-cell>
          <table:table-cell office:value-type="float" office:value="9.8879238130678E-017" calcext:value-type="float">
            <text:p>9.8879238130678E-17</text:p>
          </table:table-cell>
          <table:table-cell office:value-type="float" office:value="-0.0233207129213437" calcext:value-type="float">
            <text:p>-0.023320712921344</text:p>
          </table:table-cell>
          <table:table-cell office:value-type="float" office:value="0.099999999999068" calcext:value-type="float">
            <text:p>0.099999999999068</text:p>
          </table:table-cell>
          <table:table-cell office:value-type="float" office:value="-2.60208521396521E-018" calcext:value-type="float">
            <text:p>-2.60208521396521E-18</text:p>
          </table:table-cell>
          <table:table-cell office:value-type="float" office:value="-0.023320712490922" calcext:value-type="float">
            <text:p>-0.023320712490922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0999999999951334" calcext:value-type="float">
            <text:p>0.099999999995133</text:p>
          </table:table-cell>
          <table:table-cell office:value-type="float" office:value="9.54097911787244E-018" calcext:value-type="float">
            <text:p>9.54097911787244E-18</text:p>
          </table:table-cell>
          <table:table-cell office:value-type="float" office:value="-0.0233207129121105" calcext:value-type="float">
            <text:p>-0.023320712912111</text:p>
          </table:table-cell>
          <table:table-cell office:value-type="float" office:value="0.099999999999068" calcext:value-type="float">
            <text:p>0.099999999999068</text:p>
          </table:table-cell>
          <table:table-cell office:value-type="float" office:value="-1.12757025938492E-017" calcext:value-type="float">
            <text:p>-1.12757025938492E-17</text:p>
          </table:table-cell>
          <table:table-cell office:value-type="float" office:value="-0.023320712490921" calcext:value-type="float">
            <text:p>-0.023320712490921</text:p>
          </table:table-cell>
          <table:table-cell table:number-columns-repeated="4"/>
        </table:table-row>
        <table:table-row table:style-name="ro1">
          <table:table-cell office:value-type="float" office:value="0.790000000000001" calcext:value-type="float">
            <text:p>0.790000000000001</text:p>
          </table:table-cell>
          <table:table-cell office:value-type="float" office:value="0.0999999999953346" calcext:value-type="float">
            <text:p>0.099999999995335</text:p>
          </table:table-cell>
          <table:table-cell office:value-type="float" office:value="7.54604712049911E-017" calcext:value-type="float">
            <text:p>7.54604712049911E-17</text:p>
          </table:table-cell>
          <table:table-cell office:value-type="float" office:value="-0.0233207129032643" calcext:value-type="float">
            <text:p>-0.023320712903264</text:p>
          </table:table-cell>
          <table:table-cell office:value-type="float" office:value="0.099999999999068" calcext:value-type="float">
            <text:p>0.099999999999068</text:p>
          </table:table-cell>
          <table:table-cell office:value-type="float" office:value="-2.25514051876985E-017" calcext:value-type="float">
            <text:p>-2.25514051876985E-17</text:p>
          </table:table-cell>
          <table:table-cell office:value-type="float" office:value="-0.023320712490922" calcext:value-type="float">
            <text:p>-0.023320712490922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999999999955235" calcext:value-type="float">
            <text:p>0.099999999995524</text:p>
          </table:table-cell>
          <table:table-cell office:value-type="float" office:value="7.54604712049911E-017" calcext:value-type="float">
            <text:p>7.54604712049911E-17</text:p>
          </table:table-cell>
          <table:table-cell office:value-type="float" office:value="-0.0233207128947823" calcext:value-type="float">
            <text:p>-0.023320712894782</text:p>
          </table:table-cell>
          <table:table-cell office:value-type="float" office:value="0.1" calcext:value-type="float">
            <text:p>0.1</text:p>
          </table:table-cell>
          <table:table-cell office:value-type="float" office:value="2.68882138776405E-017" calcext:value-type="float">
            <text:p>2.68882138776405E-17</text:p>
          </table:table-cell>
          <table:table-cell office:value-type="float" office:value="-0.023320712490496" calcext:value-type="float">
            <text:p>-0.023320712490496</text:p>
          </table:table-cell>
          <table:table-cell table:number-columns-repeated="4"/>
        </table:table-row>
        <table:table-row table:style-name="ro1">
          <table:table-cell office:value-type="float" office:value="0.810000000000001" calcext:value-type="float">
            <text:p>0.810000000000001</text:p>
          </table:table-cell>
          <table:table-cell office:value-type="float" office:value="0.0999999999957009" calcext:value-type="float">
            <text:p>0.099999999995701</text:p>
          </table:table-cell>
          <table:table-cell office:value-type="float" office:value="-2.51534904016637E-017" calcext:value-type="float">
            <text:p>-2.51534904016637E-17</text:p>
          </table:table-cell>
          <table:table-cell office:value-type="float" office:value="-0.0233207128866424" calcext:value-type="float">
            <text:p>-0.023320712886642</text:p>
          </table:table-cell>
          <table:table-cell office:value-type="float" office:value="0.099999999999065" calcext:value-type="float">
            <text:p>0.099999999999065</text:p>
          </table:table-cell>
          <table:table-cell office:value-type="float" office:value="-5.46437894932694E-017" calcext:value-type="float">
            <text:p>-5.46437894932694E-17</text:p>
          </table:table-cell>
          <table:table-cell office:value-type="float" office:value="-0.023320712490923" calcext:value-type="float">
            <text:p>-0.023320712490923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0999999999958682" calcext:value-type="float">
            <text:p>0.099999999995868</text:p>
          </table:table-cell>
          <table:table-cell office:value-type="float" office:value="-1.00613961606655E-016" calcext:value-type="float">
            <text:p>-1.00613961606655E-16</text:p>
          </table:table-cell>
          <table:table-cell office:value-type="float" office:value="-0.0233207128788227" calcext:value-type="float">
            <text:p>-0.023320712878823</text:p>
          </table:table-cell>
          <table:table-cell office:value-type="float" office:value="0.099999999999065" calcext:value-type="float">
            <text:p>0.099999999999065</text:p>
          </table:table-cell>
          <table:table-cell office:value-type="float" office:value="-4.9439619065339E-017" calcext:value-type="float">
            <text:p>-4.9439619065339E-17</text:p>
          </table:table-cell>
          <table:table-cell office:value-type="float" office:value="-0.023320712490923" calcext:value-type="float">
            <text:p>-0.023320712490923</text:p>
          </table:table-cell>
          <table:table-cell table:number-columns-repeated="4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099999999996026" calcext:value-type="float">
            <text:p>0.099999999996026</text:p>
          </table:table-cell>
          <table:table-cell office:value-type="float" office:value="-6.67868538251071E-017" calcext:value-type="float">
            <text:p>-6.67868538251071E-17</text:p>
          </table:table-cell>
          <table:table-cell office:value-type="float" office:value="-0.0233207128713058" calcext:value-type="float">
            <text:p>-0.023320712871306</text:p>
          </table:table-cell>
          <table:table-cell office:value-type="float" office:value="0.099999999999065" calcext:value-type="float">
            <text:p>0.099999999999065</text:p>
          </table:table-cell>
          <table:table-cell office:value-type="float" office:value="-8.67361737988404E-017" calcext:value-type="float">
            <text:p>-8.67361737988404E-17</text:p>
          </table:table-cell>
          <table:table-cell office:value-type="float" office:value="-0.023320712490923" calcext:value-type="float">
            <text:p>-0.023320712490923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0999999999961747" calcext:value-type="float">
            <text:p>0.099999999996175</text:p>
          </table:table-cell>
          <table:table-cell office:value-type="float" office:value="1.11022302462516E-016" calcext:value-type="float">
            <text:p>1.11022302462516E-16</text:p>
          </table:table-cell>
          <table:table-cell office:value-type="float" office:value="-0.0233207128640753" calcext:value-type="float">
            <text:p>-0.023320712864075</text:p>
          </table:table-cell>
          <table:table-cell office:value-type="float" office:value="0.099999999999065" calcext:value-type="float">
            <text:p>0.099999999999065</text:p>
          </table:table-cell>
          <table:table-cell office:value-type="float" office:value="-3.46944695195361E-017" calcext:value-type="float">
            <text:p>-3.46944695195361E-17</text:p>
          </table:table-cell>
          <table:table-cell office:value-type="float" office:value="-0.023320712490923" calcext:value-type="float">
            <text:p>-0.023320712490923</text:p>
          </table:table-cell>
          <table:table-cell table:number-columns-repeated="4"/>
        </table:table-row>
        <table:table-row table:style-name="ro1">
          <table:table-cell office:value-type="float" office:value="0.850000000000001" calcext:value-type="float">
            <text:p>0.850000000000001</text:p>
          </table:table-cell>
          <table:table-cell office:value-type="float" office:value="0.0999999999963154" calcext:value-type="float">
            <text:p>0.099999999996315</text:p>
          </table:table-cell>
          <table:table-cell office:value-type="float" office:value="-7.11236625150491E-017" calcext:value-type="float">
            <text:p>-7.11236625150491E-17</text:p>
          </table:table-cell>
          <table:table-cell office:value-type="float" office:value="-0.0233207128571135" calcext:value-type="float">
            <text:p>-0.023320712857114</text:p>
          </table:table-cell>
          <table:table-cell office:value-type="float" office:value="0.099999999999065" calcext:value-type="float">
            <text:p>0.099999999999065</text:p>
          </table:table-cell>
          <table:table-cell office:value-type="float" office:value="-3.64291929955129E-017" calcext:value-type="float">
            <text:p>-3.64291929955129E-17</text:p>
          </table:table-cell>
          <table:table-cell office:value-type="float" office:value="-0.023320712490923" calcext:value-type="float">
            <text:p>-0.023320712490923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0999999999964483" calcext:value-type="float">
            <text:p>0.099999999996448</text:p>
          </table:table-cell>
          <table:table-cell office:value-type="float" office:value="-8.50014503228636E-017" calcext:value-type="float">
            <text:p>-8.50014503228636E-17</text:p>
          </table:table-cell>
          <table:table-cell office:value-type="float" office:value="-0.0233207128504067" calcext:value-type="float">
            <text:p>-0.023320712850407</text:p>
          </table:table-cell>
          <table:table-cell office:value-type="float" office:value="0.099999999999068" calcext:value-type="float">
            <text:p>0.099999999999068</text:p>
          </table:table-cell>
          <table:table-cell office:value-type="float" office:value="-6.33174068731535E-017" calcext:value-type="float">
            <text:p>-6.33174068731535E-17</text:p>
          </table:table-cell>
          <table:table-cell office:value-type="float" office:value="-0.023320712490921" calcext:value-type="float">
            <text:p>-0.023320712490921</text:p>
          </table:table-cell>
          <table:table-cell table:number-columns-repeated="4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0999999999965739" calcext:value-type="float">
            <text:p>0.099999999996574</text:p>
          </table:table-cell>
          <table:table-cell office:value-type="float" office:value="-1.45716771982052E-016" calcext:value-type="float">
            <text:p>-1.45716771982052E-16</text:p>
          </table:table-cell>
          <table:table-cell office:value-type="float" office:value="-0.0233207128439409" calcext:value-type="float">
            <text:p>-0.023320712843941</text:p>
          </table:table-cell>
          <table:table-cell office:value-type="float" office:value="0.099999999999068" calcext:value-type="float">
            <text:p>0.099999999999068</text:p>
          </table:table-cell>
          <table:table-cell office:value-type="float" office:value="-2.51534904016637E-017" calcext:value-type="float">
            <text:p>-2.51534904016637E-17</text:p>
          </table:table-cell>
          <table:table-cell office:value-type="float" office:value="-0.023320712490921" calcext:value-type="float">
            <text:p>-0.023320712490921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0999999999966937" calcext:value-type="float">
            <text:p>0.099999999996694</text:p>
          </table:table-cell>
          <table:table-cell office:value-type="float" office:value="8.67361737988404E-019" calcext:value-type="float">
            <text:p>8.67361737988404E-19</text:p>
          </table:table-cell>
          <table:table-cell office:value-type="float" office:value="-0.0233207128377027" calcext:value-type="float">
            <text:p>-0.023320712837703</text:p>
          </table:table-cell>
          <table:table-cell office:value-type="float" office:value="0.099999999999068" calcext:value-type="float">
            <text:p>0.099999999999068</text:p>
          </table:table-cell>
          <table:table-cell office:value-type="float" office:value="-6.41847686111419E-017" calcext:value-type="float">
            <text:p>-6.41847686111419E-17</text:p>
          </table:table-cell>
          <table:table-cell office:value-type="float" office:value="-0.023320712490922" calcext:value-type="float">
            <text:p>-0.023320712490922</text:p>
          </table:table-cell>
          <table:table-cell table:number-columns-repeated="4"/>
        </table:table-row>
        <table:table-row table:style-name="ro1">
          <table:table-cell office:value-type="float" office:value="0.890000000000001" calcext:value-type="float">
            <text:p>0.890000000000001</text:p>
          </table:table-cell>
          <table:table-cell office:value-type="float" office:value="0.0999999999968068" calcext:value-type="float">
            <text:p>0.099999999996807</text:p>
          </table:table-cell>
          <table:table-cell office:value-type="float" office:value="1.09287578986539E-016" calcext:value-type="float">
            <text:p>1.09287578986539E-16</text:p>
          </table:table-cell>
          <table:table-cell office:value-type="float" office:value="-0.0233207128316817" calcext:value-type="float">
            <text:p>-0.023320712831682</text:p>
          </table:table-cell>
          <table:table-cell office:value-type="float" office:value="0.099999999999068" calcext:value-type="float">
            <text:p>0.099999999999068</text:p>
          </table:table-cell>
          <table:table-cell office:value-type="float" office:value="1.47451495458029E-017" calcext:value-type="float">
            <text:p>1.47451495458029E-17</text:p>
          </table:table-cell>
          <table:table-cell office:value-type="float" office:value="-0.023320712490921" calcext:value-type="float">
            <text:p>-0.023320712490921</text:p>
          </table:table-cell>
          <table:table-cell table:number-columns-repeated="4"/>
        </table:table-row>
        <table:table-row table:style-name="ro1">
          <table:table-cell office:value-type="float" office:value="0.900000000000001" calcext:value-type="float">
            <text:p>0.900000000000001</text:p>
          </table:table-cell>
          <table:table-cell office:value-type="float" office:value="0.0999999999969144" calcext:value-type="float">
            <text:p>0.099999999996914</text:p>
          </table:table-cell>
          <table:table-cell office:value-type="float" office:value="8.41340885848751E-017" calcext:value-type="float">
            <text:p>8.41340885848751E-17</text:p>
          </table:table-cell>
          <table:table-cell office:value-type="float" office:value="-0.0233207128258655" calcext:value-type="float">
            <text:p>-0.023320712825866</text:p>
          </table:table-cell>
          <table:table-cell office:value-type="float" office:value="0.099999999999068" calcext:value-type="float">
            <text:p>0.099999999999068</text:p>
          </table:table-cell>
          <table:table-cell office:value-type="float" office:value="-1.12757025938492E-017" calcext:value-type="float">
            <text:p>-1.12757025938492E-17</text:p>
          </table:table-cell>
          <table:table-cell office:value-type="float" office:value="-0.023320712490921" calcext:value-type="float">
            <text:p>-0.023320712490921</text:p>
          </table:table-cell>
          <table:table-cell table:number-columns-repeated="4"/>
        </table:table-row>
        <table:table-row table:style-name="ro1">
          <table:table-cell office:value-type="float" office:value="0.910000000000001" calcext:value-type="float">
            <text:p>0.910000000000001</text:p>
          </table:table-cell>
          <table:table-cell office:value-type="float" office:value="0.0999999999970164" calcext:value-type="float">
            <text:p>0.099999999997017</text:p>
          </table:table-cell>
          <table:table-cell office:value-type="float" office:value="-3.98986399474666E-017" calcext:value-type="float">
            <text:p>-3.98986399474666E-17</text:p>
          </table:table-cell>
          <table:table-cell office:value-type="float" office:value="-0.0233207128202446" calcext:value-type="float">
            <text:p>-0.023320712820245</text:p>
          </table:table-cell>
          <table:table-cell office:value-type="float" office:value="0.1" calcext:value-type="float">
            <text:p>0.1</text:p>
          </table:table-cell>
          <table:table-cell office:value-type="float" office:value="-9.54097911787244E-018" calcext:value-type="float">
            <text:p>-9.54097911787244E-18</text:p>
          </table:table-cell>
          <table:table-cell office:value-type="float" office:value="-0.023320712490495" calcext:value-type="float">
            <text:p>-0.023320712490495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0999999999971135" calcext:value-type="float">
            <text:p>0.099999999997114</text:p>
          </table:table-cell>
          <table:table-cell office:value-type="float" office:value="1.55257751099924E-016" calcext:value-type="float">
            <text:p>1.55257751099924E-16</text:p>
          </table:table-cell>
          <table:table-cell office:value-type="float" office:value="-0.0233207128148086" calcext:value-type="float">
            <text:p>-0.023320712814809</text:p>
          </table:table-cell>
          <table:table-cell office:value-type="float" office:value="0.099999999999065" calcext:value-type="float">
            <text:p>0.099999999999065</text:p>
          </table:table-cell>
          <table:table-cell office:value-type="float" office:value="-4.33680868994202E-018" calcext:value-type="float">
            <text:p>-4.33680868994202E-18</text:p>
          </table:table-cell>
          <table:table-cell office:value-type="float" office:value="-0.023320712490923" calcext:value-type="float">
            <text:p>-0.023320712490923</text:p>
          </table:table-cell>
          <table:table-cell table:number-columns-repeated="4"/>
        </table:table-row>
        <table:table-row table:style-name="ro1">
          <table:table-cell office:value-type="float" office:value="0.930000000000001" calcext:value-type="float">
            <text:p>0.930000000000001</text:p>
          </table:table-cell>
          <table:table-cell office:value-type="float" office:value="0.0999999999972062" calcext:value-type="float">
            <text:p>0.099999999997206</text:p>
          </table:table-cell>
          <table:table-cell office:value-type="float" office:value="4.16333634234434E-017" calcext:value-type="float">
            <text:p>4.16333634234434E-17</text:p>
          </table:table-cell>
          <table:table-cell office:value-type="float" office:value="-0.0233207128095489" calcext:value-type="float">
            <text:p>-0.023320712809549</text:p>
          </table:table-cell>
          <table:table-cell office:value-type="float" office:value="0.099999999999065" calcext:value-type="float">
            <text:p>0.099999999999065</text:p>
          </table:table-cell>
          <table:table-cell office:value-type="float" office:value="-2.51534904016637E-017" calcext:value-type="float">
            <text:p>-2.51534904016637E-17</text:p>
          </table:table-cell>
          <table:table-cell office:value-type="float" office:value="-0.023320712490922" calcext:value-type="float">
            <text:p>-0.023320712490922</text:p>
          </table:table-cell>
          <table:table-cell table:number-columns-repeated="4"/>
        </table:table-row>
        <table:table-row table:style-name="ro1">
          <table:table-cell office:value-type="float" office:value="0.940000000000001" calcext:value-type="float">
            <text:p>0.940000000000001</text:p>
          </table:table-cell>
          <table:table-cell office:value-type="float" office:value="0.099999999997294" calcext:value-type="float">
            <text:p>0.099999999997294</text:p>
          </table:table-cell>
          <table:table-cell office:value-type="float" office:value="1.04950770296597E-016" calcext:value-type="float">
            <text:p>1.04950770296597E-16</text:p>
          </table:table-cell>
          <table:table-cell office:value-type="float" office:value="-0.0233207128044576" calcext:value-type="float">
            <text:p>-0.023320712804458</text:p>
          </table:table-cell>
          <table:table-cell office:value-type="float" office:value="0.099999999999065" calcext:value-type="float">
            <text:p>0.099999999999065</text:p>
          </table:table-cell>
          <table:table-cell office:value-type="float" office:value="-2.94902990916057E-017" calcext:value-type="float">
            <text:p>-2.94902990916057E-17</text:p>
          </table:table-cell>
          <table:table-cell office:value-type="float" office:value="-0.023320712490923" calcext:value-type="float">
            <text:p>-0.023320712490923</text:p>
          </table:table-cell>
          <table:table-cell table:number-columns-repeated="4"/>
        </table:table-row>
        <table:table-row table:style-name="ro1">
          <table:table-cell office:value-type="float" office:value="0.950000000000001" calcext:value-type="float">
            <text:p>0.950000000000001</text:p>
          </table:table-cell>
          <table:table-cell office:value-type="float" office:value="0.0999999999973784" calcext:value-type="float">
            <text:p>0.099999999997378</text:p>
          </table:table-cell>
          <table:table-cell office:value-type="float" office:value="-8.67361737988404E-019" calcext:value-type="float">
            <text:p>-8.67361737988404E-19</text:p>
          </table:table-cell>
          <table:table-cell office:value-type="float" office:value="-0.023320712799526" calcext:value-type="float">
            <text:p>-0.023320712799526</text:p>
          </table:table-cell>
          <table:table-cell office:value-type="float" office:value="0.099999999999065" calcext:value-type="float">
            <text:p>0.099999999999065</text:p>
          </table:table-cell>
          <table:table-cell office:value-type="float" office:value="-1.07552855510562E-016" calcext:value-type="float">
            <text:p>-1.07552855510562E-16</text:p>
          </table:table-cell>
          <table:table-cell office:value-type="float" office:value="-0.023320712490923" calcext:value-type="float">
            <text:p>-0.023320712490923</text:p>
          </table:table-cell>
          <table:table-cell table:number-columns-repeated="4"/>
        </table:table-row>
        <table:table-row table:style-name="ro1">
          <table:table-cell office:value-type="float" office:value="0.960000000000001" calcext:value-type="float">
            <text:p>0.960000000000001</text:p>
          </table:table-cell>
          <table:table-cell office:value-type="float" office:value="0.0999999999974584" calcext:value-type="float">
            <text:p>0.099999999997458</text:p>
          </table:table-cell>
          <table:table-cell office:value-type="float" office:value="-1.37043154602168E-016" calcext:value-type="float">
            <text:p>-1.37043154602168E-16</text:p>
          </table:table-cell>
          <table:table-cell office:value-type="float" office:value="-0.0233207127947462" calcext:value-type="float">
            <text:p>-0.023320712794746</text:p>
          </table:table-cell>
          <table:table-cell office:value-type="float" office:value="0.099999999999065" calcext:value-type="float">
            <text:p>0.099999999999065</text:p>
          </table:table-cell>
          <table:table-cell office:value-type="float" office:value="-2.25514051876985E-017" calcext:value-type="float">
            <text:p>-2.25514051876985E-17</text:p>
          </table:table-cell>
          <table:table-cell office:value-type="float" office:value="-0.023320712490923" calcext:value-type="float">
            <text:p>-0.023320712490923</text:p>
          </table:table-cell>
          <table:table-cell table:number-columns-repeated="4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0999999999975345" calcext:value-type="float">
            <text:p>0.099999999997535</text:p>
          </table:table-cell>
          <table:table-cell office:value-type="float" office:value="1.82145964977565E-017" calcext:value-type="float">
            <text:p>1.82145964977565E-17</text:p>
          </table:table-cell>
          <table:table-cell office:value-type="float" office:value="-0.0233207127901136" calcext:value-type="float">
            <text:p>-0.023320712790114</text:p>
          </table:table-cell>
          <table:table-cell office:value-type="float" office:value="0.099999999999068" calcext:value-type="float">
            <text:p>0.099999999999068</text:p>
          </table:table-cell>
          <table:table-cell office:value-type="float" office:value="-3.20923843055709E-017" calcext:value-type="float">
            <text:p>-3.20923843055709E-17</text:p>
          </table:table-cell>
          <table:table-cell office:value-type="float" office:value="-0.023320712490922" calcext:value-type="float">
            <text:p>-0.023320712490922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0999999999976079" calcext:value-type="float">
            <text:p>0.099999999997608</text:p>
          </table:table-cell>
          <table:table-cell office:value-type="float" office:value="7.54604712049911E-017" calcext:value-type="float">
            <text:p>7.54604712049911E-17</text:p>
          </table:table-cell>
          <table:table-cell office:value-type="float" office:value="-0.023320712785619" calcext:value-type="float">
            <text:p>-0.023320712785619</text:p>
          </table:table-cell>
          <table:table-cell office:value-type="float" office:value="0.099999999999068" calcext:value-type="float">
            <text:p>0.099999999999068</text:p>
          </table:table-cell>
          <table:table-cell office:value-type="float" office:value="-5.29090660172926E-017" calcext:value-type="float">
            <text:p>-5.29090660172926E-17</text:p>
          </table:table-cell>
          <table:table-cell office:value-type="float" office:value="-0.023320712490921" calcext:value-type="float">
            <text:p>-0.023320712490921</text:p>
          </table:table-cell>
          <table:table-cell table:number-columns-repeated="4"/>
        </table:table-row>
        <table:table-row table:style-name="ro1">
          <table:table-cell office:value-type="float" office:value="0.990000000000001" calcext:value-type="float">
            <text:p>0.990000000000001</text:p>
          </table:table-cell>
          <table:table-cell office:value-type="float" office:value="0.0999999999976781" calcext:value-type="float">
            <text:p>0.099999999997678</text:p>
          </table:table-cell>
          <table:table-cell office:value-type="float" office:value="-8.41340885848751E-017" calcext:value-type="float">
            <text:p>-8.41340885848751E-17</text:p>
          </table:table-cell>
          <table:table-cell office:value-type="float" office:value="-0.0233207127812572" calcext:value-type="float">
            <text:p>-0.023320712781257</text:p>
          </table:table-cell>
          <table:table-cell office:value-type="float" office:value="0.099999999999068" calcext:value-type="float">
            <text:p>0.099999999999068</text:p>
          </table:table-cell>
          <table:table-cell office:value-type="float" office:value="-3.46944695195361E-018" calcext:value-type="float">
            <text:p>-3.46944695195361E-18</text:p>
          </table:table-cell>
          <table:table-cell office:value-type="float" office:value="-0.023320712490922" calcext:value-type="float">
            <text:p>-0.02332071249092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99999999997745" calcext:value-type="float">
            <text:p>0.099999999997745</text:p>
          </table:table-cell>
          <table:table-cell office:value-type="float" office:value="8.84708972748172E-017" calcext:value-type="float">
            <text:p>8.84708972748172E-17</text:p>
          </table:table-cell>
          <table:table-cell office:value-type="float" office:value="-0.0233207127770225" calcext:value-type="float">
            <text:p>-0.023320712777023</text:p>
          </table:table-cell>
          <table:table-cell office:value-type="float" office:value="0.099999999999068" calcext:value-type="float">
            <text:p>0.099999999999068</text:p>
          </table:table-cell>
          <table:table-cell office:value-type="float" office:value="-7.19910242530375E-017" calcext:value-type="float">
            <text:p>-7.19910242530375E-17</text:p>
          </table:table-cell>
          <table:table-cell office:value-type="float" office:value="-0.023320712490921" calcext:value-type="float">
            <text:p>-0.023320712490921</text:p>
          </table:table-cell>
          <table:table-cell table:number-columns-repeated="4"/>
        </table:table-row>
      </table:table>
      <table:table table:name="gn" table:style-name="ta1">
        <table:shapes>
          <draw:frame draw:z-index="0" draw:style-name="gr1" draw:text-style-name="P1" svg:width="6.2988in" svg:height="3.5429in" svg:x="0.2563in" svg:y="1.0016in">
            <draw:object draw:notify-on-update-of-ranges="gn.A1:gn.A1 gn.A2:gn.A101 gn.B1:gn.B1 gn.B2:gn.B101 gn.A1:gn.A1 gn.A2:gn.A101 gn.C1:gn.C1 gn.C2:gn.C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ce1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gn (fixed)</text:p>
          </table:table-cell>
          <table:table-cell office:value-type="string" calcext:value-type="string">
            <text:p>gn (rehooked)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0.00000228517311506859" calcext:value-type="float">
            <text:p>-2.28517311506859E-06</text:p>
          </table:table-cell>
          <table:table-cell office:value-type="float" office:value="-0.00000228517311506859" calcext:value-type="float">
            <text:p>-2.28517311506859E-06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-0.00000610695933800365" calcext:value-type="float">
            <text:p>-6.10695933800365E-06</text:p>
          </table:table-cell>
          <table:table-cell office:value-type="float" office:value="-0.00000610695933800365" calcext:value-type="float">
            <text:p>-6.10695933800365E-06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table:number-columns-repeated="2" office:value-type="float" office:value="-0.00000994784025167006" calcext:value-type="float">
            <text:p>-9.94784025167006E-06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0.0000138080520051403" calcext:value-type="float">
            <text:p>-1.38080520051403E-05</text:p>
          </table:table-cell>
          <table:table-cell office:value-type="float" office:value="-0.0000138080520051403" calcext:value-type="float">
            <text:p>-1.38080520051403E-0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0000176878321753587" calcext:value-type="float">
            <text:p>-1.76878321753587E-05</text:p>
          </table:table-cell>
          <table:table-cell office:value-type="float" office:value="-0.0000176878321753587" calcext:value-type="float">
            <text:p>-1.76878321753587E-05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-0.0000215874196570348" calcext:value-type="float">
            <text:p>-2.15874196570348E-05</text:p>
          </table:table-cell>
          <table:table-cell office:value-type="float" office:value="-0.0000215874196570348" calcext:value-type="float">
            <text:p>-2.15874196570348E-05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0000255070545510938" calcext:value-type="float">
            <text:p>-2.55070545510938E-05</text:p>
          </table:table-cell>
          <table:table-cell office:value-type="float" office:value="-0.0000255070545510938" calcext:value-type="float">
            <text:p>-2.55070545510938E-05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-0.0000254712374087307" calcext:value-type="float">
            <text:p>-2.54712374087307E-05</text:p>
          </table:table-cell>
          <table:table-cell office:value-type="float" office:value="-0.0000254712374087307" calcext:value-type="float">
            <text:p>-2.54712374087307E-05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-0.0000253638167892339" calcext:value-type="float">
            <text:p>-2.53638167892339E-05</text:p>
          </table:table-cell>
          <table:table-cell office:value-type="float" office:value="-0.0000253638167892339" calcext:value-type="float">
            <text:p>-2.53638167892339E-0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-0.0000251848853562026" calcext:value-type="float">
            <text:p>-2.51848853562026E-05</text:p>
          </table:table-cell>
          <table:table-cell office:value-type="float" office:value="-0.0000251848853562026" calcext:value-type="float">
            <text:p>-2.51848853562026E-05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0000249345980901303" calcext:value-type="float">
            <text:p>-2.49345980901303E-05</text:p>
          </table:table-cell>
          <table:table-cell office:value-type="float" office:value="-0.0000249345980901303" calcext:value-type="float">
            <text:p>-2.49345980901303E-05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table:number-columns-repeated="2" office:value-type="float" office:value="-0.0000246131731053284" calcext:value-type="float">
            <text:p>-2.46131731053284E-0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-0.0000242208927432042" calcext:value-type="float">
            <text:p>-2.42208927432042E-05</text:p>
          </table:table-cell>
          <table:table-cell office:value-type="float" office:value="-0.0000242208927432042" calcext:value-type="float">
            <text:p>-2.42208927432042E-05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-0.0000237581049103361" calcext:value-type="float">
            <text:p>-2.37581049103361E-05</text:p>
          </table:table-cell>
          <table:table-cell office:value-type="float" office:value="-0.0000237581049103361" calcext:value-type="float">
            <text:p>-2.37581049103361E-0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0000232252246141901" calcext:value-type="float">
            <text:p>-2.32252246141901E-05</text:p>
          </table:table-cell>
          <table:table-cell office:value-type="float" office:value="-0.0000232252246141901" calcext:value-type="float">
            <text:p>-2.32252246141901E-05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-0.0000226227356412631" calcext:value-type="float">
            <text:p>-2.26227356412631E-05</text:p>
          </table:table-cell>
          <table:table-cell office:value-type="float" office:value="-0.0000226227356412631" calcext:value-type="float">
            <text:p>-2.26227356412631E-05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-0.00002195119231721" calcext:value-type="float">
            <text:p>-2.195119231721E-05</text:p>
          </table:table-cell>
          <table:table-cell office:value-type="float" office:value="-0.00002195119231721" calcext:value-type="float">
            <text:p>-2.195119231721E-05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-0.0000212112212843452" calcext:value-type="float">
            <text:p>-2.12112212843452E-05</text:p>
          </table:table-cell>
          <table:table-cell office:value-type="float" office:value="-0.0000212112212843452" calcext:value-type="float">
            <text:p>-2.12112212843452E-0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-0.0000204035232304195" calcext:value-type="float">
            <text:p>-2.04035232304195E-05</text:p>
          </table:table-cell>
          <table:table-cell office:value-type="float" office:value="-0.0000204035232304195" calcext:value-type="float">
            <text:p>-2.04035232304195E-0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0000195288745013858" calcext:value-type="float">
            <text:p>-1.95288745013858E-05</text:p>
          </table:table-cell>
          <table:table-cell office:value-type="float" office:value="-0.0000195288745013858" calcext:value-type="float">
            <text:p>-1.95288745013858E-0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-0.0000185881285339959" calcext:value-type="float">
            <text:p>-1.85881285339959E-05</text:p>
          </table:table-cell>
          <table:table-cell office:value-type="float" office:value="-0.0000185881285339959" calcext:value-type="float">
            <text:p>-1.85881285339959E-05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-0.000017582217046036" calcext:value-type="float">
            <text:p>-1.7582217046036E-05</text:p>
          </table:table-cell>
          <table:table-cell office:value-type="float" office:value="-0.000017582217046036" calcext:value-type="float">
            <text:p>-1.7582217046036E-0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-0.000016512150927385" calcext:value-type="float">
            <text:p>-1.6512150927385E-05</text:p>
          </table:table-cell>
          <table:table-cell office:value-type="float" office:value="-0.000016512150927385" calcext:value-type="float">
            <text:p>-1.6512150927385E-05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-0.0000153790207810534" calcext:value-type="float">
            <text:p>-1.53790207810534E-05</text:p>
          </table:table-cell>
          <table:table-cell office:value-type="float" office:value="-0.0000153790207810534" calcext:value-type="float">
            <text:p>-1.53790207810534E-0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-0.0000141839970703161" calcext:value-type="float">
            <text:p>-1.41839970703161E-05</text:p>
          </table:table-cell>
          <table:table-cell office:value-type="float" office:value="-0.0000141839970703161" calcext:value-type="float">
            <text:p>-1.41839970703161E-05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-0.000013174280387232" calcext:value-type="float">
            <text:p>-1.3174280387232E-05</text:p>
          </table:table-cell>
          <table:table-cell office:value-type="float" office:value="-0.000013174280387232" calcext:value-type="float">
            <text:p>-1.3174280387232E-0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-0.0000232698245009738" calcext:value-type="float">
            <text:p>-2.32698245009738E-05</text:p>
          </table:table-cell>
          <table:table-cell office:value-type="float" office:value="-0.0000232710083069854" calcext:value-type="float">
            <text:p>-2.32710083069854E-05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-0.0000232964809851674" calcext:value-type="float">
            <text:p>-2.32964809851674E-05</text:p>
          </table:table-cell>
          <table:table-cell office:value-type="float" office:value="-0.0000233204947840682" calcext:value-type="float">
            <text:p>-2.33204947840682E-0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-0.0000233048107474709" calcext:value-type="float">
            <text:p>-2.33048107474709E-05</text:p>
          </table:table-cell>
          <table:table-cell office:value-type="float" office:value="-0.0000233207115374195" calcext:value-type="float">
            <text:p>-2.33207115374195E-0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-0.0000233088786999458" calcext:value-type="float">
            <text:p>-2.33088786999458E-05</text:p>
          </table:table-cell>
          <table:table-cell office:value-type="float" office:value="-0.0000233207124867296" calcext:value-type="float">
            <text:p>-2.33207124867296E-0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-0.0000233112893327989" calcext:value-type="float">
            <text:p>-2.33112893327989E-05</text:p>
          </table:table-cell>
          <table:table-cell office:value-type="float" office:value="-0.0000233207124904697" calcext:value-type="float">
            <text:p>-2.33207124904697E-05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-0.0000233128840387009" calcext:value-type="float">
            <text:p>-2.33128840387009E-05</text:p>
          </table:table-cell>
          <table:table-cell office:value-type="float" office:value="-0.0000233207124909207" calcext:value-type="float">
            <text:p>-2.33207124909207E-0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0.0000233140171149934" calcext:value-type="float">
            <text:p>-2.33140171149934E-05</text:p>
          </table:table-cell>
          <table:table-cell office:value-type="float" office:value="-0.0000233207124909068" calcext:value-type="float">
            <text:p>-2.33207124909068E-05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0000233148636638592" calcext:value-type="float">
            <text:p>-2.33148636638592E-05</text:p>
          </table:table-cell>
          <table:table-cell office:value-type="float" office:value="-0.0000233207124909138" calcext:value-type="float">
            <text:p>-2.33207124909138E-0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0000233155201697019" calcext:value-type="float">
            <text:p>-2.33155201697019E-05</text:p>
          </table:table-cell>
          <table:table-cell office:value-type="float" office:value="-0.0000233207124909207" calcext:value-type="float">
            <text:p>-2.33207124909207E-05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-0.0000233160441688862" calcext:value-type="float">
            <text:p>-2.33160441688862E-05</text:p>
          </table:table-cell>
          <table:table-cell office:value-type="float" office:value="-0.0000233207124909207" calcext:value-type="float">
            <text:p>-2.33207124909207E-05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-0.0000233164721009788" calcext:value-type="float">
            <text:p>-2.33164721009788E-05</text:p>
          </table:table-cell>
          <table:table-cell office:value-type="float" office:value="-0.0000233207124909346" calcext:value-type="float">
            <text:p>-2.33207124909346E-05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-0.0000233168281662047" calcext:value-type="float">
            <text:p>-2.33168281662047E-05</text:p>
          </table:table-cell>
          <table:table-cell office:value-type="float" office:value="-0.0000233207124909276" calcext:value-type="float">
            <text:p>-2.33207124909276E-05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-0.0000233171290661069" calcext:value-type="float">
            <text:p>-2.33171290661069E-05</text:p>
          </table:table-cell>
          <table:table-cell office:value-type="float" office:value="-0.0000233207124909276" calcext:value-type="float">
            <text:p>-2.33207124909276E-0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0000233173866991607" calcext:value-type="float">
            <text:p>-2.33173866991607E-05</text:p>
          </table:table-cell>
          <table:table-cell office:value-type="float" office:value="-0.0000233207124909276" calcext:value-type="float">
            <text:p>-2.33207124909276E-05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-0.0000233176097715199" calcext:value-type="float">
            <text:p>-2.33176097715199E-05</text:p>
          </table:table-cell>
          <table:table-cell office:value-type="float" office:value="-0.0000233207124909346" calcext:value-type="float">
            <text:p>-2.33207124909346E-05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-0.0000233178048004018" calcext:value-type="float">
            <text:p>-2.33178048004018E-05</text:p>
          </table:table-cell>
          <table:table-cell office:value-type="float" office:value="-0.0000233207124904766" calcext:value-type="float">
            <text:p>-2.33207124904766E-05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-0.0000233179767612432" calcext:value-type="float">
            <text:p>-2.33179767612432E-05</text:p>
          </table:table-cell>
          <table:table-cell office:value-type="float" office:value="-0.0000233207124909068" calcext:value-type="float">
            <text:p>-2.33207124909068E-05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-0.0000233181295182516" calcext:value-type="float">
            <text:p>-2.33181295182516E-05</text:p>
          </table:table-cell>
          <table:table-cell office:value-type="float" office:value="-0.0000233207124909138" calcext:value-type="float">
            <text:p>-2.33207124909138E-0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000023318266118233" calcext:value-type="float">
            <text:p>-2.3318266118233E-05</text:p>
          </table:table-cell>
          <table:table-cell office:value-type="float" office:value="-0.0000233207124909346" calcext:value-type="float">
            <text:p>-2.33207124909346E-05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-0.0000233183889957883" calcext:value-type="float">
            <text:p>-2.33183889957883E-05</text:p>
          </table:table-cell>
          <table:table-cell office:value-type="float" office:value="-0.0000233207124909276" calcext:value-type="float">
            <text:p>-2.33207124909276E-0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-0.0000233185001197941" calcext:value-type="float">
            <text:p>-2.33185001197941E-05</text:p>
          </table:table-cell>
          <table:table-cell office:value-type="float" office:value="-0.0000233207124909207" calcext:value-type="float">
            <text:p>-2.33207124909207E-05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-0.0000233186010996783" calcext:value-type="float">
            <text:p>-2.33186010996783E-05</text:p>
          </table:table-cell>
          <table:table-cell office:value-type="float" office:value="-0.0000233207124909207" calcext:value-type="float">
            <text:p>-2.33207124909207E-05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-0.0000233186932638296" calcext:value-type="float">
            <text:p>-2.33186932638296E-05</text:p>
          </table:table-cell>
          <table:table-cell office:value-type="float" office:value="-0.0000233207124909276" calcext:value-type="float">
            <text:p>-2.33207124909276E-0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0000233187777184049" calcext:value-type="float">
            <text:p>-2.33187777184049E-05</text:p>
          </table:table-cell>
          <table:table-cell office:value-type="float" office:value="-0.0000233207124909138" calcext:value-type="float">
            <text:p>-2.33207124909138E-05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-0.0000233188553919392" calcext:value-type="float">
            <text:p>-2.33188553919392E-05</text:p>
          </table:table-cell>
          <table:table-cell office:value-type="float" office:value="-0.0000233207124909415" calcext:value-type="float">
            <text:p>-2.33207124909415E-05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-0.0000233189270696099" calcext:value-type="float">
            <text:p>-2.33189270696099E-05</text:p>
          </table:table-cell>
          <table:table-cell office:value-type="float" office:value="-0.0000233207124909207" calcext:value-type="float">
            <text:p>-2.33207124909207E-05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-0.0000233189934198894" calcext:value-type="float">
            <text:p>-2.33189934198894E-05</text:p>
          </table:table-cell>
          <table:table-cell office:value-type="float" office:value="-0.0000233207124904905" calcext:value-type="float">
            <text:p>-2.33207124904905E-05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0000233190550154028" calcext:value-type="float">
            <text:p>-2.33190550154028E-05</text:p>
          </table:table-cell>
          <table:table-cell office:value-type="float" office:value="-0.0000233207124909276" calcext:value-type="float">
            <text:p>-2.33207124909276E-0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0000233191123495818" calcext:value-type="float">
            <text:p>-2.33191123495818E-05</text:p>
          </table:table-cell>
          <table:table-cell office:value-type="float" office:value="-0.0000233207124908999" calcext:value-type="float">
            <text:p>-2.33207124908999E-05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-0.0000233191658498486" calcext:value-type="float">
            <text:p>-2.33191658498486E-05</text:p>
          </table:table-cell>
          <table:table-cell office:value-type="float" office:value="-0.0000233207124909346" calcext:value-type="float">
            <text:p>-2.33207124909346E-05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-0.0000233192158883289" calcext:value-type="float">
            <text:p>-2.33192158883289E-05</text:p>
          </table:table-cell>
          <table:table-cell office:value-type="float" office:value="-0.0000233207124909207" calcext:value-type="float">
            <text:p>-2.33207124909207E-05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-0.0000233192627904916" calcext:value-type="float">
            <text:p>-2.33192627904916E-05</text:p>
          </table:table-cell>
          <table:table-cell office:value-type="float" office:value="-0.0000233207124909346" calcext:value-type="float">
            <text:p>-2.33207124909346E-05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-0.0000233193068422399" calcext:value-type="float">
            <text:p>-2.33193068422399E-05</text:p>
          </table:table-cell>
          <table:table-cell office:value-type="float" office:value="-0.0000233207124909346" calcext:value-type="float">
            <text:p>-2.33207124909346E-0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0000233193482957611" calcext:value-type="float">
            <text:p>-2.33193482957611E-05</text:p>
          </table:table-cell>
          <table:table-cell office:value-type="float" office:value="-0.0000233207124909207" calcext:value-type="float">
            <text:p>-2.33207124909207E-05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-0.0000233193873743209" calcext:value-type="float">
            <text:p>-2.33193873743209E-05</text:p>
          </table:table-cell>
          <table:table-cell office:value-type="float" office:value="-0.0000233207124908999" calcext:value-type="float">
            <text:p>-2.33207124908999E-05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-0.000023319424276351" calcext:value-type="float">
            <text:p>-2.3319424276351E-05</text:p>
          </table:table-cell>
          <table:table-cell office:value-type="float" office:value="-0.0000233207124909207" calcext:value-type="float">
            <text:p>-2.33207124909207E-05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-0.0000233194591787791" calcext:value-type="float">
            <text:p>-2.33194591787791E-05</text:p>
          </table:table-cell>
          <table:table-cell office:value-type="float" office:value="-0.0000233207124909207" calcext:value-type="float">
            <text:p>-2.33207124909207E-05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-0.0000233194922397914" calcext:value-type="float">
            <text:p>-2.33194922397914E-05</text:p>
          </table:table-cell>
          <table:table-cell office:value-type="float" office:value="-0.0000233207124905113" calcext:value-type="float">
            <text:p>-2.33207124905113E-0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0000233195236014339" calcext:value-type="float">
            <text:p>-2.33195236014339E-05</text:p>
          </table:table-cell>
          <table:table-cell office:value-type="float" office:value="-0.0000233207124909346" calcext:value-type="float">
            <text:p>-2.33207124909346E-05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-0.0000233195533914238" calcext:value-type="float">
            <text:p>-2.33195533914238E-05</text:p>
          </table:table-cell>
          <table:table-cell office:value-type="float" office:value="-0.0000233207124909276" calcext:value-type="float">
            <text:p>-2.33207124909276E-05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-0.0000233195817249954" calcext:value-type="float">
            <text:p>-2.33195817249954E-05</text:p>
          </table:table-cell>
          <table:table-cell office:value-type="float" office:value="-0.0000233207124909207" calcext:value-type="float">
            <text:p>-2.33207124909207E-05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-0.0000233196087064194" calcext:value-type="float">
            <text:p>-2.33196087064194E-05</text:p>
          </table:table-cell>
          <table:table-cell office:value-type="float" office:value="-0.0000233207124909623" calcext:value-type="float">
            <text:p>-2.33207124909623E-05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-0.0000233196344302453" calcext:value-type="float">
            <text:p>-2.33196344302453E-05</text:p>
          </table:table-cell>
          <table:table-cell office:value-type="float" office:value="-0.0000233207124909346" calcext:value-type="float">
            <text:p>-2.33207124909346E-0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0000233196589824111" calcext:value-type="float">
            <text:p>-2.33196589824111E-05</text:p>
          </table:table-cell>
          <table:table-cell office:value-type="float" office:value="-0.0000233207124909276" calcext:value-type="float">
            <text:p>-2.33207124909276E-05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-0.0000233196824411044" calcext:value-type="float">
            <text:p>-2.33196824411044E-05</text:p>
          </table:table-cell>
          <table:table-cell office:value-type="float" office:value="-0.0000233207124909415" calcext:value-type="float">
            <text:p>-2.33207124909415E-05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-0.0000233197048778583" calcext:value-type="float">
            <text:p>-2.33197048778583E-05</text:p>
          </table:table-cell>
          <table:table-cell office:value-type="float" office:value="-0.0000233207124909207" calcext:value-type="float">
            <text:p>-2.33207124909207E-05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-0.0000233197263580093" calcext:value-type="float">
            <text:p>-2.33197263580093E-05</text:p>
          </table:table-cell>
          <table:table-cell office:value-type="float" office:value="-0.0000233207124909276" calcext:value-type="float">
            <text:p>-2.33207124909276E-05</text:p>
          </table:table-cell>
        </table:table-row>
        <table:table-row table:style-name="ro1">
          <table:table-cell office:value-type="float" office:value="0.790000000000001" calcext:value-type="float">
            <text:p>0.790000000000001</text:p>
          </table:table-cell>
          <table:table-cell office:value-type="float" office:value="-0.0000233197469414539" calcext:value-type="float">
            <text:p>-2.33197469414539E-05</text:p>
          </table:table-cell>
          <table:table-cell office:value-type="float" office:value="-0.0000233207124909207" calcext:value-type="float">
            <text:p>-2.33207124909207E-0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00002331976668319" calcext:value-type="float">
            <text:p>-2.331976668319E-05</text:p>
          </table:table-cell>
          <table:table-cell office:value-type="float" office:value="-0.0000233207124904905" calcext:value-type="float">
            <text:p>-2.33207124904905E-05</text:p>
          </table:table-cell>
        </table:table-row>
        <table:table-row table:style-name="ro1">
          <table:table-cell office:value-type="float" office:value="0.810000000000001" calcext:value-type="float">
            <text:p>0.810000000000001</text:p>
          </table:table-cell>
          <table:table-cell office:value-type="float" office:value="-0.0000233197856338019" calcext:value-type="float">
            <text:p>-2.33197856338019E-05</text:p>
          </table:table-cell>
          <table:table-cell office:value-type="float" office:value="-0.0000233207124909276" calcext:value-type="float">
            <text:p>-2.33207124909276E-05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-0.0000233198038399399" calcext:value-type="float">
            <text:p>-2.33198038399399E-05</text:p>
          </table:table-cell>
          <table:table-cell office:value-type="float" office:value="-0.0000233207124909207" calcext:value-type="float">
            <text:p>-2.33207124909207E-05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-0.0000233198213446459" calcext:value-type="float">
            <text:p>-2.33198213446459E-05</text:p>
          </table:table-cell>
          <table:table-cell office:value-type="float" office:value="-0.0000233207124909346" calcext:value-type="float">
            <text:p>-2.33207124909346E-05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-0.0000233198381876173" calcext:value-type="float">
            <text:p>-2.33198381876173E-05</text:p>
          </table:table-cell>
          <table:table-cell office:value-type="float" office:value="-0.0000233207124909346" calcext:value-type="float">
            <text:p>-2.33207124909346E-05</text:p>
          </table:table-cell>
        </table:table-row>
        <table:table-row table:style-name="ro1">
          <table:table-cell office:value-type="float" office:value="0.850000000000001" calcext:value-type="float">
            <text:p>0.850000000000001</text:p>
          </table:table-cell>
          <table:table-cell office:value-type="float" office:value="-0.0000233198544057275" calcext:value-type="float">
            <text:p>-2.33198544057275E-05</text:p>
          </table:table-cell>
          <table:table-cell office:value-type="float" office:value="-0.0000233207124909276" calcext:value-type="float">
            <text:p>-2.33207124909276E-05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-0.0000233198700331089" calcext:value-type="float">
            <text:p>-2.33198700331089E-05</text:p>
          </table:table-cell>
          <table:table-cell office:value-type="float" office:value="-0.0000233207124909068" calcext:value-type="float">
            <text:p>-2.33207124909068E-05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-0.0000233198851014652" calcext:value-type="float">
            <text:p>-2.33198851014652E-05</text:p>
          </table:table-cell>
          <table:table-cell office:value-type="float" office:value="-0.0000233207124909415" calcext:value-type="float">
            <text:p>-2.33207124909415E-05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-0.0000233198996402659" calcext:value-type="float">
            <text:p>-2.33198996402659E-05</text:p>
          </table:table-cell>
          <table:table-cell office:value-type="float" office:value="-0.0000233207124909207" calcext:value-type="float">
            <text:p>-2.33207124909207E-05</text:p>
          </table:table-cell>
        </table:table-row>
        <table:table-row table:style-name="ro1">
          <table:table-cell office:value-type="float" office:value="0.890000000000001" calcext:value-type="float">
            <text:p>0.890000000000001</text:p>
          </table:table-cell>
          <table:table-cell office:value-type="float" office:value="-0.0000233199136769474" calcext:value-type="float">
            <text:p>-2.33199136769474E-05</text:p>
          </table:table-cell>
          <table:table-cell office:value-type="float" office:value="-0.0000233207124909207" calcext:value-type="float">
            <text:p>-2.33207124909207E-05</text:p>
          </table:table-cell>
        </table:table-row>
        <table:table-row table:style-name="ro1">
          <table:table-cell office:value-type="float" office:value="0.900000000000001" calcext:value-type="float">
            <text:p>0.900000000000001</text:p>
          </table:table-cell>
          <table:table-cell office:value-type="float" office:value="-0.0000233199272370588" calcext:value-type="float">
            <text:p>-2.33199272370588E-05</text:p>
          </table:table-cell>
          <table:table-cell office:value-type="float" office:value="-0.0000233207124909346" calcext:value-type="float">
            <text:p>-2.33207124909346E-05</text:p>
          </table:table-cell>
        </table:table-row>
        <table:table-row table:style-name="ro1">
          <table:table-cell office:value-type="float" office:value="0.910000000000001" calcext:value-type="float">
            <text:p>0.910000000000001</text:p>
          </table:table-cell>
          <table:table-cell office:value-type="float" office:value="-0.0000233199403445114" calcext:value-type="float">
            <text:p>-2.33199403445114E-05</text:p>
          </table:table-cell>
          <table:table-cell office:value-type="float" office:value="-0.0000233207124904766" calcext:value-type="float">
            <text:p>-2.33207124904766E-05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-0.0000233199530215375" calcext:value-type="float">
            <text:p>-2.33199530215375E-05</text:p>
          </table:table-cell>
          <table:table-cell office:value-type="float" office:value="-0.0000233207124909207" calcext:value-type="float">
            <text:p>-2.33207124909207E-05</text:p>
          </table:table-cell>
        </table:table-row>
        <table:table-row table:style-name="ro1">
          <table:table-cell office:value-type="float" office:value="0.930000000000001" calcext:value-type="float">
            <text:p>0.930000000000001</text:p>
          </table:table-cell>
          <table:table-cell office:value-type="float" office:value="-0.000023319965289044" calcext:value-type="float">
            <text:p>-2.3319965289044E-05</text:p>
          </table:table-cell>
          <table:table-cell office:value-type="float" office:value="-0.0000233207124909207" calcext:value-type="float">
            <text:p>-2.33207124909207E-05</text:p>
          </table:table-cell>
        </table:table-row>
        <table:table-row table:style-name="ro1">
          <table:table-cell office:value-type="float" office:value="0.940000000000001" calcext:value-type="float">
            <text:p>0.940000000000001</text:p>
          </table:table-cell>
          <table:table-cell office:value-type="float" office:value="-0.000023319977166536" calcext:value-type="float">
            <text:p>-2.3319977166536E-05</text:p>
          </table:table-cell>
          <table:table-cell office:value-type="float" office:value="-0.0000233207124909207" calcext:value-type="float">
            <text:p>-2.33207124909207E-05</text:p>
          </table:table-cell>
        </table:table-row>
        <table:table-row table:style-name="ro1">
          <table:table-cell office:value-type="float" office:value="0.950000000000001" calcext:value-type="float">
            <text:p>0.950000000000001</text:p>
          </table:table-cell>
          <table:table-cell office:value-type="float" office:value="-0.0000233199886723323" calcext:value-type="float">
            <text:p>-2.33199886723323E-05</text:p>
          </table:table-cell>
          <table:table-cell office:value-type="float" office:value="-0.0000233207124909346" calcext:value-type="float">
            <text:p>-2.33207124909346E-05</text:p>
          </table:table-cell>
        </table:table-row>
        <table:table-row table:style-name="ro1">
          <table:table-cell office:value-type="float" office:value="0.960000000000001" calcext:value-type="float">
            <text:p>0.960000000000001</text:p>
          </table:table-cell>
          <table:table-cell office:value-type="float" office:value="-0.0000233199998235928" calcext:value-type="float">
            <text:p>-2.33199998235928E-05</text:p>
          </table:table-cell>
          <table:table-cell office:value-type="float" office:value="-0.0000233207124909346" calcext:value-type="float">
            <text:p>-2.33207124909346E-05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-0.0000233200106364989" calcext:value-type="float">
            <text:p>-2.33200106364989E-05</text:p>
          </table:table-cell>
          <table:table-cell office:value-type="float" office:value="-0.0000233207124909138" calcext:value-type="float">
            <text:p>-2.33207124909138E-05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-0.0000233200211261497" calcext:value-type="float">
            <text:p>-2.33200211261497E-05</text:p>
          </table:table-cell>
          <table:table-cell office:value-type="float" office:value="-0.0000233207124909346" calcext:value-type="float">
            <text:p>-2.33207124909346E-05</text:p>
          </table:table-cell>
        </table:table-row>
        <table:table-row table:style-name="ro1">
          <table:table-cell office:value-type="float" office:value="0.990000000000001" calcext:value-type="float">
            <text:p>0.990000000000001</text:p>
          </table:table-cell>
          <table:table-cell office:value-type="float" office:value="-0.0000233200313069087" calcext:value-type="float">
            <text:p>-2.33200313069087E-05</text:p>
          </table:table-cell>
          <table:table-cell office:value-type="float" office:value="-0.0000233207124909207" calcext:value-type="float">
            <text:p>-2.33207124909207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0023320041192175" calcext:value-type="float">
            <text:p>-2.3320041192175E-05</text:p>
          </table:table-cell>
          <table:table-cell office:value-type="float" office:value="-0.0000233207124909138" calcext:value-type="float">
            <text:p>-2.33207124909138E-05</text:p>
          </table:table-cell>
        </table:table-row>
      </table:table>
      <table:table table:name="gt" table:style-name="ta1">
        <table:shapes>
          <draw:frame draw:z-index="0" draw:style-name="gr1" draw:text-style-name="P1" svg:width="6.2988in" svg:height="3.5429in" svg:x="1.4272in" svg:y="0.9799in">
            <draw:object draw:notify-on-update-of-ranges="gt.A1:gt.A1 gt.A2:gt.A101 gt.B1:gt.B1 gt.B2:gt.B101 gt.A1:gt.A1 gt.A2:gt.A101 gt.C1:gt.C1 gt.C2:gt.C1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gt (fixed)</text:p>
          </table:table-cell>
          <table:table-cell office:value-type="string" calcext:value-type="string">
            <text:p>gt (rehooked)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0228517311506859" calcext:value-type="float">
            <text:p>2.28517311506859E-06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0228517311506859" calcext:value-type="float">
            <text:p>2.28517311506859E-06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0228517311506859" calcext:value-type="float">
            <text:p>2.28517311506859E-06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0228517311506859" calcext:value-type="float">
            <text:p>2.28517311506859E-0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0228517311506859" calcext:value-type="float">
            <text:p>2.28517311506859E-06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0228517311506859" calcext:value-type="float">
            <text:p>2.28517311506859E-06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0228517311506859" calcext:value-type="float">
            <text:p>2.28517311506859E-06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0228517311506859" calcext:value-type="float">
            <text:p>2.28517311506859E-06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0228517311506859" calcext:value-type="float">
            <text:p>2.28517311506859E-06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0228517311506859" calcext:value-type="float">
            <text:p>2.28517311506859E-06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0228517311506859" calcext:value-type="float">
            <text:p>2.28517311506859E-06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0228517311506859" calcext:value-type="float">
            <text:p>2.28517311506859E-06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0228517311506859" calcext:value-type="float">
            <text:p>2.28517311506859E-06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0228517311506859" calcext:value-type="float">
            <text:p>2.28517311506859E-0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0228517311506859" calcext:value-type="float">
            <text:p>2.28517311506859E-06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0228517311506859" calcext:value-type="float">
            <text:p>2.28517311506859E-06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0228517311506859" calcext:value-type="float">
            <text:p>2.28517311506859E-06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0228517311506859" calcext:value-type="float">
            <text:p>2.28517311506859E-06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0228517311506859" calcext:value-type="float">
            <text:p>2.28517311506859E-0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0228517311506859" calcext:value-type="float">
            <text:p>2.28517311506859E-06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0228517311506859" calcext:value-type="float">
            <text:p>2.28517311506859E-06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0228517311506859" calcext:value-type="float">
            <text:p>2.28517311506859E-06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0228517311506859" calcext:value-type="float">
            <text:p>2.28517311506859E-06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0228517311506859" calcext:value-type="float">
            <text:p>2.28517311506859E-0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0228517311506859" calcext:value-type="float">
            <text:p>2.28517311506859E-06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0277691910829936" calcext:value-type="float">
            <text:p>2.77691910829936E-06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2212773488213" calcext:value-type="float">
            <text:p>2.32212773488213E-05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2769844981" calcext:value-type="float">
            <text:p>2.33202769844981E-0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0583502" calcext:value-type="float">
            <text:p>2.3320710583502E-0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825593" calcext:value-type="float">
            <text:p>2.33207124825593E-0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4627" calcext:value-type="float">
            <text:p>2.33207124904627E-05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276" calcext:value-type="float">
            <text:p>2.33207124909276E-0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893" calcext:value-type="float">
            <text:p>2.3320712490893E-05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207" calcext:value-type="float">
            <text:p>2.33207124909207E-0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207" calcext:value-type="float">
            <text:p>2.33207124909207E-05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207" calcext:value-type="float">
            <text:p>2.33207124909207E-05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138" calcext:value-type="float">
            <text:p>2.33207124909138E-05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276" calcext:value-type="float">
            <text:p>2.33207124909276E-05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138" calcext:value-type="float">
            <text:p>2.33207124909138E-0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207" calcext:value-type="float">
            <text:p>2.33207124909207E-05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207" calcext:value-type="float">
            <text:p>2.33207124909207E-05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4974" calcext:value-type="float">
            <text:p>2.33207124904974E-05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138" calcext:value-type="float">
            <text:p>2.33207124909138E-05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138" calcext:value-type="float">
            <text:p>2.33207124909138E-0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346" calcext:value-type="float">
            <text:p>2.33207124909346E-05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276" calcext:value-type="float">
            <text:p>2.33207124909276E-0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207" calcext:value-type="float">
            <text:p>2.33207124909207E-05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138" calcext:value-type="float">
            <text:p>2.33207124909138E-05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276" calcext:value-type="float">
            <text:p>2.33207124909276E-0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138" calcext:value-type="float">
            <text:p>2.33207124909138E-05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207" calcext:value-type="float">
            <text:p>2.33207124909207E-05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207" calcext:value-type="float">
            <text:p>2.33207124909207E-05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4905" calcext:value-type="float">
            <text:p>2.33207124904905E-05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207" calcext:value-type="float">
            <text:p>2.33207124909207E-0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8999" calcext:value-type="float">
            <text:p>2.33207124908999E-05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346" calcext:value-type="float">
            <text:p>2.33207124909346E-05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346" calcext:value-type="float">
            <text:p>2.33207124909346E-05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276" calcext:value-type="float">
            <text:p>2.33207124909276E-05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276" calcext:value-type="float">
            <text:p>2.33207124909276E-0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207" calcext:value-type="float">
            <text:p>2.33207124909207E-05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207" calcext:value-type="float">
            <text:p>2.33207124909207E-05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068" calcext:value-type="float">
            <text:p>2.33207124909068E-05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207" calcext:value-type="float">
            <text:p>2.33207124909207E-05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5113" calcext:value-type="float">
            <text:p>2.33207124905113E-0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276" calcext:value-type="float">
            <text:p>2.33207124909276E-05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207" calcext:value-type="float">
            <text:p>2.33207124909207E-05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276" calcext:value-type="float">
            <text:p>2.33207124909276E-05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554" calcext:value-type="float">
            <text:p>2.33207124909554E-05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346" calcext:value-type="float">
            <text:p>2.33207124909346E-0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207" calcext:value-type="float">
            <text:p>2.33207124909207E-05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346" calcext:value-type="float">
            <text:p>2.33207124909346E-05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207" calcext:value-type="float">
            <text:p>2.33207124909207E-05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207" calcext:value-type="float">
            <text:p>2.33207124909207E-05</text:p>
          </table:table-cell>
        </table:table-row>
        <table:table-row table:style-name="ro1">
          <table:table-cell office:value-type="float" office:value="0.790000000000001" calcext:value-type="float">
            <text:p>0.790000000000001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207" calcext:value-type="float">
            <text:p>2.33207124909207E-0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4974" calcext:value-type="float">
            <text:p>2.33207124904974E-05</text:p>
          </table:table-cell>
        </table:table-row>
        <table:table-row table:style-name="ro1">
          <table:table-cell office:value-type="float" office:value="0.810000000000001" calcext:value-type="float">
            <text:p>0.810000000000001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207" calcext:value-type="float">
            <text:p>2.33207124909207E-05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138" calcext:value-type="float">
            <text:p>2.33207124909138E-05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276" calcext:value-type="float">
            <text:p>2.33207124909276E-05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207" calcext:value-type="float">
            <text:p>2.33207124909207E-05</text:p>
          </table:table-cell>
        </table:table-row>
        <table:table-row table:style-name="ro1">
          <table:table-cell office:value-type="float" office:value="0.850000000000001" calcext:value-type="float">
            <text:p>0.850000000000001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276" calcext:value-type="float">
            <text:p>2.33207124909276E-05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207" calcext:value-type="float">
            <text:p>2.33207124909207E-05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415" calcext:value-type="float">
            <text:p>2.33207124909415E-05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138" calcext:value-type="float">
            <text:p>2.33207124909138E-05</text:p>
          </table:table-cell>
        </table:table-row>
        <table:table-row table:style-name="ro1">
          <table:table-cell office:value-type="float" office:value="0.890000000000001" calcext:value-type="float">
            <text:p>0.890000000000001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207" calcext:value-type="float">
            <text:p>2.33207124909207E-05</text:p>
          </table:table-cell>
        </table:table-row>
        <table:table-row table:style-name="ro1">
          <table:table-cell office:value-type="float" office:value="0.900000000000001" calcext:value-type="float">
            <text:p>0.900000000000001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346" calcext:value-type="float">
            <text:p>2.33207124909346E-05</text:p>
          </table:table-cell>
        </table:table-row>
        <table:table-row table:style-name="ro1">
          <table:table-cell office:value-type="float" office:value="0.910000000000001" calcext:value-type="float">
            <text:p>0.910000000000001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4836" calcext:value-type="float">
            <text:p>2.33207124904836E-05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276" calcext:value-type="float">
            <text:p>2.33207124909276E-05</text:p>
          </table:table-cell>
        </table:table-row>
        <table:table-row table:style-name="ro1">
          <table:table-cell office:value-type="float" office:value="0.930000000000001" calcext:value-type="float">
            <text:p>0.930000000000001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346" calcext:value-type="float">
            <text:p>2.33207124909346E-05</text:p>
          </table:table-cell>
        </table:table-row>
        <table:table-row table:style-name="ro1">
          <table:table-cell office:value-type="float" office:value="0.940000000000001" calcext:value-type="float">
            <text:p>0.940000000000001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207" calcext:value-type="float">
            <text:p>2.33207124909207E-05</text:p>
          </table:table-cell>
        </table:table-row>
        <table:table-row table:style-name="ro1">
          <table:table-cell office:value-type="float" office:value="0.950000000000001" calcext:value-type="float">
            <text:p>0.950000000000001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207" calcext:value-type="float">
            <text:p>2.33207124909207E-05</text:p>
          </table:table-cell>
        </table:table-row>
        <table:table-row table:style-name="ro1">
          <table:table-cell office:value-type="float" office:value="0.960000000000001" calcext:value-type="float">
            <text:p>0.960000000000001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207" calcext:value-type="float">
            <text:p>2.33207124909207E-05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207" calcext:value-type="float">
            <text:p>2.33207124909207E-05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415" calcext:value-type="float">
            <text:p>2.33207124909415E-05</text:p>
          </table:table-cell>
        </table:table-row>
        <table:table-row table:style-name="ro1">
          <table:table-cell office:value-type="float" office:value="0.990000000000001" calcext:value-type="float">
            <text:p>0.990000000000001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207" calcext:value-type="float">
            <text:p>2.33207124909207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228517311506859" calcext:value-type="float">
            <text:p>2.28517311506859E-06</text:p>
          </table:table-cell>
          <table:table-cell office:value-type="float" office:value="0.0000233207124909207" calcext:value-type="float">
            <text:p>2.33207124909207E-05</text:p>
          </table:table-cell>
        </table:table-row>
      </table:table>
      <table:table table:name="kn" table:style-name="ta1">
        <table:shapes>
          <draw:frame draw:z-index="0" draw:style-name="gr1" draw:text-style-name="P1" svg:width="6.2988in" svg:height="3.5429in" svg:x="0.0071in" svg:y="0.6457in">
            <draw:object draw:notify-on-update-of-ranges="kn.A1:kn.A1 kn.A2:kn.A101 kn.B1:kn.B1 kn.B2:kn.B101 kn.A1:kn.A1 kn.A2:kn.A101 kn.C1:kn.C1 kn.C2:kn.C1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ce1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kn (fixed)</text:p>
          </table:table-cell>
          <table:table-cell office:value-type="string" calcext:value-type="string">
            <text:p>kn (rehooked)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790000000000001" calcext:value-type="float">
            <text:p>0.790000000000001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810000000000001" calcext:value-type="float">
            <text:p>0.810000000000001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850000000000001" calcext:value-type="float">
            <text:p>0.850000000000001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890000000000001" calcext:value-type="float">
            <text:p>0.890000000000001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900000000000001" calcext:value-type="float">
            <text:p>0.900000000000001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910000000000001" calcext:value-type="float">
            <text:p>0.910000000000001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930000000000001" calcext:value-type="float">
            <text:p>0.930000000000001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940000000000001" calcext:value-type="float">
            <text:p>0.940000000000001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950000000000001" calcext:value-type="float">
            <text:p>0.950000000000001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960000000000001" calcext:value-type="float">
            <text:p>0.960000000000001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990000000000001" calcext:value-type="float">
            <text:p>0.990000000000001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6T14:54:57.523573962</meta:creation-date>
    <dc:date>2022-09-16T15:28:29.744763044</dc:date>
    <meta:editing-duration>PT15M6S</meta:editing-duration>
    <meta:editing-cycles>3</meta:editing-cycles>
    <meta:generator>LibreOffice/6.4.7.2$Linux_X86_64 LibreOffice_project/40$Build-2</meta:generator>
    <meta:document-statistic meta:table-count="4" meta:cell-count="1616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draw:stroke-dash="Long_20_Dash" svg:stroke-width="0.02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39cm" svg:y="3.454cm" style:legend-expansion="high" chart:style-name="ch2"/>
        <chart:plot-area chart:style-name="ch3" table:cell-range-address="'Reaction forces'.A1:'Reaction forces'.B101 'Reaction forces'.D1:'Reaction forces'.E101 'Reaction forces'.G1:'Reaction forces'.G101" chart:data-source-has-labels="row" svg:x="0.32cm" svg:y="0.18cm" svg:width="11.899cm" svg:height="8.64cm">
          <chartooo:coordinate-region svg:x="1.338cm" svg:y="0.379cm" svg:width="10.787cm" svg:height="8.242cm"/>
          <chart:axis chart:dimension="x" chart:name="primary-x" chart:style-name="ch4"/>
          <chart:axis chart:dimension="y" chart:name="primary-y" chart:style-name="ch5"/>
          <chart:series chart:style-name="ch6" chart:values-cell-range-address="'Reaction forces'.B2:'Reaction forces'.B101" chart:label-cell-address="'Reaction forces'.B1:'Reaction forces'.B1" chart:class="chart:scatter">
            <chart:domain table:cell-range-address="'Reaction forces'.A2:'Reaction forces'.A101"/>
            <chart:data-point chart:repeated="100"/>
          </chart:series>
          <chart:series chart:style-name="ch7" chart:values-cell-range-address="'Reaction forces'.E2:'Reaction forces'.E101" chart:label-cell-address="'Reaction forces'.E1:'Reaction forces'.E1" chart:class="chart:scatter">
            <chart:data-point chart:repeated="100"/>
          </chart:series>
          <chart:series chart:style-name="ch8" chart:values-cell-range-address="'Reaction forces'.D2:'Reaction forces'.D101" chart:label-cell-address="'Reaction forces'.D1:'Reaction forces'.D1" chart:class="chart:scatter">
            <chart:data-point chart:repeated="100"/>
          </chart:series>
          <chart:series chart:style-name="ch9" chart:values-cell-range-address="'Reaction forces'.G2:'Reaction forces'.G101" chart:label-cell-address="'Reaction forces'.G1:'Reaction forces'.G1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x (fixed)</text:p>
                <draw:g>
                  <svg:desc>'Reaction forces'.B1:'Reaction forces'.B1</svg:desc>
                </draw:g>
              </table:table-cell>
              <table:table-cell office:value-type="string">
                <text:p>Fx (rehooked)</text:p>
                <draw:g>
                  <svg:desc>'Reaction forces'.E1:'Reaction forces'.E1</svg:desc>
                </draw:g>
              </table:table-cell>
              <table:table-cell office:value-type="string">
                <text:p>Fz (fixed)</text:p>
                <draw:g>
                  <svg:desc>'Reaction forces'.D1:'Reaction forces'.D1</svg:desc>
                </draw:g>
              </table:table-cell>
              <table:table-cell office:value-type="string">
                <text:p>Fz (rehooked)</text:p>
                <draw:g>
                  <svg:desc>'Reaction forces'.G1:'Reaction forces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Reaction forces'.A2:'Reaction forces'.A101</svg:desc>
                </draw:g>
              </table:table-cell>
              <table:table-cell office:value-type="float" office:value="-2.46131095827924E-017">
                <text:p>-2.46131095827924E-017</text:p>
                <draw:g>
                  <svg:desc>'Reaction forces'.B2:'Reaction forces'.B101</svg:desc>
                </draw:g>
              </table:table-cell>
              <table:table-cell office:value-type="float" office:value="-2.46131095827924E-017">
                <text:p>-2.46131095827924E-017</text:p>
                <draw:g>
                  <svg:desc>'Reaction forces'.E2:'Reaction forces'.E101</svg:desc>
                </draw:g>
              </table:table-cell>
              <table:table-cell office:value-type="float" office:value="-1.52617591082791E-015">
                <text:p>-1.52617591082791E-015</text:p>
                <draw:g>
                  <svg:desc>'Reaction forces'.D2:'Reaction forces'.D101</svg:desc>
                </draw:g>
              </table:table-cell>
              <table:table-cell office:value-type="float" office:value="-1.52617591082791E-015">
                <text:p>-1.52617591082791E-015</text:p>
                <draw:g>
                  <svg:desc>'Reaction forces'.G2:'Reaction forces'.G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2.14395314485575E-015">
                <text:p>-2.14395314485575E-015</text:p>
              </table:table-cell>
              <table:table-cell office:value-type="float" office:value="-2.14395314485575E-015">
                <text:p>-2.14395314485575E-015</text:p>
              </table:table-cell>
              <table:table-cell office:value-type="float" office:value="1.31298508691577E-015">
                <text:p>1.31298508691577E-015</text:p>
              </table:table-cell>
              <table:table-cell office:value-type="float" office:value="1.31298508691577E-015">
                <text:p>1.31298508691577E-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-1.78820842218738E-016">
                <text:p>-1.78820842218738E-016</text:p>
              </table:table-cell>
              <table:table-cell office:value-type="float" office:value="-1.78820842218738E-016">
                <text:p>-1.78820842218738E-016</text:p>
              </table:table-cell>
              <table:table-cell office:value-type="float" office:value="1.20949183636859E-016">
                <text:p>1.20949183636859E-016</text:p>
              </table:table-cell>
              <table:table-cell office:value-type="float" office:value="1.20949183636859E-016">
                <text:p>1.20949183636859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1.9670284184876E-015">
                <text:p>1.9670284184876E-015</text:p>
              </table:table-cell>
              <table:table-cell office:value-type="float" office:value="1.9670284184876E-015">
                <text:p>1.9670284184876E-015</text:p>
              </table:table-cell>
              <table:table-cell office:value-type="float" office:value="-6.92205292118136E-016">
                <text:p>-6.92205292118136E-016</text:p>
              </table:table-cell>
              <table:table-cell office:value-type="float" office:value="-6.92205292118136E-016">
                <text:p>-6.92205292118136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-0.0000000000000434502146166138">
                <text:p>-0.0000000000000434502146166138</text:p>
              </table:table-cell>
              <table:table-cell office:value-type="float" office:value="-0.0000000000000434502146166138">
                <text:p>-0.0000000000000434502146166138</text:p>
              </table:table-cell>
              <table:table-cell office:value-type="float" office:value="-5.61830619078097E-017">
                <text:p>-5.61830619078097E-017</text:p>
              </table:table-cell>
              <table:table-cell office:value-type="float" office:value="-5.61830619078097E-017">
                <text:p>-5.61830619078097E-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-2.32087027547678E-019">
                <text:p>-2.32087027547678E-019</text:p>
              </table:table-cell>
              <table:table-cell office:value-type="float" office:value="-2.32087027547678E-019">
                <text:p>-2.32087027547678E-019</text:p>
              </table:table-cell>
              <table:table-cell office:value-type="float" office:value="-0.00228517311575414">
                <text:p>-0.00228517311575414</text:p>
              </table:table-cell>
              <table:table-cell office:value-type="float" office:value="-0.002285173115754">
                <text:p>-0.0022851731157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2.21990394816407E-017">
                <text:p>2.21990394816407E-017</text:p>
              </table:table-cell>
              <table:table-cell office:value-type="float" office:value="2.21990394816407E-017">
                <text:p>2.21990394816407E-017</text:p>
              </table:table-cell>
              <table:table-cell office:value-type="float" office:value="-0.00992874564793682">
                <text:p>-0.00992874564793682</text:p>
              </table:table-cell>
              <table:table-cell office:value-type="float" office:value="-0.009928745647937">
                <text:p>-0.0099287456479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-1.93936663603345E-017">
                <text:p>-1.93936663603345E-017</text:p>
              </table:table-cell>
              <table:table-cell office:value-type="float" office:value="-1.93936663603345E-017">
                <text:p>-1.93936663603345E-017</text:p>
              </table:table-cell>
              <table:table-cell office:value-type="float" office:value="-0.0176105074780948">
                <text:p>-0.0176105074780948</text:p>
              </table:table-cell>
              <table:table-cell office:value-type="float" office:value="-0.017610507478095">
                <text:p>-0.0176105074780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-2.37982376860568E-017">
                <text:p>-2.37982376860568E-017</text:p>
              </table:table-cell>
              <table:table-cell office:value-type="float" office:value="-2.37982376860568E-017">
                <text:p>-2.37982376860568E-017</text:p>
              </table:table-cell>
              <table:table-cell office:value-type="float" office:value="-0.0253309309879669">
                <text:p>-0.0253309309879669</text:p>
              </table:table-cell>
              <table:table-cell office:value-type="float" office:value="-0.025330930987967">
                <text:p>-0.0253309309879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-9.13440330319038E-018">
                <text:p>-9.13440330319038E-018</text:p>
              </table:table-cell>
              <table:table-cell office:value-type="float" office:value="-9.13440330319038E-018">
                <text:p>-9.13440330319038E-018</text:p>
              </table:table-cell>
              <table:table-cell office:value-type="float" office:value="-0.0330904913314048">
                <text:p>-0.0330904913314048</text:p>
              </table:table-cell>
              <table:table-cell office:value-type="float" office:value="-0.033090491331405">
                <text:p>-0.0330904913314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-4.2744670650241E-017">
                <text:p>-4.2744670650241E-017</text:p>
              </table:table-cell>
              <table:table-cell office:value-type="float" office:value="-4.2744670650241E-017">
                <text:p>-4.2744670650241E-017</text:p>
              </table:table-cell>
              <table:table-cell office:value-type="float" office:value="-0.0408896662978647">
                <text:p>-0.0408896662978647</text:p>
              </table:table-cell>
              <table:table-cell office:value-type="float" office:value="-0.040889666297865">
                <text:p>-0.0408896662978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-4.01425854362758E-017">
                <text:p>-4.01425854362758E-017</text:p>
              </table:table-cell>
              <table:table-cell office:value-type="float" office:value="-4.01425854362758E-017">
                <text:p>-4.01425854362758E-017</text:p>
              </table:table-cell>
              <table:table-cell office:value-type="float" office:value="-0.0487289360891868">
                <text:p>-0.0487289360891868</text:p>
              </table:table-cell>
              <table:table-cell office:value-type="float" office:value="-0.048728936089187">
                <text:p>-0.048728936089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502024425275854">
                <text:p>0.00502024425275854</text:p>
              </table:table-cell>
              <table:table-cell office:value-type="float" office:value="0.005020244252759">
                <text:p>0.005020244252759</text:p>
              </table:table-cell>
              <table:table-cell office:value-type="float" office:value="-0.048657301702387">
                <text:p>-0.048657301702387</text:p>
              </table:table-cell>
              <table:table-cell office:value-type="float" office:value="-0.048657301702387">
                <text:p>-0.0486573017023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100440782550119">
                <text:p>0.0100440782550119</text:p>
              </table:table-cell>
              <table:table-cell office:value-type="float" office:value="0.010044078255012">
                <text:p>0.010044078255012</text:p>
              </table:table-cell>
              <table:table-cell office:value-type="float" office:value="-0.0484424604634051">
                <text:p>-0.0484424604634051</text:p>
              </table:table-cell>
              <table:table-cell office:value-type="float" office:value="-0.048442460463405">
                <text:p>-0.0484424604634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150750917044944">
                <text:p>0.0150750917044944</text:p>
              </table:table-cell>
              <table:table-cell office:value-type="float" office:value="0.015075091704494">
                <text:p>0.015075091704494</text:p>
              </table:table-cell>
              <table:table-cell office:value-type="float" office:value="-0.0480845975973315">
                <text:p>-0.0480845975973315</text:p>
              </table:table-cell>
              <table:table-cell office:value-type="float" office:value="-0.048084597597332">
                <text:p>-0.0480845975973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201168740794122">
                <text:p>0.0201168740794122</text:p>
              </table:table-cell>
              <table:table-cell office:value-type="float" office:value="0.020116874079412">
                <text:p>0.020116874079412</text:p>
              </table:table-cell>
              <table:table-cell office:value-type="float" office:value="-0.0475840230651786">
                <text:p>-0.0475840230651786</text:p>
              </table:table-cell>
              <table:table-cell office:value-type="float" office:value="-0.047584023065179">
                <text:p>-0.0475840230651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251730142420227">
                <text:p>0.0251730142420227</text:p>
              </table:table-cell>
              <table:table-cell office:value-type="float" office:value="0.025173014242023">
                <text:p>0.025173014242023</text:p>
              </table:table-cell>
              <table:table-cell office:value-type="float" office:value="-0.0469411730956015">
                <text:p>-0.0469411730956015</text:p>
              </table:table-cell>
              <table:table-cell office:value-type="float" office:value="-0.046941173095602">
                <text:p>-0.046941173095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302470997074977">
                <text:p>0.0302470997074977</text:p>
              </table:table-cell>
              <table:table-cell office:value-type="float" office:value="0.030247099707498">
                <text:p>0.030247099707498</text:p>
              </table:table-cell>
              <table:table-cell office:value-type="float" office:value="-0.0461566123713408">
                <text:p>-0.0461566123713408</text:p>
              </table:table-cell>
              <table:table-cell office:value-type="float" office:value="-0.046156612371341">
                <text:p>-0.0461566123713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353427154815824">
                <text:p>0.0353427154815824</text:p>
              </table:table-cell>
              <table:table-cell office:value-type="float" office:value="0.035342715481582">
                <text:p>0.035342715481582</text:p>
              </table:table-cell>
              <table:table-cell office:value-type="float" office:value="-0.045231036705598">
                <text:p>-0.045231036705598</text:p>
              </table:table-cell>
              <table:table-cell office:value-type="float" office:value="-0.045231036705598">
                <text:p>-0.0452310367055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404634423827686">
                <text:p>0.0404634423827686</text:p>
              </table:table-cell>
              <table:table-cell office:value-type="float" office:value="0.040463442382769">
                <text:p>0.040463442382769</text:p>
              </table:table-cell>
              <table:table-cell office:value-type="float" office:value="-0.0441652761133018">
                <text:p>-0.0441652761133018</text:p>
              </table:table-cell>
              <table:table-cell office:value-type="float" office:value="-0.044165276113302">
                <text:p>-0.0441652761133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456128547790922">
                <text:p>0.0456128547790922</text:p>
              </table:table-cell>
              <table:table-cell office:value-type="float" office:value="0.045612854779092">
                <text:p>0.045612854779092</text:p>
              </table:table-cell>
              <table:table-cell office:value-type="float" office:value="-0.0429602981674477">
                <text:p>-0.0429602981674477</text:p>
              </table:table-cell>
              <table:table-cell office:value-type="float" office:value="-0.042960298167448">
                <text:p>-0.0429602981674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507945176857502">
                <text:p>0.0507945176857502</text:p>
              </table:table-cell>
              <table:table-cell office:value-type="float" office:value="0.05079451768575">
                <text:p>0.05079451768575</text:p>
              </table:table-cell>
              <table:table-cell office:value-type="float" office:value="-0.0416172115193185">
                <text:p>-0.0416172115193185</text:p>
              </table:table-cell>
              <table:table-cell office:value-type="float" office:value="-0.041617211519319">
                <text:p>-0.0416172115193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560119831869501">
                <text:p>0.0560119831869501</text:p>
              </table:table-cell>
              <table:table-cell office:value-type="float" office:value="0.05601198318695">
                <text:p>0.05601198318695</text:p>
              </table:table-cell>
              <table:table-cell office:value-type="float" office:value="-0.0401372694536442">
                <text:p>-0.0401372694536442</text:p>
              </table:table-cell>
              <table:table-cell office:value-type="float" office:value="-0.040137269453644">
                <text:p>-0.0401372694536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612687861631922">
                <text:p>0.0612687861631922</text:p>
              </table:table-cell>
              <table:table-cell office:value-type="float" office:value="0.061268786163192">
                <text:p>0.061268786163192</text:p>
              </table:table-cell>
              <table:table-cell office:value-type="float" office:value="-0.0385218733457804">
                <text:p>-0.0385218733457804</text:p>
              </table:table-cell>
              <table:table-cell office:value-type="float" office:value="-0.038521873345781">
                <text:p>-0.0385218733457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665684393230083">
                <text:p>0.0665684393230083</text:p>
              </table:table-cell>
              <table:table-cell office:value-type="float" office:value="0.066568439323008">
                <text:p>0.066568439323008</text:p>
              </table:table-cell>
              <table:table-cell office:value-type="float" office:value="-0.0367725758877086">
                <text:p>-0.0367725758877086</text:p>
              </table:table-cell>
              <table:table-cell office:value-type="float" office:value="-0.036772575887709">
                <text:p>-0.0367725758877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719144275555021">
                <text:p>0.0719144275555021</text:p>
              </table:table-cell>
              <table:table-cell office:value-type="float" office:value="0.071914427555502">
                <text:p>0.071914427555502</text:p>
              </table:table-cell>
              <table:table-cell office:value-type="float" office:value="-0.0348910839529397">
                <text:p>-0.0348910839529397</text:p>
              </table:table-cell>
              <table:table-cell office:value-type="float" office:value="-0.03489108395294">
                <text:p>-0.034891083952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773102016364071">
                <text:p>0.0773102016364071</text:p>
              </table:table-cell>
              <table:table-cell office:value-type="float" office:value="0.077310201636407">
                <text:p>0.077310201636407</text:p>
              </table:table-cell>
              <table:table-cell office:value-type="float" office:value="-0.0328792609770035">
                <text:p>-0.0328792609770035</text:p>
              </table:table-cell>
              <table:table-cell office:value-type="float" office:value="-0.032879260977004">
                <text:p>-0.0328792609770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827591713354066">
                <text:p>0.0827591713354066</text:p>
              </table:table-cell>
              <table:table-cell office:value-type="float" office:value="0.082759171335407">
                <text:p>0.082759171335407</text:p>
              </table:table-cell>
              <table:table-cell office:value-type="float" office:value="-0.0307391287396763">
                <text:p>-0.0307391287396763</text:p>
              </table:table-cell>
              <table:table-cell office:value-type="float" office:value="-0.030739128739676">
                <text:p>-0.0307391287396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882646979858313">
                <text:p>0.0882646979858313</text:p>
              </table:table-cell>
              <table:table-cell office:value-type="float" office:value="0.088264697985831">
                <text:p>0.088264697985831</text:p>
              </table:table-cell>
              <table:table-cell office:value-type="float" office:value="-0.02847286844706">
                <text:p>-0.02847286844706</text:p>
              </table:table-cell>
              <table:table-cell office:value-type="float" office:value="-0.02847286844706">
                <text:p>-0.028472868447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938300865893437">
                <text:p>0.0938300865893437</text:p>
              </table:table-cell>
              <table:table-cell office:value-type="float" office:value="0.093830086589344">
                <text:p>0.093830086589344</text:p>
              </table:table-cell>
              <table:table-cell office:value-type="float" office:value="-0.0260828210255663">
                <text:p>-0.0260828210255663</text:p>
              </table:table-cell>
              <table:table-cell office:value-type="float" office:value="-0.026082821025566">
                <text:p>-0.0260828210255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99458005602562">
                <text:p>0.099458005602562</text:p>
              </table:table-cell>
              <table:table-cell office:value-type="float" office:value="0.099458005602562">
                <text:p>0.099458005602562</text:p>
              </table:table-cell>
              <table:table-cell office:value-type="float" office:value="-0.023571641666041">
                <text:p>-0.023571641666041</text:p>
              </table:table-cell>
              <table:table-cell office:value-type="float" office:value="-0.023571641666041">
                <text:p>-0.0235716416660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999999870386671">
                <text:p>0.0999999870386671</text:p>
              </table:table-cell>
              <table:table-cell office:value-type="float" office:value="0.09999998763434">
                <text:p>0.09999998763434</text:p>
              </table:table-cell>
              <table:table-cell office:value-type="float" office:value="-0.0233207400400914">
                <text:p>-0.0233207400400914</text:p>
              </table:table-cell>
              <table:table-cell office:value-type="float" office:value="-0.023320739265145">
                <text:p>-0.0233207392651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999999970992007">
                <text:p>0.0999999970992007</text:p>
              </table:table-cell>
              <table:table-cell office:value-type="float" office:value="0.099999999998817">
                <text:p>0.099999999998817</text:p>
              </table:table-cell>
              <table:table-cell office:value-type="float" office:value="-0.02332072411797">
                <text:p>-0.02332072411797</text:p>
              </table:table-cell>
              <table:table-cell office:value-type="float" office:value="-0.023320712583626">
                <text:p>-0.0233207125836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999999987710899">
                <text:p>0.0999999987710899</text:p>
              </table:table-cell>
              <table:table-cell office:value-type="float" office:value="0.099999999999068">
                <text:p>0.099999999999068</text:p>
              </table:table-cell>
              <table:table-cell office:value-type="float" office:value="-0.0233207198134033">
                <text:p>-0.0233207198134033</text:p>
              </table:table-cell>
              <table:table-cell office:value-type="float" office:value="-0.023320712491327">
                <text:p>-0.0233207124913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999999993356822">
                <text:p>0.0999999993356822</text:p>
              </table:table-cell>
              <table:table-cell office:value-type="float" office:value="0.099999999999068">
                <text:p>0.099999999999068</text:p>
              </table:table-cell>
              <table:table-cell office:value-type="float" office:value="-0.0233207178260058">
                <text:p>-0.0233207178260058</text:p>
              </table:table-cell>
              <table:table-cell office:value-type="float" office:value="-0.023320712490923">
                <text:p>-0.0233207124909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999999995556666">
                <text:p>0.0999999995556666</text:p>
              </table:table-cell>
              <table:table-cell office:value-type="float" office:value="0.1">
                <text:p>0.1</text:p>
              </table:table-cell>
              <table:table-cell office:value-type="float" office:value="-0.0233207167005148">
                <text:p>-0.0233207167005148</text:p>
              </table:table-cell>
              <table:table-cell office:value-type="float" office:value="-0.023320712490496">
                <text:p>-0.0233207124904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999999996933051">
                <text:p>0.0999999996933051</text:p>
              </table:table-cell>
              <table:table-cell office:value-type="float" office:value="0.099999999999065">
                <text:p>0.099999999999065</text:p>
              </table:table-cell>
              <table:table-cell office:value-type="float" office:value="-0.0233207159596824">
                <text:p>-0.0233207159596824</text:p>
              </table:table-cell>
              <table:table-cell office:value-type="float" office:value="-0.023320712490923">
                <text:p>-0.0233207124909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999999997756622">
                <text:p>0.0999999997756622</text:p>
              </table:table-cell>
              <table:table-cell office:value-type="float" office:value="0.099999999999065">
                <text:p>0.099999999999065</text:p>
              </table:table-cell>
              <table:table-cell office:value-type="float" office:value="-0.0233207154402548">
                <text:p>-0.0233207154402548</text:p>
              </table:table-cell>
              <table:table-cell office:value-type="float" office:value="-0.023320712490923">
                <text:p>-0.0233207124909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999999998288061">
                <text:p>0.0999999998288061</text:p>
              </table:table-cell>
              <table:table-cell office:value-type="float" office:value="0.099999999999065">
                <text:p>0.099999999999065</text:p>
              </table:table-cell>
              <table:table-cell office:value-type="float" office:value="-0.0233207150560003">
                <text:p>-0.0233207150560003</text:p>
              </table:table-cell>
              <table:table-cell office:value-type="float" office:value="-0.023320712490923">
                <text:p>-0.0233207124909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999999998650812">
                <text:p>0.0999999998650812</text:p>
              </table:table-cell>
              <table:table-cell office:value-type="float" office:value="0.099999999999065">
                <text:p>0.099999999999065</text:p>
              </table:table-cell>
              <table:table-cell office:value-type="float" office:value="-0.0233207147602581">
                <text:p>-0.0233207147602581</text:p>
              </table:table-cell>
              <table:table-cell office:value-type="float" office:value="-0.023320712490923">
                <text:p>-0.0233207124909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999999998909388">
                <text:p>0.0999999998909388</text:p>
              </table:table-cell>
              <table:table-cell office:value-type="float" office:value="0.099999999999065">
                <text:p>0.099999999999065</text:p>
              </table:table-cell>
              <table:table-cell office:value-type="float" office:value="-0.0233207145256187">
                <text:p>-0.0233207145256187</text:p>
              </table:table-cell>
              <table:table-cell office:value-type="float" office:value="-0.023320712490923">
                <text:p>-0.0233207124909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999999999100174">
                <text:p>0.0999999999100174</text:p>
              </table:table-cell>
              <table:table-cell office:value-type="float" office:value="0.099999999999068">
                <text:p>0.099999999999068</text:p>
              </table:table-cell>
              <table:table-cell office:value-type="float" office:value="-0.0233207143349258">
                <text:p>-0.0233207143349258</text:p>
              </table:table-cell>
              <table:table-cell office:value-type="float" office:value="-0.023320712490922">
                <text:p>-0.0233207124909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999999999244946">
                <text:p>0.0999999999244946</text:p>
              </table:table-cell>
              <table:table-cell office:value-type="float" office:value="0.099999999999068">
                <text:p>0.099999999999068</text:p>
              </table:table-cell>
              <table:table-cell office:value-type="float" office:value="-0.0233207141768945">
                <text:p>-0.0233207141768945</text:p>
              </table:table-cell>
              <table:table-cell office:value-type="float" office:value="-0.023320712490921">
                <text:p>-0.0233207124909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999999999357396">
                <text:p>0.0999999999357396</text:p>
              </table:table-cell>
              <table:table-cell office:value-type="float" office:value="0.099999999999068">
                <text:p>0.099999999999068</text:p>
              </table:table-cell>
              <table:table-cell office:value-type="float" office:value="-0.0233207140437977">
                <text:p>-0.0233207140437977</text:p>
              </table:table-cell>
              <table:table-cell office:value-type="float" office:value="-0.023320712490922">
                <text:p>-0.0233207124909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999999999446477">
                <text:p>0.0999999999446477</text:p>
              </table:table-cell>
              <table:table-cell office:value-type="float" office:value="0.099999999999068">
                <text:p>0.099999999999068</text:p>
              </table:table-cell>
              <table:table-cell office:value-type="float" office:value="-0.0233207139301677">
                <text:p>-0.0233207139301677</text:p>
              </table:table-cell>
              <table:table-cell office:value-type="float" office:value="-0.023320712490921">
                <text:p>-0.0233207124909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999999999518239">
                <text:p>0.0999999999518239</text:p>
              </table:table-cell>
              <table:table-cell office:value-type="float" office:value="0.099999999999068">
                <text:p>0.099999999999068</text:p>
              </table:table-cell>
              <table:table-cell office:value-type="float" office:value="-0.0233207138320253">
                <text:p>-0.0233207138320253</text:p>
              </table:table-cell>
              <table:table-cell office:value-type="float" office:value="-0.023320712490921">
                <text:p>-0.0233207124909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999999999576902">
                <text:p>0.0999999999576902</text:p>
              </table:table-cell>
              <table:table-cell office:value-type="float" office:value="0.1">
                <text:p>0.1</text:p>
              </table:table-cell>
              <table:table-cell office:value-type="float" office:value="-0.0233207137464065">
                <text:p>-0.0233207137464065</text:p>
              </table:table-cell>
              <table:table-cell office:value-type="float" office:value="-0.023320712490495">
                <text:p>-0.0233207124904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999999999625467">
                <text:p>0.0999999999625467</text:p>
              </table:table-cell>
              <table:table-cell office:value-type="float" office:value="0.099999999999065">
                <text:p>0.099999999999065</text:p>
              </table:table-cell>
              <table:table-cell office:value-type="float" office:value="-0.023320713671059">
                <text:p>-0.023320713671059</text:p>
              </table:table-cell>
              <table:table-cell office:value-type="float" office:value="-0.023320712490923">
                <text:p>-0.0233207124909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999999999666124">
                <text:p>0.0999999999666124</text:p>
              </table:table-cell>
              <table:table-cell office:value-type="float" office:value="0.099999999999065">
                <text:p>0.099999999999065</text:p>
              </table:table-cell>
              <table:table-cell office:value-type="float" office:value="-0.0233207136042386">
                <text:p>-0.0233207136042386</text:p>
              </table:table-cell>
              <table:table-cell office:value-type="float" office:value="-0.023320712490923">
                <text:p>-0.0233207124909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999999999700505">
                <text:p>0.0999999999700505</text:p>
              </table:table-cell>
              <table:table-cell office:value-type="float" office:value="0.099999999999065">
                <text:p>0.099999999999065</text:p>
              </table:table-cell>
              <table:table-cell office:value-type="float" office:value="-0.0233207135445766">
                <text:p>-0.0233207135445766</text:p>
              </table:table-cell>
              <table:table-cell office:value-type="float" office:value="-0.023320712490923">
                <text:p>-0.0233207124909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999999999729835">
                <text:p>0.0999999999729835</text:p>
              </table:table-cell>
              <table:table-cell office:value-type="float" office:value="0.099999999999065">
                <text:p>0.099999999999065</text:p>
              </table:table-cell>
              <table:table-cell office:value-type="float" office:value="-0.0233207134909804">
                <text:p>-0.0233207134909804</text:p>
              </table:table-cell>
              <table:table-cell office:value-type="float" office:value="-0.023320712490922">
                <text:p>-0.0233207124909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99999999975506">
                <text:p>0.099999999975506</text:p>
              </table:table-cell>
              <table:table-cell office:value-type="float" office:value="0.099999999999065">
                <text:p>0.099999999999065</text:p>
              </table:table-cell>
              <table:table-cell office:value-type="float" office:value="-0.0233207134425703">
                <text:p>-0.0233207134425703</text:p>
              </table:table-cell>
              <table:table-cell office:value-type="float" office:value="-0.023320712490923">
                <text:p>-0.0233207124909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999999999776911">
                <text:p>0.0999999999776911</text:p>
              </table:table-cell>
              <table:table-cell office:value-type="float" office:value="0.099999999999068">
                <text:p>0.099999999999068</text:p>
              </table:table-cell>
              <table:table-cell office:value-type="float" office:value="-0.0233207133986283">
                <text:p>-0.0233207133986283</text:p>
              </table:table-cell>
              <table:table-cell office:value-type="float" office:value="-0.023320712490922">
                <text:p>-0.0233207124909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999999999795961">
                <text:p>0.0999999999795961</text:p>
              </table:table-cell>
              <table:table-cell office:value-type="float" office:value="0.099999999999068">
                <text:p>0.099999999999068</text:p>
              </table:table-cell>
              <table:table-cell office:value-type="float" office:value="-0.0233207133585627">
                <text:p>-0.0233207133585627</text:p>
              </table:table-cell>
              <table:table-cell office:value-type="float" office:value="-0.023320712490921">
                <text:p>-0.0233207124909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999999999812671">
                <text:p>0.0999999999812671</text:p>
              </table:table-cell>
              <table:table-cell office:value-type="float" office:value="0.099999999999068">
                <text:p>0.099999999999068</text:p>
              </table:table-cell>
              <table:table-cell office:value-type="float" office:value="-0.023320713321883">
                <text:p>-0.023320713321883</text:p>
              </table:table-cell>
              <table:table-cell office:value-type="float" office:value="-0.023320712490921">
                <text:p>-0.023320712490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999999999827412">
                <text:p>0.0999999999827412</text:p>
              </table:table-cell>
              <table:table-cell office:value-type="float" office:value="0.099999999999068">
                <text:p>0.099999999999068</text:p>
              </table:table-cell>
              <table:table-cell office:value-type="float" office:value="-0.023320713288177">
                <text:p>-0.023320713288177</text:p>
              </table:table-cell>
              <table:table-cell office:value-type="float" office:value="-0.023320712490921">
                <text:p>-0.0233207124909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999999999840477">
                <text:p>0.0999999999840477</text:p>
              </table:table-cell>
              <table:table-cell office:value-type="float" office:value="0.099999999999068">
                <text:p>0.099999999999068</text:p>
              </table:table-cell>
              <table:table-cell office:value-type="float" office:value="-0.0233207132570969">
                <text:p>-0.0233207132570969</text:p>
              </table:table-cell>
              <table:table-cell office:value-type="float" office:value="-0.023320712490922">
                <text:p>-0.0233207124909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999999999852113">
                <text:p>0.0999999999852113</text:p>
              </table:table-cell>
              <table:table-cell office:value-type="float" office:value="0.1">
                <text:p>0.1</text:p>
              </table:table-cell>
              <table:table-cell office:value-type="float" office:value="-0.0233207132283485">
                <text:p>-0.0233207132283485</text:p>
              </table:table-cell>
              <table:table-cell office:value-type="float" office:value="-0.023320712490496">
                <text:p>-0.0233207124904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999999999862521">
                <text:p>0.0999999999862521</text:p>
              </table:table-cell>
              <table:table-cell office:value-type="float" office:value="0.099999999999065">
                <text:p>0.099999999999065</text:p>
              </table:table-cell>
              <table:table-cell office:value-type="float" office:value="-0.0233207132016777">
                <text:p>-0.0233207132016777</text:p>
              </table:table-cell>
              <table:table-cell office:value-type="float" office:value="-0.023320712490923">
                <text:p>-0.0233207124909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999999999871868">
                <text:p>0.0999999999871868</text:p>
              </table:table-cell>
              <table:table-cell office:value-type="float" office:value="0.099999999999065">
                <text:p>0.099999999999065</text:p>
              </table:table-cell>
              <table:table-cell office:value-type="float" office:value="-0.0233207131768676">
                <text:p>-0.0233207131768676</text:p>
              </table:table-cell>
              <table:table-cell office:value-type="float" office:value="-0.023320712490923">
                <text:p>-0.0233207124909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999999999880291">
                <text:p>0.0999999999880291</text:p>
              </table:table-cell>
              <table:table-cell office:value-type="float" office:value="0.099999999999065">
                <text:p>0.099999999999065</text:p>
              </table:table-cell>
              <table:table-cell office:value-type="float" office:value="-0.0233207131537301">
                <text:p>-0.0233207131537301</text:p>
              </table:table-cell>
              <table:table-cell office:value-type="float" office:value="-0.023320712490923">
                <text:p>-0.0233207124909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0999999999887911">
                <text:p>0.0999999999887911</text:p>
              </table:table-cell>
              <table:table-cell office:value-type="float" office:value="0.099999999999065">
                <text:p>0.099999999999065</text:p>
              </table:table-cell>
              <table:table-cell office:value-type="float" office:value="-0.0233207131321017">
                <text:p>-0.0233207131321017</text:p>
              </table:table-cell>
              <table:table-cell office:value-type="float" office:value="-0.023320712490923">
                <text:p>-0.0233207124909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0999999999894828">
                <text:p>0.0999999999894828</text:p>
              </table:table-cell>
              <table:table-cell office:value-type="float" office:value="0.099999999999065">
                <text:p>0.099999999999065</text:p>
              </table:table-cell>
              <table:table-cell office:value-type="float" office:value="-0.0233207131118392">
                <text:p>-0.0233207131118392</text:p>
              </table:table-cell>
              <table:table-cell office:value-type="float" office:value="-0.023320712490923">
                <text:p>-0.0233207124909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0999999999901125">
                <text:p>0.0999999999901125</text:p>
              </table:table-cell>
              <table:table-cell office:value-type="float" office:value="0.099999999999068">
                <text:p>0.099999999999068</text:p>
              </table:table-cell>
              <table:table-cell office:value-type="float" office:value="-0.0233207130928171">
                <text:p>-0.0233207130928171</text:p>
              </table:table-cell>
              <table:table-cell office:value-type="float" office:value="-0.023320712490922">
                <text:p>-0.0233207124909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0999999999906871">
                <text:p>0.0999999999906871</text:p>
              </table:table-cell>
              <table:table-cell office:value-type="float" office:value="0.099999999999068">
                <text:p>0.099999999999068</text:p>
              </table:table-cell>
              <table:table-cell office:value-type="float" office:value="-0.0233207130749252">
                <text:p>-0.0233207130749252</text:p>
              </table:table-cell>
              <table:table-cell office:value-type="float" office:value="-0.023320712490922">
                <text:p>-0.0233207124909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0999999999912128">
                <text:p>0.0999999999912128</text:p>
              </table:table-cell>
              <table:table-cell office:value-type="float" office:value="0.099999999999068">
                <text:p>0.099999999999068</text:p>
              </table:table-cell>
              <table:table-cell office:value-type="float" office:value="-0.0233207130580652">
                <text:p>-0.0233207130580652</text:p>
              </table:table-cell>
              <table:table-cell office:value-type="float" office:value="-0.023320712490922">
                <text:p>-0.0233207124909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0999999999916955">
                <text:p>0.0999999999916955</text:p>
              </table:table-cell>
              <table:table-cell office:value-type="float" office:value="0.099999999999068">
                <text:p>0.099999999999068</text:p>
              </table:table-cell>
              <table:table-cell office:value-type="float" office:value="-0.0233207130421512">
                <text:p>-0.0233207130421512</text:p>
              </table:table-cell>
              <table:table-cell office:value-type="float" office:value="-0.023320712490921">
                <text:p>-0.0233207124909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0999999999921395">
                <text:p>0.0999999999921395</text:p>
              </table:table-cell>
              <table:table-cell office:value-type="float" office:value="0.099999999999068">
                <text:p>0.099999999999068</text:p>
              </table:table-cell>
              <table:table-cell office:value-type="float" office:value="-0.0233207130271054">
                <text:p>-0.0233207130271054</text:p>
              </table:table-cell>
              <table:table-cell office:value-type="float" office:value="-0.023320712490922">
                <text:p>-0.0233207124909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0999999999925487">
                <text:p>0.0999999999925487</text:p>
              </table:table-cell>
              <table:table-cell office:value-type="float" office:value="0.1">
                <text:p>0.1</text:p>
              </table:table-cell>
              <table:table-cell office:value-type="float" office:value="-0.0233207130128579">
                <text:p>-0.0233207130128579</text:p>
              </table:table-cell>
              <table:table-cell office:value-type="float" office:value="-0.023320712490495">
                <text:p>-0.0233207124904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0.0999999999929267">
                <text:p>0.0999999999929267</text:p>
              </table:table-cell>
              <table:table-cell office:value-type="float" office:value="0.099999999999065">
                <text:p>0.099999999999065</text:p>
              </table:table-cell>
              <table:table-cell office:value-type="float" office:value="-0.0233207129993477">
                <text:p>-0.0233207129993477</text:p>
              </table:table-cell>
              <table:table-cell office:value-type="float" office:value="-0.023320712490922">
                <text:p>-0.0233207124909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0.0999999999932764">
                <text:p>0.0999999999932764</text:p>
              </table:table-cell>
              <table:table-cell office:value-type="float" office:value="0.099999999999065">
                <text:p>0.099999999999065</text:p>
              </table:table-cell>
              <table:table-cell office:value-type="float" office:value="-0.0233207129865186">
                <text:p>-0.0233207129865186</text:p>
              </table:table-cell>
              <table:table-cell office:value-type="float" office:value="-0.023320712490923">
                <text:p>-0.0233207124909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0.0999999999936013">
                <text:p>0.0999999999936013</text:p>
              </table:table-cell>
              <table:table-cell office:value-type="float" office:value="0.099999999999065">
                <text:p>0.099999999999065</text:p>
              </table:table-cell>
              <table:table-cell office:value-type="float" office:value="-0.0233207129743204">
                <text:p>-0.0233207129743204</text:p>
              </table:table-cell>
              <table:table-cell office:value-type="float" office:value="-0.023320712490923">
                <text:p>-0.0233207124909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0.099999999993903">
                <text:p>0.099999999993903</text:p>
              </table:table-cell>
              <table:table-cell office:value-type="float" office:value="0.099999999999065">
                <text:p>0.099999999999065</text:p>
              </table:table-cell>
              <table:table-cell office:value-type="float" office:value="-0.0233207129627078">
                <text:p>-0.0233207129627078</text:p>
              </table:table-cell>
              <table:table-cell office:value-type="float" office:value="-0.023320712490923">
                <text:p>-0.0233207124909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0.0999999999941838">
                <text:p>0.0999999999941838</text:p>
              </table:table-cell>
              <table:table-cell office:value-type="float" office:value="0.099999999999065">
                <text:p>0.099999999999065</text:p>
              </table:table-cell>
              <table:table-cell office:value-type="float" office:value="-0.0233207129516399">
                <text:p>-0.0233207129516399</text:p>
              </table:table-cell>
              <table:table-cell office:value-type="float" office:value="-0.023320712490923">
                <text:p>-0.0233207124909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0.0999999999944461">
                <text:p>0.0999999999944461</text:p>
              </table:table-cell>
              <table:table-cell office:value-type="float" office:value="0.099999999999068">
                <text:p>0.099999999999068</text:p>
              </table:table-cell>
              <table:table-cell office:value-type="float" office:value="-0.0233207129410784">
                <text:p>-0.0233207129410784</text:p>
              </table:table-cell>
              <table:table-cell office:value-type="float" office:value="-0.023320712490921">
                <text:p>-0.0233207124909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0.0999999999946905">
                <text:p>0.0999999999946905</text:p>
              </table:table-cell>
              <table:table-cell office:value-type="float" office:value="0.099999999999068">
                <text:p>0.099999999999068</text:p>
              </table:table-cell>
              <table:table-cell office:value-type="float" office:value="-0.02332071293099">
                <text:p>-0.02332071293099</text:p>
              </table:table-cell>
              <table:table-cell office:value-type="float" office:value="-0.023320712490921">
                <text:p>-0.0233207124909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0.0999999999949192">
                <text:p>0.0999999999949192</text:p>
              </table:table-cell>
              <table:table-cell office:value-type="float" office:value="0.099999999999068">
                <text:p>0.099999999999068</text:p>
              </table:table-cell>
              <table:table-cell office:value-type="float" office:value="-0.0233207129213437">
                <text:p>-0.0233207129213437</text:p>
              </table:table-cell>
              <table:table-cell office:value-type="float" office:value="-0.023320712490922">
                <text:p>-0.0233207124909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0.0999999999951334">
                <text:p>0.0999999999951334</text:p>
              </table:table-cell>
              <table:table-cell office:value-type="float" office:value="0.099999999999068">
                <text:p>0.099999999999068</text:p>
              </table:table-cell>
              <table:table-cell office:value-type="float" office:value="-0.0233207129121105">
                <text:p>-0.0233207129121105</text:p>
              </table:table-cell>
              <table:table-cell office:value-type="float" office:value="-0.023320712490921">
                <text:p>-0.0233207124909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0999999999953346">
                <text:p>0.0999999999953346</text:p>
              </table:table-cell>
              <table:table-cell office:value-type="float" office:value="0.099999999999068">
                <text:p>0.099999999999068</text:p>
              </table:table-cell>
              <table:table-cell office:value-type="float" office:value="-0.0233207129032643">
                <text:p>-0.0233207129032643</text:p>
              </table:table-cell>
              <table:table-cell office:value-type="float" office:value="-0.023320712490922">
                <text:p>-0.0233207124909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0.0999999999955235">
                <text:p>0.0999999999955235</text:p>
              </table:table-cell>
              <table:table-cell office:value-type="float" office:value="0.1">
                <text:p>0.1</text:p>
              </table:table-cell>
              <table:table-cell office:value-type="float" office:value="-0.0233207128947823">
                <text:p>-0.0233207128947823</text:p>
              </table:table-cell>
              <table:table-cell office:value-type="float" office:value="-0.023320712490496">
                <text:p>-0.0233207124904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0999999999957009">
                <text:p>0.0999999999957009</text:p>
              </table:table-cell>
              <table:table-cell office:value-type="float" office:value="0.099999999999065">
                <text:p>0.099999999999065</text:p>
              </table:table-cell>
              <table:table-cell office:value-type="float" office:value="-0.0233207128866424">
                <text:p>-0.0233207128866424</text:p>
              </table:table-cell>
              <table:table-cell office:value-type="float" office:value="-0.023320712490923">
                <text:p>-0.0233207124909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0.0999999999958682">
                <text:p>0.0999999999958682</text:p>
              </table:table-cell>
              <table:table-cell office:value-type="float" office:value="0.099999999999065">
                <text:p>0.099999999999065</text:p>
              </table:table-cell>
              <table:table-cell office:value-type="float" office:value="-0.0233207128788227">
                <text:p>-0.0233207128788227</text:p>
              </table:table-cell>
              <table:table-cell office:value-type="float" office:value="-0.023320712490923">
                <text:p>-0.0233207124909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0.099999999996026">
                <text:p>0.099999999996026</text:p>
              </table:table-cell>
              <table:table-cell office:value-type="float" office:value="0.099999999999065">
                <text:p>0.099999999999065</text:p>
              </table:table-cell>
              <table:table-cell office:value-type="float" office:value="-0.0233207128713058">
                <text:p>-0.0233207128713058</text:p>
              </table:table-cell>
              <table:table-cell office:value-type="float" office:value="-0.023320712490923">
                <text:p>-0.0233207124909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0.0999999999961747">
                <text:p>0.0999999999961747</text:p>
              </table:table-cell>
              <table:table-cell office:value-type="float" office:value="0.099999999999065">
                <text:p>0.099999999999065</text:p>
              </table:table-cell>
              <table:table-cell office:value-type="float" office:value="-0.0233207128640753">
                <text:p>-0.0233207128640753</text:p>
              </table:table-cell>
              <table:table-cell office:value-type="float" office:value="-0.023320712490923">
                <text:p>-0.0233207124909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0999999999963154">
                <text:p>0.0999999999963154</text:p>
              </table:table-cell>
              <table:table-cell office:value-type="float" office:value="0.099999999999065">
                <text:p>0.099999999999065</text:p>
              </table:table-cell>
              <table:table-cell office:value-type="float" office:value="-0.0233207128571135">
                <text:p>-0.0233207128571135</text:p>
              </table:table-cell>
              <table:table-cell office:value-type="float" office:value="-0.023320712490923">
                <text:p>-0.0233207124909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0.0999999999964483">
                <text:p>0.0999999999964483</text:p>
              </table:table-cell>
              <table:table-cell office:value-type="float" office:value="0.099999999999068">
                <text:p>0.099999999999068</text:p>
              </table:table-cell>
              <table:table-cell office:value-type="float" office:value="-0.0233207128504067">
                <text:p>-0.0233207128504067</text:p>
              </table:table-cell>
              <table:table-cell office:value-type="float" office:value="-0.023320712490921">
                <text:p>-0.0233207124909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0.0999999999965739">
                <text:p>0.0999999999965739</text:p>
              </table:table-cell>
              <table:table-cell office:value-type="float" office:value="0.099999999999068">
                <text:p>0.099999999999068</text:p>
              </table:table-cell>
              <table:table-cell office:value-type="float" office:value="-0.0233207128439409">
                <text:p>-0.0233207128439409</text:p>
              </table:table-cell>
              <table:table-cell office:value-type="float" office:value="-0.023320712490921">
                <text:p>-0.0233207124909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0.0999999999966937">
                <text:p>0.0999999999966937</text:p>
              </table:table-cell>
              <table:table-cell office:value-type="float" office:value="0.099999999999068">
                <text:p>0.099999999999068</text:p>
              </table:table-cell>
              <table:table-cell office:value-type="float" office:value="-0.0233207128377027">
                <text:p>-0.0233207128377027</text:p>
              </table:table-cell>
              <table:table-cell office:value-type="float" office:value="-0.023320712490922">
                <text:p>-0.0233207124909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0999999999968068">
                <text:p>0.0999999999968068</text:p>
              </table:table-cell>
              <table:table-cell office:value-type="float" office:value="0.099999999999068">
                <text:p>0.099999999999068</text:p>
              </table:table-cell>
              <table:table-cell office:value-type="float" office:value="-0.0233207128316817">
                <text:p>-0.0233207128316817</text:p>
              </table:table-cell>
              <table:table-cell office:value-type="float" office:value="-0.023320712490921">
                <text:p>-0.0233207124909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0999999999969144">
                <text:p>0.0999999999969144</text:p>
              </table:table-cell>
              <table:table-cell office:value-type="float" office:value="0.099999999999068">
                <text:p>0.099999999999068</text:p>
              </table:table-cell>
              <table:table-cell office:value-type="float" office:value="-0.0233207128258655">
                <text:p>-0.0233207128258655</text:p>
              </table:table-cell>
              <table:table-cell office:value-type="float" office:value="-0.023320712490921">
                <text:p>-0.0233207124909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0999999999970164">
                <text:p>0.0999999999970164</text:p>
              </table:table-cell>
              <table:table-cell office:value-type="float" office:value="0.1">
                <text:p>0.1</text:p>
              </table:table-cell>
              <table:table-cell office:value-type="float" office:value="-0.0233207128202446">
                <text:p>-0.0233207128202446</text:p>
              </table:table-cell>
              <table:table-cell office:value-type="float" office:value="-0.023320712490495">
                <text:p>-0.0233207124904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0.0999999999971135">
                <text:p>0.0999999999971135</text:p>
              </table:table-cell>
              <table:table-cell office:value-type="float" office:value="0.099999999999065">
                <text:p>0.099999999999065</text:p>
              </table:table-cell>
              <table:table-cell office:value-type="float" office:value="-0.0233207128148086">
                <text:p>-0.0233207128148086</text:p>
              </table:table-cell>
              <table:table-cell office:value-type="float" office:value="-0.023320712490923">
                <text:p>-0.0233207124909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0999999999972062">
                <text:p>0.0999999999972062</text:p>
              </table:table-cell>
              <table:table-cell office:value-type="float" office:value="0.099999999999065">
                <text:p>0.099999999999065</text:p>
              </table:table-cell>
              <table:table-cell office:value-type="float" office:value="-0.0233207128095489">
                <text:p>-0.0233207128095489</text:p>
              </table:table-cell>
              <table:table-cell office:value-type="float" office:value="-0.023320712490922">
                <text:p>-0.0233207124909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099999999997294">
                <text:p>0.099999999997294</text:p>
              </table:table-cell>
              <table:table-cell office:value-type="float" office:value="0.099999999999065">
                <text:p>0.099999999999065</text:p>
              </table:table-cell>
              <table:table-cell office:value-type="float" office:value="-0.0233207128044576">
                <text:p>-0.0233207128044576</text:p>
              </table:table-cell>
              <table:table-cell office:value-type="float" office:value="-0.023320712490923">
                <text:p>-0.0233207124909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0999999999973784">
                <text:p>0.0999999999973784</text:p>
              </table:table-cell>
              <table:table-cell office:value-type="float" office:value="0.099999999999065">
                <text:p>0.099999999999065</text:p>
              </table:table-cell>
              <table:table-cell office:value-type="float" office:value="-0.023320712799526">
                <text:p>-0.023320712799526</text:p>
              </table:table-cell>
              <table:table-cell office:value-type="float" office:value="-0.023320712490923">
                <text:p>-0.0233207124909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0999999999974584">
                <text:p>0.0999999999974584</text:p>
              </table:table-cell>
              <table:table-cell office:value-type="float" office:value="0.099999999999065">
                <text:p>0.099999999999065</text:p>
              </table:table-cell>
              <table:table-cell office:value-type="float" office:value="-0.0233207127947462">
                <text:p>-0.0233207127947462</text:p>
              </table:table-cell>
              <table:table-cell office:value-type="float" office:value="-0.023320712490923">
                <text:p>-0.0233207124909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0.0999999999975345">
                <text:p>0.0999999999975345</text:p>
              </table:table-cell>
              <table:table-cell office:value-type="float" office:value="0.099999999999068">
                <text:p>0.099999999999068</text:p>
              </table:table-cell>
              <table:table-cell office:value-type="float" office:value="-0.0233207127901136">
                <text:p>-0.0233207127901136</text:p>
              </table:table-cell>
              <table:table-cell office:value-type="float" office:value="-0.023320712490922">
                <text:p>-0.0233207124909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0.0999999999976079">
                <text:p>0.0999999999976079</text:p>
              </table:table-cell>
              <table:table-cell office:value-type="float" office:value="0.099999999999068">
                <text:p>0.099999999999068</text:p>
              </table:table-cell>
              <table:table-cell office:value-type="float" office:value="-0.023320712785619">
                <text:p>-0.023320712785619</text:p>
              </table:table-cell>
              <table:table-cell office:value-type="float" office:value="-0.023320712490921">
                <text:p>-0.0233207124909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0999999999976781">
                <text:p>0.0999999999976781</text:p>
              </table:table-cell>
              <table:table-cell office:value-type="float" office:value="0.099999999999068">
                <text:p>0.099999999999068</text:p>
              </table:table-cell>
              <table:table-cell office:value-type="float" office:value="-0.0233207127812572">
                <text:p>-0.0233207127812572</text:p>
              </table:table-cell>
              <table:table-cell office:value-type="float" office:value="-0.023320712490922">
                <text:p>-0.0233207124909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099999999997745">
                <text:p>0.099999999997745</text:p>
              </table:table-cell>
              <table:table-cell office:value-type="float" office:value="0.099999999999068">
                <text:p>0.099999999999068</text:p>
              </table:table-cell>
              <table:table-cell office:value-type="float" office:value="-0.0233207127770225">
                <text:p>-0.0233207127770225</text:p>
              </table:table-cell>
              <table:table-cell office:value-type="float" office:value="-0.023320712490921">
                <text:p>-0.0233207124909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51cm" svg:stroke-color="#000000" draw:fill-color="#00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66cm" svg:y="3.952cm" style:legend-expansion="high" chart:style-name="ch2"/>
        <chart:plot-area chart:style-name="ch3" table:cell-range-address="gn.A1:gn.C101" chart:data-source-has-labels="row" svg:x="0.32cm" svg:y="0.18cm" svg:width="11.926cm" svg:height="8.64cm">
          <chartooo:coordinate-region svg:x="1.867cm" svg:y="0.379cm" svg:width="10.13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n.B2:gn.B101" chart:label-cell-address="gn.B1:gn.B1" chart:class="chart:scatter">
            <chart:domain table:cell-range-address="gn.A2:gn.A101"/>
            <chart:data-point chart:repeated="100"/>
          </chart:series>
          <chart:series chart:style-name="ch7" chart:values-cell-range-address="gn.C2:gn.C101" chart:label-cell-address="gn.C1:gn.C1" chart:class="chart:scatte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n (fixed)</text:p>
                <draw:g>
                  <svg:desc>gn.B1:gn.B1</svg:desc>
                </draw:g>
              </table:table-cell>
              <table:table-cell office:value-type="string">
                <text:p>gn (rehooked)</text:p>
                <draw:g>
                  <svg:desc>gn.C1:g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gn.A2:gn.A101</svg:desc>
                </draw:g>
              </table:table-cell>
              <table:table-cell office:value-type="float" office:value="0">
                <text:p>0</text:p>
                <draw:g>
                  <svg:desc>gn.B2:gn.B101</svg:desc>
                </draw:g>
              </table:table-cell>
              <table:table-cell office:value-type="float" office:value="0">
                <text:p>0</text:p>
                <draw:g>
                  <svg:desc>gn.C2:gn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-0.00000228517311506859">
                <text:p>-0.00000228517311506859</text:p>
              </table:table-cell>
              <table:table-cell office:value-type="float" office:value="-0.00000228517311506859">
                <text:p>-0.000002285173115068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-0.00000610695933800365">
                <text:p>-0.00000610695933800365</text:p>
              </table:table-cell>
              <table:table-cell office:value-type="float" office:value="-0.00000610695933800365">
                <text:p>-0.000006106959338003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-0.00000994784025167006">
                <text:p>-0.00000994784025167006</text:p>
              </table:table-cell>
              <table:table-cell office:value-type="float" office:value="-0.00000994784025167006">
                <text:p>-0.00000994784025167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-0.0000138080520051403">
                <text:p>-0.0000138080520051403</text:p>
              </table:table-cell>
              <table:table-cell office:value-type="float" office:value="-0.0000138080520051403">
                <text:p>-0.00001380805200514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-0.0000176878321753587">
                <text:p>-0.0000176878321753587</text:p>
              </table:table-cell>
              <table:table-cell office:value-type="float" office:value="-0.0000176878321753587">
                <text:p>-0.00001768783217535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-0.0000215874196570348">
                <text:p>-0.0000215874196570348</text:p>
              </table:table-cell>
              <table:table-cell office:value-type="float" office:value="-0.0000215874196570348">
                <text:p>-0.00002158741965703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-0.0000255070545510938">
                <text:p>-0.0000255070545510938</text:p>
              </table:table-cell>
              <table:table-cell office:value-type="float" office:value="-0.0000255070545510938">
                <text:p>-0.00002550705455109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-0.0000254712374087307">
                <text:p>-0.0000254712374087307</text:p>
              </table:table-cell>
              <table:table-cell office:value-type="float" office:value="-0.0000254712374087307">
                <text:p>-0.00002547123740873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-0.0000253638167892339">
                <text:p>-0.0000253638167892339</text:p>
              </table:table-cell>
              <table:table-cell office:value-type="float" office:value="-0.0000253638167892339">
                <text:p>-0.00002536381678923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-0.0000251848853562026">
                <text:p>-0.0000251848853562026</text:p>
              </table:table-cell>
              <table:table-cell office:value-type="float" office:value="-0.0000251848853562026">
                <text:p>-0.00002518488535620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-0.0000249345980901303">
                <text:p>-0.0000249345980901303</text:p>
              </table:table-cell>
              <table:table-cell office:value-type="float" office:value="-0.0000249345980901303">
                <text:p>-0.00002493459809013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-0.0000246131731053284">
                <text:p>-0.0000246131731053284</text:p>
              </table:table-cell>
              <table:table-cell office:value-type="float" office:value="-0.0000246131731053284">
                <text:p>-0.00002461317310532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-0.0000242208927432042">
                <text:p>-0.0000242208927432042</text:p>
              </table:table-cell>
              <table:table-cell office:value-type="float" office:value="-0.0000242208927432042">
                <text:p>-0.00002422089274320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-0.0000237581049103361">
                <text:p>-0.0000237581049103361</text:p>
              </table:table-cell>
              <table:table-cell office:value-type="float" office:value="-0.0000237581049103361">
                <text:p>-0.00002375810491033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-0.0000232252246141901">
                <text:p>-0.0000232252246141901</text:p>
              </table:table-cell>
              <table:table-cell office:value-type="float" office:value="-0.0000232252246141901">
                <text:p>-0.00002322522461419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-0.0000226227356412631">
                <text:p>-0.0000226227356412631</text:p>
              </table:table-cell>
              <table:table-cell office:value-type="float" office:value="-0.0000226227356412631">
                <text:p>-0.00002262273564126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-0.00002195119231721">
                <text:p>-0.00002195119231721</text:p>
              </table:table-cell>
              <table:table-cell office:value-type="float" office:value="-0.00002195119231721">
                <text:p>-0.00002195119231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-0.0000212112212843452">
                <text:p>-0.0000212112212843452</text:p>
              </table:table-cell>
              <table:table-cell office:value-type="float" office:value="-0.0000212112212843452">
                <text:p>-0.00002121122128434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-0.0000204035232304195">
                <text:p>-0.0000204035232304195</text:p>
              </table:table-cell>
              <table:table-cell office:value-type="float" office:value="-0.0000204035232304195">
                <text:p>-0.00002040352323041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-0.0000195288745013858">
                <text:p>-0.0000195288745013858</text:p>
              </table:table-cell>
              <table:table-cell office:value-type="float" office:value="-0.0000195288745013858">
                <text:p>-0.00001952887450138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-0.0000185881285339959">
                <text:p>-0.0000185881285339959</text:p>
              </table:table-cell>
              <table:table-cell office:value-type="float" office:value="-0.0000185881285339959">
                <text:p>-0.00001858812853399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-0.000017582217046036">
                <text:p>-0.000017582217046036</text:p>
              </table:table-cell>
              <table:table-cell office:value-type="float" office:value="-0.000017582217046036">
                <text:p>-0.0000175822170460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-0.000016512150927385">
                <text:p>-0.000016512150927385</text:p>
              </table:table-cell>
              <table:table-cell office:value-type="float" office:value="-0.000016512150927385">
                <text:p>-0.0000165121509273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-0.0000153790207810534">
                <text:p>-0.0000153790207810534</text:p>
              </table:table-cell>
              <table:table-cell office:value-type="float" office:value="-0.0000153790207810534">
                <text:p>-0.00001537902078105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-0.0000141839970703161">
                <text:p>-0.0000141839970703161</text:p>
              </table:table-cell>
              <table:table-cell office:value-type="float" office:value="-0.0000141839970703161">
                <text:p>-0.00001418399707031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-0.000013174280387232">
                <text:p>-0.000013174280387232</text:p>
              </table:table-cell>
              <table:table-cell office:value-type="float" office:value="-0.000013174280387232">
                <text:p>-0.0000131742803872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-0.0000232698245009738">
                <text:p>-0.0000232698245009738</text:p>
              </table:table-cell>
              <table:table-cell office:value-type="float" office:value="-0.0000232710083069854">
                <text:p>-0.00002327100830698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-0.0000232964809851674">
                <text:p>-0.0000232964809851674</text:p>
              </table:table-cell>
              <table:table-cell office:value-type="float" office:value="-0.0000233204947840682">
                <text:p>-0.00002332049478406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-0.0000233048107474709">
                <text:p>-0.0000233048107474709</text:p>
              </table:table-cell>
              <table:table-cell office:value-type="float" office:value="-0.0000233207115374195">
                <text:p>-0.00002332071153741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-0.0000233088786999458">
                <text:p>-0.0000233088786999458</text:p>
              </table:table-cell>
              <table:table-cell office:value-type="float" office:value="-0.0000233207124867296">
                <text:p>-0.00002332071248672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-0.0000233112893327989">
                <text:p>-0.0000233112893327989</text:p>
              </table:table-cell>
              <table:table-cell office:value-type="float" office:value="-0.0000233207124904697">
                <text:p>-0.00002332071249046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-0.0000233128840387009">
                <text:p>-0.0000233128840387009</text:p>
              </table:table-cell>
              <table:table-cell office:value-type="float" office:value="-0.0000233207124909207">
                <text:p>-0.00002332071249092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-0.0000233140171149934">
                <text:p>-0.0000233140171149934</text:p>
              </table:table-cell>
              <table:table-cell office:value-type="float" office:value="-0.0000233207124909068">
                <text:p>-0.00002332071249090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-0.0000233148636638592">
                <text:p>-0.0000233148636638592</text:p>
              </table:table-cell>
              <table:table-cell office:value-type="float" office:value="-0.0000233207124909138">
                <text:p>-0.00002332071249091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-0.0000233155201697019">
                <text:p>-0.0000233155201697019</text:p>
              </table:table-cell>
              <table:table-cell office:value-type="float" office:value="-0.0000233207124909207">
                <text:p>-0.00002332071249092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-0.0000233160441688862">
                <text:p>-0.0000233160441688862</text:p>
              </table:table-cell>
              <table:table-cell office:value-type="float" office:value="-0.0000233207124909207">
                <text:p>-0.00002332071249092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-0.0000233164721009788">
                <text:p>-0.0000233164721009788</text:p>
              </table:table-cell>
              <table:table-cell office:value-type="float" office:value="-0.0000233207124909346">
                <text:p>-0.00002332071249093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-0.0000233168281662047">
                <text:p>-0.0000233168281662047</text:p>
              </table:table-cell>
              <table:table-cell office:value-type="float" office:value="-0.0000233207124909276">
                <text:p>-0.00002332071249092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-0.0000233171290661069">
                <text:p>-0.0000233171290661069</text:p>
              </table:table-cell>
              <table:table-cell office:value-type="float" office:value="-0.0000233207124909276">
                <text:p>-0.00002332071249092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-0.0000233173866991607">
                <text:p>-0.0000233173866991607</text:p>
              </table:table-cell>
              <table:table-cell office:value-type="float" office:value="-0.0000233207124909276">
                <text:p>-0.00002332071249092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-0.0000233176097715199">
                <text:p>-0.0000233176097715199</text:p>
              </table:table-cell>
              <table:table-cell office:value-type="float" office:value="-0.0000233207124909346">
                <text:p>-0.00002332071249093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-0.0000233178048004018">
                <text:p>-0.0000233178048004018</text:p>
              </table:table-cell>
              <table:table-cell office:value-type="float" office:value="-0.0000233207124904766">
                <text:p>-0.00002332071249047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-0.0000233179767612432">
                <text:p>-0.0000233179767612432</text:p>
              </table:table-cell>
              <table:table-cell office:value-type="float" office:value="-0.0000233207124909068">
                <text:p>-0.00002332071249090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-0.0000233181295182516">
                <text:p>-0.0000233181295182516</text:p>
              </table:table-cell>
              <table:table-cell office:value-type="float" office:value="-0.0000233207124909138">
                <text:p>-0.00002332071249091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-0.000023318266118233">
                <text:p>-0.000023318266118233</text:p>
              </table:table-cell>
              <table:table-cell office:value-type="float" office:value="-0.0000233207124909346">
                <text:p>-0.00002332071249093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-0.0000233183889957883">
                <text:p>-0.0000233183889957883</text:p>
              </table:table-cell>
              <table:table-cell office:value-type="float" office:value="-0.0000233207124909276">
                <text:p>-0.00002332071249092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-0.0000233185001197941">
                <text:p>-0.0000233185001197941</text:p>
              </table:table-cell>
              <table:table-cell office:value-type="float" office:value="-0.0000233207124909207">
                <text:p>-0.00002332071249092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-0.0000233186010996783">
                <text:p>-0.0000233186010996783</text:p>
              </table:table-cell>
              <table:table-cell office:value-type="float" office:value="-0.0000233207124909207">
                <text:p>-0.00002332071249092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-0.0000233186932638296">
                <text:p>-0.0000233186932638296</text:p>
              </table:table-cell>
              <table:table-cell office:value-type="float" office:value="-0.0000233207124909276">
                <text:p>-0.00002332071249092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-0.0000233187777184049">
                <text:p>-0.0000233187777184049</text:p>
              </table:table-cell>
              <table:table-cell office:value-type="float" office:value="-0.0000233207124909138">
                <text:p>-0.00002332071249091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-0.0000233188553919392">
                <text:p>-0.0000233188553919392</text:p>
              </table:table-cell>
              <table:table-cell office:value-type="float" office:value="-0.0000233207124909415">
                <text:p>-0.00002332071249094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-0.0000233189270696099">
                <text:p>-0.0000233189270696099</text:p>
              </table:table-cell>
              <table:table-cell office:value-type="float" office:value="-0.0000233207124909207">
                <text:p>-0.00002332071249092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-0.0000233189934198894">
                <text:p>-0.0000233189934198894</text:p>
              </table:table-cell>
              <table:table-cell office:value-type="float" office:value="-0.0000233207124904905">
                <text:p>-0.00002332071249049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-0.0000233190550154028">
                <text:p>-0.0000233190550154028</text:p>
              </table:table-cell>
              <table:table-cell office:value-type="float" office:value="-0.0000233207124909276">
                <text:p>-0.00002332071249092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-0.0000233191123495818">
                <text:p>-0.0000233191123495818</text:p>
              </table:table-cell>
              <table:table-cell office:value-type="float" office:value="-0.0000233207124908999">
                <text:p>-0.0000233207124908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-0.0000233191658498486">
                <text:p>-0.0000233191658498486</text:p>
              </table:table-cell>
              <table:table-cell office:value-type="float" office:value="-0.0000233207124909346">
                <text:p>-0.00002332071249093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-0.0000233192158883289">
                <text:p>-0.0000233192158883289</text:p>
              </table:table-cell>
              <table:table-cell office:value-type="float" office:value="-0.0000233207124909207">
                <text:p>-0.00002332071249092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-0.0000233192627904916">
                <text:p>-0.0000233192627904916</text:p>
              </table:table-cell>
              <table:table-cell office:value-type="float" office:value="-0.0000233207124909346">
                <text:p>-0.00002332071249093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-0.0000233193068422399">
                <text:p>-0.0000233193068422399</text:p>
              </table:table-cell>
              <table:table-cell office:value-type="float" office:value="-0.0000233207124909346">
                <text:p>-0.00002332071249093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-0.0000233193482957611">
                <text:p>-0.0000233193482957611</text:p>
              </table:table-cell>
              <table:table-cell office:value-type="float" office:value="-0.0000233207124909207">
                <text:p>-0.00002332071249092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-0.0000233193873743209">
                <text:p>-0.0000233193873743209</text:p>
              </table:table-cell>
              <table:table-cell office:value-type="float" office:value="-0.0000233207124908999">
                <text:p>-0.0000233207124908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-0.000023319424276351">
                <text:p>-0.000023319424276351</text:p>
              </table:table-cell>
              <table:table-cell office:value-type="float" office:value="-0.0000233207124909207">
                <text:p>-0.00002332071249092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-0.0000233194591787791">
                <text:p>-0.0000233194591787791</text:p>
              </table:table-cell>
              <table:table-cell office:value-type="float" office:value="-0.0000233207124909207">
                <text:p>-0.00002332071249092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-0.0000233194922397914">
                <text:p>-0.0000233194922397914</text:p>
              </table:table-cell>
              <table:table-cell office:value-type="float" office:value="-0.0000233207124905113">
                <text:p>-0.00002332071249051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-0.0000233195236014339">
                <text:p>-0.0000233195236014339</text:p>
              </table:table-cell>
              <table:table-cell office:value-type="float" office:value="-0.0000233207124909346">
                <text:p>-0.00002332071249093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-0.0000233195533914238">
                <text:p>-0.0000233195533914238</text:p>
              </table:table-cell>
              <table:table-cell office:value-type="float" office:value="-0.0000233207124909276">
                <text:p>-0.00002332071249092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-0.0000233195817249954">
                <text:p>-0.0000233195817249954</text:p>
              </table:table-cell>
              <table:table-cell office:value-type="float" office:value="-0.0000233207124909207">
                <text:p>-0.00002332071249092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-0.0000233196087064194">
                <text:p>-0.0000233196087064194</text:p>
              </table:table-cell>
              <table:table-cell office:value-type="float" office:value="-0.0000233207124909623">
                <text:p>-0.00002332071249096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-0.0000233196344302453">
                <text:p>-0.0000233196344302453</text:p>
              </table:table-cell>
              <table:table-cell office:value-type="float" office:value="-0.0000233207124909346">
                <text:p>-0.00002332071249093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-0.0000233196589824111">
                <text:p>-0.0000233196589824111</text:p>
              </table:table-cell>
              <table:table-cell office:value-type="float" office:value="-0.0000233207124909276">
                <text:p>-0.00002332071249092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-0.0000233196824411044">
                <text:p>-0.0000233196824411044</text:p>
              </table:table-cell>
              <table:table-cell office:value-type="float" office:value="-0.0000233207124909415">
                <text:p>-0.00002332071249094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-0.0000233197048778583">
                <text:p>-0.0000233197048778583</text:p>
              </table:table-cell>
              <table:table-cell office:value-type="float" office:value="-0.0000233207124909207">
                <text:p>-0.00002332071249092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-0.0000233197263580093">
                <text:p>-0.0000233197263580093</text:p>
              </table:table-cell>
              <table:table-cell office:value-type="float" office:value="-0.0000233207124909276">
                <text:p>-0.00002332071249092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-0.0000233197469414539">
                <text:p>-0.0000233197469414539</text:p>
              </table:table-cell>
              <table:table-cell office:value-type="float" office:value="-0.0000233207124909207">
                <text:p>-0.00002332071249092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-0.00002331976668319">
                <text:p>-0.00002331976668319</text:p>
              </table:table-cell>
              <table:table-cell office:value-type="float" office:value="-0.0000233207124904905">
                <text:p>-0.00002332071249049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-0.0000233197856338019">
                <text:p>-0.0000233197856338019</text:p>
              </table:table-cell>
              <table:table-cell office:value-type="float" office:value="-0.0000233207124909276">
                <text:p>-0.00002332071249092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-0.0000233198038399399">
                <text:p>-0.0000233198038399399</text:p>
              </table:table-cell>
              <table:table-cell office:value-type="float" office:value="-0.0000233207124909207">
                <text:p>-0.00002332071249092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-0.0000233198213446459">
                <text:p>-0.0000233198213446459</text:p>
              </table:table-cell>
              <table:table-cell office:value-type="float" office:value="-0.0000233207124909346">
                <text:p>-0.00002332071249093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-0.0000233198381876173">
                <text:p>-0.0000233198381876173</text:p>
              </table:table-cell>
              <table:table-cell office:value-type="float" office:value="-0.0000233207124909346">
                <text:p>-0.00002332071249093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-0.0000233198544057275">
                <text:p>-0.0000233198544057275</text:p>
              </table:table-cell>
              <table:table-cell office:value-type="float" office:value="-0.0000233207124909276">
                <text:p>-0.00002332071249092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-0.0000233198700331089">
                <text:p>-0.0000233198700331089</text:p>
              </table:table-cell>
              <table:table-cell office:value-type="float" office:value="-0.0000233207124909068">
                <text:p>-0.00002332071249090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-0.0000233198851014652">
                <text:p>-0.0000233198851014652</text:p>
              </table:table-cell>
              <table:table-cell office:value-type="float" office:value="-0.0000233207124909415">
                <text:p>-0.00002332071249094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-0.0000233198996402659">
                <text:p>-0.0000233198996402659</text:p>
              </table:table-cell>
              <table:table-cell office:value-type="float" office:value="-0.0000233207124909207">
                <text:p>-0.00002332071249092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-0.0000233199136769474">
                <text:p>-0.0000233199136769474</text:p>
              </table:table-cell>
              <table:table-cell office:value-type="float" office:value="-0.0000233207124909207">
                <text:p>-0.00002332071249092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-0.0000233199272370588">
                <text:p>-0.0000233199272370588</text:p>
              </table:table-cell>
              <table:table-cell office:value-type="float" office:value="-0.0000233207124909346">
                <text:p>-0.00002332071249093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-0.0000233199403445114">
                <text:p>-0.0000233199403445114</text:p>
              </table:table-cell>
              <table:table-cell office:value-type="float" office:value="-0.0000233207124904766">
                <text:p>-0.00002332071249047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-0.0000233199530215375">
                <text:p>-0.0000233199530215375</text:p>
              </table:table-cell>
              <table:table-cell office:value-type="float" office:value="-0.0000233207124909207">
                <text:p>-0.00002332071249092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-0.000023319965289044">
                <text:p>-0.000023319965289044</text:p>
              </table:table-cell>
              <table:table-cell office:value-type="float" office:value="-0.0000233207124909207">
                <text:p>-0.00002332071249092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-0.000023319977166536">
                <text:p>-0.000023319977166536</text:p>
              </table:table-cell>
              <table:table-cell office:value-type="float" office:value="-0.0000233207124909207">
                <text:p>-0.00002332071249092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-0.0000233199886723323">
                <text:p>-0.0000233199886723323</text:p>
              </table:table-cell>
              <table:table-cell office:value-type="float" office:value="-0.0000233207124909346">
                <text:p>-0.00002332071249093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-0.0000233199998235928">
                <text:p>-0.0000233199998235928</text:p>
              </table:table-cell>
              <table:table-cell office:value-type="float" office:value="-0.0000233207124909346">
                <text:p>-0.00002332071249093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-0.0000233200106364989">
                <text:p>-0.0000233200106364989</text:p>
              </table:table-cell>
              <table:table-cell office:value-type="float" office:value="-0.0000233207124909138">
                <text:p>-0.00002332071249091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-0.0000233200211261497">
                <text:p>-0.0000233200211261497</text:p>
              </table:table-cell>
              <table:table-cell office:value-type="float" office:value="-0.0000233207124909346">
                <text:p>-0.00002332071249093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-0.0000233200313069087">
                <text:p>-0.0000233200313069087</text:p>
              </table:table-cell>
              <table:table-cell office:value-type="float" office:value="-0.0000233207124909207">
                <text:p>-0.00002332071249092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-0.000023320041192175">
                <text:p>-0.000023320041192175</text:p>
              </table:table-cell>
              <table:table-cell office:value-type="float" office:value="-0.0000233207124909138">
                <text:p>-0.00002332071249091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45cm" svg:y="3.952cm" style:legend-expansion="high" chart:style-name="ch2"/>
        <chart:plot-area chart:style-name="ch3" table:cell-range-address="gt.A1:gt.C101" chart:data-source-has-labels="row" svg:x="0.32cm" svg:y="0.18cm" svg:width="12.005cm" svg:height="8.64cm">
          <chartooo:coordinate-region svg:x="1.471cm" svg:y="0.379cm" svg:width="10.32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t.B2:gt.B101" chart:label-cell-address="gt.B1:gt.B1" chart:class="chart:scatter">
            <chart:domain table:cell-range-address="gt.A2:gt.A101"/>
            <chart:data-point chart:repeated="100"/>
          </chart:series>
          <chart:series chart:style-name="ch7" chart:values-cell-range-address="gt.C2:gt.C101" chart:label-cell-address="gt.C1:gt.C1" chart:class="chart:scatte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t (fixed)</text:p>
                <draw:g>
                  <svg:desc>gt.B1:gt.B1</svg:desc>
                </draw:g>
              </table:table-cell>
              <table:table-cell office:value-type="string">
                <text:p>gt (rehooked)</text:p>
                <draw:g>
                  <svg:desc>gt.C1:g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gt.A2:gt.A101</svg:desc>
                </draw:g>
              </table:table-cell>
              <table:table-cell office:value-type="float" office:value="0">
                <text:p>0</text:p>
                <draw:g>
                  <svg:desc>gt.B2:gt.B101</svg:desc>
                </draw:g>
              </table:table-cell>
              <table:table-cell office:value-type="float" office:value="0">
                <text:p>0</text:p>
                <draw:g>
                  <svg:desc>gt.C2:gt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0228517311506859">
                <text:p>0.000002285173115068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0228517311506859">
                <text:p>0.000002285173115068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0228517311506859">
                <text:p>0.000002285173115068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0228517311506859">
                <text:p>0.000002285173115068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0228517311506859">
                <text:p>0.000002285173115068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0228517311506859">
                <text:p>0.000002285173115068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0228517311506859">
                <text:p>0.000002285173115068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0228517311506859">
                <text:p>0.000002285173115068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0228517311506859">
                <text:p>0.000002285173115068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0228517311506859">
                <text:p>0.00000228517311506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0228517311506859">
                <text:p>0.000002285173115068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0228517311506859">
                <text:p>0.000002285173115068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0228517311506859">
                <text:p>0.00000228517311506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0228517311506859">
                <text:p>0.000002285173115068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0228517311506859">
                <text:p>0.000002285173115068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0228517311506859">
                <text:p>0.000002285173115068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0228517311506859">
                <text:p>0.000002285173115068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0228517311506859">
                <text:p>0.000002285173115068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0228517311506859">
                <text:p>0.000002285173115068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0228517311506859">
                <text:p>0.000002285173115068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0228517311506859">
                <text:p>0.000002285173115068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0228517311506859">
                <text:p>0.000002285173115068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0228517311506859">
                <text:p>0.000002285173115068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0228517311506859">
                <text:p>0.000002285173115068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0228517311506859">
                <text:p>0.000002285173115068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0277691910829936">
                <text:p>0.000002776919108299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2212773488213">
                <text:p>0.00002322127734882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2769844981">
                <text:p>0.00002332027698449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0583502">
                <text:p>0.0000233207105835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825593">
                <text:p>0.00002332071248255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4627">
                <text:p>0.00002332071249046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276">
                <text:p>0.00002332071249092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893">
                <text:p>0.0000233207124908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207">
                <text:p>0.00002332071249092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207">
                <text:p>0.00002332071249092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207">
                <text:p>0.00002332071249092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138">
                <text:p>0.00002332071249091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276">
                <text:p>0.00002332071249092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138">
                <text:p>0.00002332071249091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207">
                <text:p>0.00002332071249092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207">
                <text:p>0.00002332071249092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4974">
                <text:p>0.00002332071249049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138">
                <text:p>0.00002332071249091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138">
                <text:p>0.00002332071249091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346">
                <text:p>0.00002332071249093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276">
                <text:p>0.00002332071249092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207">
                <text:p>0.00002332071249092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138">
                <text:p>0.00002332071249091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276">
                <text:p>0.00002332071249092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138">
                <text:p>0.00002332071249091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207">
                <text:p>0.00002332071249092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207">
                <text:p>0.00002332071249092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4905">
                <text:p>0.00002332071249049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207">
                <text:p>0.00002332071249092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8999">
                <text:p>0.0000233207124908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346">
                <text:p>0.00002332071249093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346">
                <text:p>0.00002332071249093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276">
                <text:p>0.00002332071249092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276">
                <text:p>0.00002332071249092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207">
                <text:p>0.00002332071249092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207">
                <text:p>0.00002332071249092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068">
                <text:p>0.00002332071249090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207">
                <text:p>0.00002332071249092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5113">
                <text:p>0.00002332071249051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276">
                <text:p>0.00002332071249092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207">
                <text:p>0.00002332071249092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276">
                <text:p>0.00002332071249092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554">
                <text:p>0.00002332071249095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346">
                <text:p>0.00002332071249093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207">
                <text:p>0.00002332071249092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346">
                <text:p>0.00002332071249093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207">
                <text:p>0.00002332071249092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207">
                <text:p>0.00002332071249092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207">
                <text:p>0.00002332071249092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4974">
                <text:p>0.00002332071249049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207">
                <text:p>0.00002332071249092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138">
                <text:p>0.00002332071249091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276">
                <text:p>0.00002332071249092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207">
                <text:p>0.00002332071249092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276">
                <text:p>0.00002332071249092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207">
                <text:p>0.00002332071249092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415">
                <text:p>0.00002332071249094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138">
                <text:p>0.00002332071249091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207">
                <text:p>0.00002332071249092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346">
                <text:p>0.00002332071249093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4836">
                <text:p>0.00002332071249048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276">
                <text:p>0.00002332071249092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346">
                <text:p>0.00002332071249093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207">
                <text:p>0.00002332071249092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207">
                <text:p>0.00002332071249092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207">
                <text:p>0.00002332071249092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207">
                <text:p>0.00002332071249092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415">
                <text:p>0.00002332071249094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207">
                <text:p>0.00002332071249092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00000228517311506859">
                <text:p>0.00000228517311506859</text:p>
              </table:table-cell>
              <table:table-cell office:value-type="float" office:value="0.0000233207124909207">
                <text:p>0.00002332071249092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51cm" svg:stroke-color="#000000" draw:fill-color="#00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66cm" svg:y="3.952cm" style:legend-expansion="high" chart:style-name="ch2"/>
        <chart:plot-area chart:style-name="ch3" table:cell-range-address="kn.A1:kn.C101" chart:data-source-has-labels="row" svg:x="0.32cm" svg:y="0.18cm" svg:width="11.926cm" svg:height="8.64cm">
          <chartooo:coordinate-region svg:x="1.127cm" svg:y="0.379cm" svg:width="10.69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kn.B2:kn.B101" chart:label-cell-address="kn.B1:kn.B1" chart:class="chart:scatter">
            <chart:domain table:cell-range-address="kn.A2:kn.A101"/>
            <chart:data-point chart:repeated="100"/>
          </chart:series>
          <chart:series chart:style-name="ch7" chart:values-cell-range-address="kn.C2:kn.C101" chart:label-cell-address="kn.C1:kn.C1" chart:class="chart:scatte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n (fixed)</text:p>
                <draw:g>
                  <svg:desc>kn.B1:kn.B1</svg:desc>
                </draw:g>
              </table:table-cell>
              <table:table-cell office:value-type="string">
                <text:p>kn (rehooked)</text:p>
                <draw:g>
                  <svg:desc>kn.C1:k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kn.A2:kn.A101</svg:desc>
                </draw:g>
              </table:table-cell>
              <table:table-cell office:value-type="float" office:value="1000">
                <text:p>1000</text:p>
                <draw:g>
                  <svg:desc>kn.B2:kn.B101</svg:desc>
                </draw:g>
              </table:table-cell>
              <table:table-cell office:value-type="float" office:value="1000">
                <text:p>1000</text:p>
                <draw:g>
                  <svg:desc>kn.C2:kn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